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1.03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85cm" fo:break-before="auto" style:use-optimal-row-height="true"/>
    </style:style>
    <style:style style:name="ro33" style:family="table-row">
      <style:table-row-properties style:row-height="1.954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7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79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4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573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579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8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59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4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7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7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7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8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903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9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39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9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40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77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1" style:family="table-cell" style:parent-style-name="Default">
      <style:table-cell-properties fo:border="0.74pt solid #000000" style:vertical-align="middle"/>
    </style:style>
    <style:style style:name="ce98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3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10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4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4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26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3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4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3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24" style:family="table-cell" style:parent-style-name="Default">
      <style:text-properties style:font-name="Avenir6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0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518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3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626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2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209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30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04" style:family="table-cell" style:parent-style-name="Default">
      <style:table-cell-properties fo:border="0.74pt solid #000000" style:vertical-align="middle"/>
      <style:text-properties fo:color="#b2b2b2"/>
    </style:style>
    <style:style style:name="ce1306" style:family="table-cell" style:parent-style-name="Default">
      <style:table-cell-properties fo:border="0.74pt solid #000000" style:vertical-align="middle"/>
      <style:text-properties fo:color="#b2b2b2" fo:font-size="9pt" style:font-size-asian="9pt" style:font-size-complex="9pt"/>
    </style:style>
    <style:style style:name="ce1310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314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33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428" style:family="table-cell" style:parent-style-name="Default" style:data-style-name="N248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4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44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60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0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4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43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8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66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67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05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083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0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103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104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106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107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108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10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1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111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1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2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1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1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4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5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5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5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5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8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5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562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5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5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7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58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58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58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041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64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48" style:family="table-cell" style:parent-style-name="Default">
      <style:table-cell-properties style:vertical-align="middle"/>
      <style:text-properties style:font-name="Avenir6"/>
    </style:style>
    <style:style style:name="ce2649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650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6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2" style:family="table-cell" style:parent-style-name="Default">
      <style:table-cell-properties style:vertical-align="middle"/>
      <style:text-properties style:font-name="Avenir2"/>
    </style:style>
    <style:style style:name="ce26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6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6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6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7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7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7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7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7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7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7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71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background-color="transparent" style:vertical-align="middle"/>
      <style:text-properties style:font-name="Avenir6"/>
    </style:style>
    <style:style style:name="ce209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72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722" style:family="table-cell" style:parent-style-name="Default">
      <style:table-cell-properties style:vertical-align="middle"/>
      <style:text-properties style:use-window-font-color="true" style:font-name="Avenir6"/>
    </style:style>
    <style:style style:name="ce27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72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7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732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733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7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5" style:family="table-cell" style:parent-style-name="Default">
      <style:text-properties fo:font-size="8pt" style:font-size-asian="8pt" style:font-size-complex="8pt"/>
    </style:style>
    <style:style style:name="ce2736" style:family="table-cell" style:parent-style-name="Default">
      <style:table-cell-properties fo:wrap-option="no-wrap" style:vertical-align="middle"/>
    </style:style>
    <style:style style:name="ce2737" style:family="table-cell" style:parent-style-name="Default">
      <style:table-cell-properties fo:wrap-option="wrap" style:vertical-align="middle"/>
    </style:style>
    <style:style style:name="ce2738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739" style:family="table-cell" style:parent-style-name="Default">
      <style:text-properties fo:font-weight="normal" style:font-weight-asian="normal" style:font-weight-complex="normal"/>
    </style:style>
    <style:style style:name="ce274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741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742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743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744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745" style:family="table-cell" style:parent-style-name="Default" style:data-style-name="N100">
      <style:text-properties style:font-name="Avenir4" fo:font-weight="bold"/>
    </style:style>
    <style:style style:name="ce2746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747" style:family="table-cell" style:parent-style-name="Default" style:data-style-name="N100">
      <style:text-properties style:font-name="Avenir4" fo:font-weight="normal"/>
    </style:style>
    <style:style style:name="ce2748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749" style:family="table-cell" style:parent-style-name="Default" style:data-style-name="N100">
      <style:text-properties fo:color="#ff0000" style:font-name="Avenir4" fo:font-weight="bold"/>
    </style:style>
    <style:style style:name="ce525" style:family="table-cell" style:parent-style-name="Default">
      <style:text-properties style:font-name="Avenir4"/>
    </style:style>
    <style:style style:name="ce275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75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752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8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2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380" style:family="table-cell" style:parent-style-name="Default">
      <style:table-cell-properties fo:border="0.06pt solid #000000" style:vertical-align="middle"/>
      <style:text-properties style:font-name="Avenir6"/>
    </style:style>
    <style:style style:name="ce2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43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4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07" style:family="table-cell" style:parent-style-name="Default">
      <style:text-properties fo:font-size="9pt" style:font-size-asian="9pt" style:font-size-complex="9pt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4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4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4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4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2" style:family="table-cell" style:parent-style-name="Default" style:data-style-name="N233">
      <style:table-cell-properties style:text-align-source="fix" style:repeat-content="false" fo:border="0.74pt solid #000000" style:vertical-align="middle"/>
      <style:paragraph-properties fo:text-align="center"/>
    </style:style>
    <style:style style:name="ce2323" style:family="table-cell" style:parent-style-name="Default" style:data-style-name="N23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3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3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890" style:family="table-cell" style:parent-style-name="Default" style:data-style-name="N233">
      <style:table-cell-properties fo:border="0.74pt solid #000000"/>
      <style:map style:condition="cell-content()&gt;2" style:apply-style-name="Warning_5f_szinttúlépés" style:base-cell-address="Harcértékek.I71"/>
    </style:style>
    <style:style style:name="ce2891" style:family="table-cell" style:parent-style-name="Default" style:data-style-name="N233">
      <style:table-cell-properties fo:border="0.74pt solid #00000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905" style:family="table-cell" style:parent-style-name="Default" style:data-style-name="N186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4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09" style:family="table-cell" style:parent-style-name="Default" style:data-style-name="N17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5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6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4"/>
    </style:style>
    <style:style style:name="T53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-1</text:p>
            <text:p>MGT csökk: -5</text:p>
            <text:p>Mozgásos képz.próba: teljes levonás érvényes.</text:p>
            <text:p/>
            <text:p>2.fok</text:p>
            <text:p>Köv: Erő: +2, Edzettség: +2</text:p>
            <text:p>MGT csökk: -10</text:p>
            <text:p>Mozgásos képz.próba: teljes levonás érvényes.</text:p>
            <text:p/>
            <text:p>3.fok</text:p>
            <text:p>Köv: Erő: +2, Edzettség: +2</text:p>
            <text:p>MGT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number-columns-repeated="2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575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519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596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4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196"/>
          <table:covered-table-cell table:style-name="Default"/>
          <table:table-cell table:style-name="ce19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751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75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833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2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2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197" table:content-validation-name="val7"/>
          <table:covered-table-cell table:style-name="Default"/>
          <table:table-cell table:style-name="ce755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573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75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579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" table:content-validation-name="val7"/>
          <table:table-cell table:style-name="ce58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242" table:content-validation-name="val44" table:formula="of:=[$Fortélylista.B72]" office:value-type="float" office:value="3" calcext:value-type="float">
            <text:p>3</text:p>
          </table:table-cell>
          <table:table-cell table:style-name="ce7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2" table:content-validation-name="val45" table:formula="of:=[$Fortélylista.B67]" office:value-type="float" office:value="4" calcext:value-type="float">
            <text:p>4</text:p>
          </table:table-cell>
          <table:table-cell table:style-name="ce797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2" table:content-validation-name="val46" table:formula="of:=[$Fortélylista.B64]" office:value-type="float" office:value="3" calcext:value-type="float">
            <text:p>3</text:p>
          </table:table-cell>
          <table:table-cell table:style-name="ce761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3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2" table:content-validation-name="val47" office:value-type="float" office:value="3" calcext:value-type="float">
            <text:p>3</text:p>
          </table:table-cell>
          <table:table-cell table:style-name="ce763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2" table:content-validation-name="val48" table:formula="of:=[$Fortélylista.B73]" office:value-type="float" office:value="3" calcext:value-type="float">
            <text:p>3</text:p>
          </table:table-cell>
          <table:table-cell table:style-name="ce76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3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2" table:content-validation-name="val49" table:formula="of:=[$Fortélylista.B68]" office:value-type="float" office:value="3" calcext:value-type="float">
            <text:p>3</text:p>
          </table:table-cell>
          <table:table-cell table:style-name="ce76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2" table:content-validation-name="val50" table:formula="of:=[$Fortélylista.B69]" office:value-type="float" office:value="1" calcext:value-type="float">
            <text:p>1</text:p>
          </table:table-cell>
          <table:table-cell table:style-name="ce770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774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775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84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777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" table:content-validation-name="val9"/>
          <table:table-cell table:style-name="ce584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9" table:content-validation-name="val52" table:formula="of:=[$Fortélylista.B51]" office:value-type="float" office:value="1" calcext:value-type="float">
            <text:p>1</text:p>
          </table:table-cell>
          <table:table-cell table:style-name="ce784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1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591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8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9" table:content-validation-name="val53" office:value-type="float" office:value="5" calcext:value-type="float">
            <text:p>5</text:p>
          </table:table-cell>
          <table:table-cell table:style-name="ce291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8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9" table:content-validation-name="val53" office:value-type="float" office:value="1" calcext:value-type="float">
            <text:p>1</text:p>
          </table:table-cell>
          <table:table-cell table:style-name="ce291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table:table-column table:style-name="co15" table:default-cell-style-name="ce977"/>
        <table:table-column table:style-name="co16" table:default-cell-style-name="ce977"/>
        <table:table-column table:style-name="co14" table:default-cell-style-name="ce977"/>
        <table:table-column table:style-name="co17" table:default-cell-style-name="ce977"/>
        <table:table-column table:style-name="co18" table:default-cell-style-name="ce977"/>
        <table:table-column table:style-name="co19" table:default-cell-style-name="ce977"/>
        <table:table-column table:style-name="co20" table:default-cell-style-name="ce977"/>
        <table:table-column table:style-name="co21" table:default-cell-style-name="ce977"/>
        <table:table-column table:style-name="co22" table:default-cell-style-name="ce977"/>
        <table:table-column table:style-name="co23" table:default-cell-style-name="ce977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0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1"/>
          <table:covered-table-cell table:style-name="ce1010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1"/>
          <table:covered-table-cell table:style-name="ce1010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5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495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3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2"/>
          <table:covered-table-cell table:style-name="ce359"/>
          <table:covered-table-cell table:style-name="ce372"/>
          <table:covered-table-cell table:number-columns-repeated="4" table:style-name="ce982"/>
          <table:covered-table-cell table:style-name="ce483"/>
          <table:table-cell table:style-name="Default"/>
        </table:table-row>
        <table:table-row table:style-name="ro2">
          <table:table-cell table:style-name="ce40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3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30"/>
          <table:table-cell table:style-name="ce46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content-validation-name="val94" table:number-columns-spanned="3" table:number-rows-spanned="1"/>
          <table:covered-table-cell table:style-name="ce496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6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6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12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374" table:content-validation-name="val86"/>
          <table:table-cell table:style-name="ce467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09" office:value-type="string" calcext:value-type="string" table:number-columns-spanned="3" table:number-rows-spanned="1">
            <text:p>Kultúrkör</text:p>
          </table:table-cell>
          <table:covered-table-cell table:style-name="ce981"/>
          <table:covered-table-cell table:style-name="ce430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0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17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01" table:number-columns-spanned="5" table:number-rows-spanned="1"/>
          <table:covered-table-cell table:number-columns-repeated="4" table:style-name="ce547"/>
          <table:table-cell table:style-name="ce20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2"/>
          <table:covered-table-cell table:style-name="ce205"/>
          <table:covered-table-cell table:style-name="ce349"/>
          <table:covered-table-cell table:style-name="ce402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1">
          <table:table-cell table:style-name="ce409" office:value-type="string" calcext:value-type="string" table:number-columns-spanned="3" table:number-rows-spanned="1">
            <text:p>Hely</text:p>
          </table:table-cell>
          <table:covered-table-cell table:style-name="ce981"/>
          <table:covered-table-cell table:style-name="ce430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1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89"/>
          <table:covered-table-cell table:style-name="ce484"/>
          <table:table-cell table:style-name="Default"/>
        </table:table-row>
        <table:table-row table:style-name="ro6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0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32" table:content-validation-name="val5"/>
          <table:table-cell table:style-name="ce644" table:number-columns-spanned="2" table:number-rows-spanned="1"/>
          <table:covered-table-cell table:style-name="ce670"/>
          <table:table-cell table:style-name="ce502" table:content-validation-name="val96" table:number-columns-spanned="2" table:number-rows-spanned="1"/>
          <table:covered-table-cell table:style-name="ce502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2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25"/>
          <table:covered-table-cell table:style-name="ce706"/>
          <table:table-cell table:style-name="ce425" table:content-validation-name="val90" office:value-type="string" calcext:value-type="string">
            <text:p>alap</text:p>
          </table:table-cell>
          <table:table-cell table:style-name="ce489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23"/>
          <table:covered-table-cell table:style-name="ce399"/>
          <table:table-cell table:style-name="ce425" table:content-validation-name="val91" office:value-type="string" calcext:value-type="string">
            <text:p>alap</text:p>
          </table:table-cell>
          <table:table-cell table:style-name="ce489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24"/>
        <table:table-column table:style-name="co25" table:default-cell-style-name="ce624"/>
        <table:table-column table:style-name="co26" table:default-cell-style-name="ce624"/>
        <table:table-column table:style-name="co27" table:default-cell-style-name="ce624"/>
        <table:table-column table:style-name="co28" table:default-cell-style-name="ce624"/>
        <table:table-column table:style-name="co29" table:default-cell-style-name="ce624"/>
        <table:table-column table:style-name="co28" table:number-columns-repeated="3" table:default-cell-style-name="ce624"/>
        <table:table-column table:style-name="co30" table:default-cell-style-name="ce624"/>
        <table:table-column table:style-name="co31" table:default-cell-style-name="ce624"/>
        <table:table-column table:style-name="co32" table:default-cell-style-name="ce624"/>
        <table:table-column table:style-name="co33" table:default-cell-style-name="ce624"/>
        <table:table-column table:style-name="co34" table:default-cell-style-name="ce624"/>
        <table:table-column table:style-name="co35" table:default-cell-style-name="ce624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26"/>
          <table:covered-table-cell table:number-columns-repeated="5" table:style-name="ce636"/>
          <table:covered-table-cell table:number-columns-repeated="2" table:style-name="ce526"/>
          <table:table-cell table:style-name="ce52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26"/>
          <table:table-cell table:style-name="ce526" table:number-columns-spanned="6" table:number-rows-spanned="1"/>
          <table:covered-table-cell table:number-columns-repeated="5" table:style-name="ce526"/>
          <table:table-cell table:style-name="ce526" table:number-columns-repeated="3"/>
          <table:table-cell table:style-name="ce1195" table:number-columns-spanned="5" table:number-rows-spanned="1"/>
          <table:covered-table-cell table:number-columns-repeated="3" table:style-name="ce52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26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26" table:content-validation-name="val144" office:value-type="string" calcext:value-type="string">
            <text:p>Módosítók</text:p>
          </table:table-cell>
          <table:table-cell table:style-name="ce626" table:content-validation-name="val151" office:value-type="string" calcext:value-type="string">
            <text:p>Összesen</text:p>
          </table:table-cell>
          <table:table-cell table:style-name="ce526"/>
          <table:table-cell table:style-name="ce766" office:value-type="string" calcext:value-type="string" table:number-columns-spanned="2" table:number-rows-spanned="1">
            <text:p>Összesen felvett HM:</text:p>
          </table:table-cell>
          <table:covered-table-cell table:style-name="ce526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52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695" table:content-validation-name="val128" office:value-type="float" office:value="7" calcext:value-type="float">
            <text:p>7</text:p>
          </table:table-cell>
          <table:table-cell table:style-name="ce695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835" table:content-validation-name="val152" table:formula="of:=[.C4]+[.B4]+[.D4]" office:value-type="float" office:value="7" calcext:value-type="float">
            <text:p>7</text:p>
          </table:table-cell>
          <table:table-cell table:style-name="ce526"/>
          <table:table-cell table:style-name="ce766" office:value-type="string" calcext:value-type="string" table:number-columns-spanned="2" table:number-rows-spanned="1">
            <text:p>Max felvehető HM:</text:p>
          </table:table-cell>
          <table:covered-table-cell table:style-name="ce526"/>
          <table:table-cell table:style-name="ce1142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526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695" table:content-validation-name="val128" office:value-type="float" office:value="30" calcext:value-type="float">
            <text:p>30</text:p>
          </table:table-cell>
          <table:table-cell table:style-name="ce695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835" table:content-validation-name="val153" table:formula="of:=[.C5]+[.B5]+[.D5]" office:value-type="float" office:value="30" calcext:value-type="float">
            <text:p>30</text:p>
          </table:table-cell>
          <table:table-cell table:style-name="ce526" table:number-columns-repeated="5"/>
          <table:table-cell table:style-name="ce1125"/>
          <table:table-cell table:style-name="ce656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26" table:number-columns-repeated="6"/>
          <table:table-cell table:style-name="ce766" office:value-type="string" calcext:value-type="string" table:number-columns-spanned="2" table:number-rows-spanned="1">
            <text:p>Össz felvett CM:</text:p>
          </table:table-cell>
          <table:covered-table-cell table:style-name="ce526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52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695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835" table:content-validation-name="val154" table:formula="of:=[.C7]+[.B7]+[.D7]" office:value-type="float" office:value="-10" calcext:value-type="float">
            <text:p>-10</text:p>
          </table:table-cell>
          <table:table-cell table:style-name="ce526"/>
          <table:table-cell table:style-name="ce766" office:value-type="string" calcext:value-type="string" table:number-columns-spanned="2" table:number-rows-spanned="1">
            <text:p>Max felvehető CM:</text:p>
          </table:table-cell>
          <table:covered-table-cell table:style-name="ce526"/>
          <table:table-cell table:style-name="ce1142" table:content-validation-name="val185" table:formula="of:=[Data.C19]*[Alapértékek.$D$8]" office:value-type="float" office:value="10" calcext:value-type="float">
            <text:p>10 HM</text:p>
          </table:table-cell>
          <table:table-cell table:style-name="ce526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305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26"/>
          <table:table-cell table:style-name="ce636" table:number-columns-repeated="4"/>
          <table:table-cell table:style-name="ce52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526"/>
          <table:table-cell table:style-name="ce766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636"/>
          <table:table-cell table:style-name="ce766" office:value-type="string" calcext:value-type="string" table:number-columns-spanned="2" table:number-rows-spanned="1">
            <text:p>Átlag HM</text:p>
          </table:table-cell>
          <table:covered-table-cell table:style-name="ce526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52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31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26"/>
          <table:table-cell table:style-name="Default" table:number-columns-repeated="3"/>
          <table:table-cell table:style-name="ce52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2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305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04" table:content-validation-name="val130" office:value-type="string" calcext:value-type="string">
            <text:p>Szint</text:p>
          </table:table-cell>
          <table:table-cell table:style-name="ce704" office:value-type="string" calcext:value-type="string">
            <text:p>TÉ/CÉ</text:p>
          </table:table-cell>
          <table:table-cell table:style-name="ce704" office:value-type="string" calcext:value-type="string">
            <text:p>VÉ</text:p>
          </table:table-cell>
          <table:table-cell table:style-name="ce704" table:content-validation-name="val166" office:value-type="string" calcext:value-type="string">
            <text:p>Harckeret</text:p>
          </table:table-cell>
          <table:table-cell table:style-name="ce70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79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2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31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3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31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3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626" table:content-validation-name="val167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1626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526"/>
          <table:table-cell table:style-name="ce1139" table:content-validation-name="val188" office:value-type="float" office:value="0" calcext:value-type="float">
            <text:p>0</text:p>
          </table:table-cell>
          <table:table-cell table:style-name="ce133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2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3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13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13" office:value-type="string" calcext:value-type="string">
            <text:p>SP</text:p>
          </table:table-cell>
          <table:table-cell table:style-name="ce713" office:value-type="string" calcext:value-type="string" table:number-columns-spanned="2" table:number-rows-spanned="1">
            <text:p>Komment</text:p>
          </table:table-cell>
          <table:covered-table-cell table:style-name="ce656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16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79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6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72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02" table:formula="of:=IF([.$X27] = 1; &quot;/&quot; &amp; ([.$U27] + 2); &quot;&quot;)">
            <text:p/>
          </table:table-cell>
          <table:table-cell table:style-name="ce160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72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02" table:formula="of:=IF([.$X28] = 1; &quot;/&quot; &amp; ([.$U28] + 2); &quot;&quot;)">
            <text:p/>
          </table:table-cell>
          <table:table-cell table:style-name="ce160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66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72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02" table:formula="of:=IF([.$X29] = 1; &quot;/&quot; &amp; ([.$U29] + 2); &quot;&quot;)" office:value-type="string" office:string-value="" calcext:value-type="error">
            <text:p>#N/A</text:p>
          </table:table-cell>
          <table:table-cell table:style-name="ce160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716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66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72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02" table:formula="of:=IF([.$X30] = 1; &quot;/&quot; &amp; ([.$U30] + 2); &quot;&quot;)" office:value-type="string" office:string-value="" calcext:value-type="error">
            <text:p>#N/A</text:p>
          </table:table-cell>
          <table:table-cell table:style-name="ce160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716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66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72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02" table:formula="of:=IF([.$X31] = 1; &quot;/&quot; &amp; ([.$U31] + 2); &quot;&quot;)" office:value-type="string" office:string-value="" calcext:value-type="error">
            <text:p>#N/A</text:p>
          </table:table-cell>
          <table:table-cell table:style-name="ce160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2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66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72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02" table:formula="of:=IF([.$X32] = 1; &quot;/&quot; &amp; ([.$U32] + 2); &quot;&quot;)" office:value-type="string" office:string-value="" calcext:value-type="error">
            <text:p>#N/A</text:p>
          </table:table-cell>
          <table:table-cell table:style-name="ce160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4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43" table:number-columns-spanned="2" table:number-rows-spanned="1"/>
          <table:covered-table-cell table:style-name="ce543"/>
          <table:table-cell table:style-name="Default" table:number-columns-repeated="5"/>
          <table:table-cell table:style-name="ce636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6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72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0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0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36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3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56"/>
          <table:table-cell table:style-name="ce656"/>
          <table:table-cell table:style-name="Default" table:number-columns-repeated="4"/>
          <table:table-cell table:style-name="ce636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3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39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13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13" office:value-type="string" calcext:value-type="string">
            <text:p>SP</text:p>
          </table:table-cell>
          <table:table-cell table:style-name="ce713" office:value-type="string" calcext:value-type="string" table:number-columns-spanned="2" table:number-rows-spanned="1">
            <text:p>Hatótáv + Komment</text:p>
          </table:table-cell>
          <table:covered-table-cell table:style-name="ce65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5"/>
          <table:table-cell table:style-name="Default"/>
          <table:table-cell table:number-columns-repeated="232"/>
        </table:table-row>
        <table:table-row table:style-name="ro11">
          <table:table-cell table:style-name="ce542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716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5"/>
          <table:table-cell table:style-name="Default"/>
          <table:table-cell table:number-columns-repeated="232"/>
        </table:table-row>
        <table:table-row table:style-name="ro1">
          <table:table-cell table:style-name="ce542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716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66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72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0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2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2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2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994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2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L$70]" office:value-type="float" office:value="30" calcext:value-type="float">
            <text:p>30</text:p>
          </table:table-cell>
          <table:table-cell table:style-name="ce1518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2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518" table:content-validation-name="val169" table:formula="of:=[.F27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26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518" table:content-validation-name="val169" table:formula="of:=[.F28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2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518" table:content-validation-name="val169" table:formula="of:=[.F29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518" table:content-validation-name="val169" table:formula="of:=[.F30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518" table:content-validation-name="val169" table:formula="of:=[.F31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725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25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2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6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72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2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6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2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26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2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81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08" table:number-columns-spanned="2" table:number-rows-spanned="1"/>
          <table:covered-table-cell table:style-name="ce1008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1" table:number-columns-spanned="2" table:number-rows-spanned="1"/>
          <table:covered-table-cell table:style-name="ce1011"/>
          <table:table-cell table:style-name="Default" table:number-columns-repeated="2"/>
          <table:table-cell table:style-name="ce1151"/>
          <table:table-cell table:style-name="ce1030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2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79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2" table:content-validation-name="val138" office:value-type="string" calcext:value-type="string">
            <text:p>Tám/kör</text:p>
          </table:table-cell>
          <table:table-cell table:style-name="ce862" office:value-type="string" calcext:value-type="string">
            <text:p>TÉ</text:p>
          </table:table-cell>
          <table:table-cell table:style-name="ce86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66" table:content-validation-name="val109" office:value-type="string" calcext:value-type="string">
            <text:p><text:s text:c="3"/>Elsődleges fegyver</text:p>
          </table:table-cell>
          <table:table-cell table:style-name="ce668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72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72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72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602" table:formula="of:=IF([.$X63] = 1; &quot;/&quot; &amp; ([.$U63] + 2); &quot;&quot;)" office:value-type="string" office:string-value="" calcext:value-type="error">
            <text:p>#N/A</text:p>
          </table:table-cell>
          <table:table-cell table:style-name="ce160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66" table:content-validation-name="val109" office:value-type="string" calcext:value-type="string">
            <text:p><text:s text:c="3"/>Másodlagos fegyver</text:p>
          </table:table-cell>
          <table:table-cell table:style-name="ce668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56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7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6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6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72"/>
          <table:table-cell table:style-name="ce1356"/>
          <table:table-cell table:style-name="ce160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72"/>
          <table:table-cell table:style-name="ce1356"/>
          <table:table-cell table:style-name="ce160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674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74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526"/>
          <table:table-cell table:style-name="ce1301" office:value-type="string" calcext:value-type="string">
            <text:p>N.vért 3.fok VÉ+</text:p>
          </table:table-cell>
          <table:table-cell table:style-name="ce1417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Default" table:number-columns-repeated="4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204"/>
          <table:table-cell table:style-name="ce977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5" table:number-columns-spanned="2" table:number-rows-spanned="1"/>
          <table:covered-table-cell table:style-name="ce67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526" office:value-type="string" calcext:value-type="string">
            <text:p>Kidolg.</text:p>
          </table:table-cell>
          <table:table-cell table:style-name="ce1302" office:value-type="string" calcext:value-type="string" table:number-columns-spanned="2" table:number-rows-spanned="1">
            <text:p>Vért Kidolgozottság</text:p>
          </table:table-cell>
          <table:covered-table-cell table:style-name="ce1303"/>
          <table:table-cell table:style-name="ce977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0" calcext:value-type="float">
            <text:p>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526"/>
          <table:table-cell table:style-name="ce1303" office:value-type="string" calcext:value-type="string">
            <text:p>Pocsék</text:p>
          </table:table-cell>
          <table:table-cell table:style-name="ce1303" table:formula="of:=IFERROR(VLOOKUP([.$B$74]; pancel_strukturak; 9;0); 0)" office:value-type="float" office:value="0" calcext:value-type="float">
            <text:p>0</text:p>
          </table:table-cell>
          <table:table-cell table:style-name="ce977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77" table:content-validation-name="val124" table:number-columns-spanned="2" table:number-rows-spanned="1"/>
          <table:covered-table-cell table:style-name="ce741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204"/>
          <table:table-cell table:style-name="ce1303" office:value-type="string" calcext:value-type="string">
            <text:p>Átlagos</text:p>
          </table:table-cell>
          <table:table-cell table:style-name="ce1418" table:formula="of:=IFERROR(VLOOKUP([.$B$74]; pancel_strukturak; 10;0); 0)" office:value-type="float" office:value="0" calcext:value-type="float">
            <text:p>0</text:p>
          </table:table-cell>
          <table:table-cell table:style-name="ce977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677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26"/>
          <table:table-cell table:style-name="ce1303" office:value-type="string" calcext:value-type="string">
            <text:p>Mesteri</text:p>
          </table:table-cell>
          <table:table-cell table:style-name="ce1303" table:formula="of:=IFERROR(VLOOKUP([.$B$74]; pancel_strukturak; 11;0); 0)" office:value-type="float" office:value="0" calcext:value-type="float">
            <text:p>0</text:p>
          </table:table-cell>
          <table:table-cell table:style-name="ce977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677" table:content-validation-name="val126" table:number-columns-spanned="2" table:number-rows-spanned="1"/>
          <table:covered-table-cell table:style-name="ce677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741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209"/>
          <table:table-cell table:style-name="ce977" table:number-columns-repeated="4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0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680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float" office:value="0" calcext:value-type="float">
            <text:p>0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526" office:value-type="string" calcext:value-type="string">
            <text:p>N.vért</text:p>
          </table:table-cell>
          <table:table-cell table:style-name="ce1304" office:value-type="string" calcext:value-type="string">
            <text:p>Nehézvért (i/n)</text:p>
          </table:table-cell>
          <table:table-cell table:style-name="ce1418" table:formula="of:=IFERROR(VLOOKUP([.$B$74]; pancel_strukturak; 2;0); 0)" office:value-type="float" office:value="0" calcext:value-type="float">
            <text:p>0</text:p>
          </table:table-cell>
          <table:table-cell table:style-name="ce977" table:number-columns-repeated="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526"/>
          <table:table-cell table:style-name="ce1306" office:value-type="string" calcext:value-type="string">
            <text:p>Nehézvért csökk</text:p>
          </table:table-cell>
          <table:table-cell table:style-name="ce1428" table:formula="of:=IFNA(VLOOKUP([.$H$73];vertviselet_fortely_mgt_csokk_all;2;0); 0)" office:value-type="float" office:value="0" calcext:value-type="float">
            <text:p>0 TÉ bünti csökk</text:p>
          </table:table-cell>
          <table:table-cell table:style-name="ce977" table:number-columns-repeated="2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26"/>
          <table:table-cell table:style-name="ce1304" office:value-type="string" calcext:value-type="string">
            <text:p>TÉ büntetés</text:p>
          </table:table-cell>
          <table:table-cell table:style-name="ce1303" table:formula="of:=IFERROR(IF([.L77]=&quot;1&quot;; MAX([.E77]-[.L78]; 0); 0); 0)" office:value-type="float" office:value="0" calcext:value-type="float">
            <text:p>0</text:p>
          </table:table-cell>
          <table:table-cell table:style-name="ce977" table:number-columns-repeated="2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26" table:number-columns-repeated="2"/>
          <table:table-cell table:style-name="ce977" table:number-columns-repeated="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26"/>
          <table:table-cell table:style-name="ce526" office:value-type="string" calcext:value-type="string">
            <text:p>MGT</text:p>
          </table:table-cell>
          <table:table-cell table:style-name="ce1304" office:value-type="string" calcext:value-type="string">
            <text:p>Torzó MGT</text:p>
          </table:table-cell>
          <table:table-cell table:style-name="ce1303" table:formula="of:=IF([.E73]&gt;=50; VLOOKUP([.$B$74]; pancel_strukturak; 8;0); 0)" office:value-type="float" office:value="0" calcext:value-type="float">
            <text:p>0</text:p>
          </table:table-cell>
          <table:table-cell table:style-name="ce977" table:number-columns-repeated="2"/>
          <table:table-cell table:style-name="ce52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26" table:number-columns-repeated="2"/>
          <table:table-cell table:style-name="ce1310" office:value-type="string" calcext:value-type="string">
            <text:p>Csatolt MGT</text:p>
          </table:table-cell>
          <table:table-cell table:style-name="ce143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304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2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26" table:number-columns-repeated="2"/>
          <table:table-cell table:style-name="ce1304" office:value-type="string" calcext:value-type="string">
            <text:p>Erő enyhítése</text:p>
          </table:table-cell>
          <table:table-cell table:style-name="ce1303" table:formula="of:=-[$Alapértékek.C18]" office:value-type="float" office:value="-0" calcext:value-type="float">
            <text:p>0</text:p>
          </table:table-cell>
          <table:table-cell table:style-name="ce977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26"/>
          <table:table-cell table:style-name="ce977"/>
          <table:table-cell table:style-name="ce1310" office:value-type="string" calcext:value-type="string">
            <text:p>Fémalapanyag</text:p>
          </table:table-cell>
          <table:table-cell table:style-name="ce1444" table:formula="of:=IFNA(VLOOKUP([.$B76];femalapanyag;4;0); 0)" office:value-type="float" office:value="0" calcext:value-type="float">
            <text:p>0</text:p>
          </table:table-cell>
          <table:table-cell table:style-name="ce977"/>
          <table:table-cell table:style-name="ce52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26"/>
          <table:table-cell table:style-name="ce977"/>
          <table:table-cell table:style-name="ce1304" office:value-type="string" calcext:value-type="string">
            <text:p>Felszerelés</text:p>
          </table:table-cell>
          <table:table-cell table:style-name="ce1303" table:formula="of:=[.C89]" office:value-type="float" office:value="0" calcext:value-type="float">
            <text:p>0</text:p>
          </table:table-cell>
          <table:table-cell table:style-name="ce977"/>
          <table:table-cell table:style-name="ce52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977"/>
          <table:table-cell table:style-name="ce1314" office:value-type="string" calcext:value-type="string">
            <text:p>Full MGT</text:p>
          </table:table-cell>
          <table:table-cell table:style-name="ce1445" table:content-validation-name="val197" table:formula="of:=IF([.H72]=1; MAX(0; SUM([.L81:.L85])); 0)" office:value-type="float" office:value="0" calcext:value-type="float">
            <text:p>0</text:p>
          </table:table-cell>
          <table:table-cell table:style-name="ce977" table:number-columns-repeated="2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77" table:number-columns-repeated="4"/>
          <table:table-cell table:style-name="ce526"/>
          <table:table-cell table:style-name="Default"/>
          <table:table-cell table:style-name="ce640"/>
          <table:table-cell table:number-columns-repeated="243"/>
        </table:table-row>
        <table:table-row table:style-name="ro14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85"/>
          <table:table-cell table:style-name="ce1170" table:number-columns-repeated="2"/>
          <table:table-cell table:style-name="Default"/>
          <table:table-cell table:style-name="ce52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703" office:value-type="string" calcext:value-type="string">
            <text:p>Hátrány-1</text:p>
          </table:table-cell>
          <table:table-cell table:style-name="ce1703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2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26"/>
          <table:table-cell table:style-name="Default" table:number-columns-repeated="4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1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2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2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2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26" table:number-columns-repeated="6"/>
          <table:table-cell table:style-name="Default" table:number-columns-repeated="4"/>
          <table:table-cell table:style-name="ce52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26"/>
          <table:table-cell table:style-name="Default" table:number-columns-repeated="5"/>
          <table:table-cell table:style-name="ce52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2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26" table:number-columns-repeated="4"/>
          <table:table-cell table:style-name="Default" table:number-columns-repeated="8"/>
          <table:table-cell table:style-name="ce52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6" table:number-columns-repeated="7"/>
          <table:table-cell table:style-name="Default" table:number-columns-repeated="6"/>
          <table:table-cell table:style-name="ce52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6" table:number-columns-repeated="6"/>
          <table:table-cell table:style-name="Default"/>
          <table:table-cell table:style-name="ce52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2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2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2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2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705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66"/>
          <table:covered-table-cell table:style-name="ce1147" table:content-validation-name="val115"/>
          <table:covered-table-cell table:style-name="ce1666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67"/>
          <table:covered-table-cell table:style-name="ce1148" table:content-validation-name="val115"/>
          <table:covered-table-cell table:style-name="ce1667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67"/>
          <table:covered-table-cell table:style-name="ce1148" table:content-validation-name="val115"/>
          <table:covered-table-cell table:style-name="ce1667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8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8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8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41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41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3" table:content-validation-name="val5" table:number-columns-spanned="13" table:number-rows-spanned="1"/>
          <table:covered-table-cell table:number-columns-repeated="5" table:style-name="ce1643" table:content-validation-name="val5"/>
          <table:covered-table-cell table:style-name="ce1438" table:content-validation-name="val5"/>
          <table:covered-table-cell table:number-columns-repeated="5" table:style-name="ce164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03"/>
        <table:table-column table:style-name="co62" table:default-cell-style-name="ce1987"/>
        <table:table-column table:style-name="co63" table:default-cell-style-name="ce1987"/>
        <table:table-column table:style-name="co64" table:default-cell-style-name="ce1987"/>
        <table:table-column table:style-name="co5" table:default-cell-style-name="ce1987"/>
        <table:table-column table:style-name="co65" table:default-cell-style-name="ce1987"/>
        <table:table-column table:style-name="co66" table:default-cell-style-name="ce1987"/>
        <table:table-column table:style-name="co67" table:default-cell-style-name="ce1987"/>
        <table:table-column table:style-name="co68" table:default-cell-style-name="ce1987"/>
        <table:table-column table:style-name="co69" table:default-cell-style-name="ce1987"/>
        <table:table-column table:style-name="co5" table:default-cell-style-name="ce1987"/>
        <table:table-column table:style-name="co70" table:default-cell-style-name="ce1987"/>
        <table:table-column table:style-name="co71" table:default-cell-style-name="ce1987"/>
        <table:table-column table:style-name="co72" table:default-cell-style-name="ce1987"/>
        <table:table-column table:style-name="co73" table:default-cell-style-name="ce1987"/>
        <table:table-column table:style-name="co74" table:default-cell-style-name="ce1987"/>
        <table:table-column table:style-name="co41" table:default-cell-style-name="ce1987"/>
        <table:table-column table:style-name="co41" table:number-columns-repeated="3" table:default-cell-style-name="ce2151"/>
        <table:table-column table:style-name="co41" table:number-columns-repeated="2" table:default-cell-style-name="ce1987"/>
        <table:table-column table:style-name="co75" table:default-cell-style-name="ce2103"/>
        <table:table-column table:style-name="co41" table:number-columns-repeated="241" table:default-cell-style-name="ce9"/>
        <table:table-column table:style-name="co14" table:default-cell-style-name="ce977"/>
        <table:table-column table:style-name="co14" table:number-columns-repeated="16119"/>
        <table:table-row table:style-name="ro2">
          <table:table-cell table:style-name="ce209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85"/>
          <table:table-cell table:style-name="ce1785" table:number-columns-repeated="9"/>
          <table:table-cell table:style-name="ce977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101"/>
          <table:table-cell table:style-name="ce2112" office:value-type="string" calcext:value-type="string">
            <text:p>Fegyver</text:p>
          </table:table-cell>
          <table:table-cell table:style-name="ce2142" office:value-type="string" calcext:value-type="string">
            <text:p>TÉ</text:p>
          </table:table-cell>
          <table:table-cell table:style-name="ce2142" office:value-type="string" calcext:value-type="string">
            <text:p>VÉ</text:p>
          </table:table-cell>
          <table:table-cell table:style-name="ce2112" office:value-type="string" calcext:value-type="string">
            <text:p>SP</text:p>
          </table:table-cell>
          <table:table-cell table:style-name="ce2188" office:value-type="string" calcext:value-type="string">
            <text:p>Sebesség</text:p>
          </table:table-cell>
          <table:table-cell table:style-name="ce2239" office:value-type="string" calcext:value-type="string">
            <text:p>Sebzés</text:p>
            <text:p>Módja</text:p>
          </table:table-cell>
          <table:table-cell table:style-name="ce2290" office:value-type="string" calcext:value-type="string">
            <text:p>Pengehossz</text:p>
          </table:table-cell>
          <table:table-cell table:style-name="ce2298" office:value-type="string" calcext:value-type="string">
            <text:p>Forgatás</text:p>
            <text:p>Módja</text:p>
          </table:table-cell>
          <table:table-cell table:style-name="ce2314" office:value-type="string" calcext:value-type="string">
            <text:p>Erőbónusz</text:p>
            <text:p>Max</text:p>
          </table:table-cell>
          <table:table-cell table:style-name="ce2188" office:value-type="string" calcext:value-type="string">
            <text:p>Átütés</text:p>
          </table:table-cell>
          <table:table-cell table:style-name="ce2326" office:value-type="string" calcext:value-type="string">
            <text:p>Íves</text:p>
          </table:table-cell>
          <table:table-cell table:style-name="ce2326" office:value-type="string" calcext:value-type="string">
            <text:p>MK</text:p>
          </table:table-cell>
          <table:table-cell table:style-name="ce2326" office:value-type="string" calcext:value-type="string">
            <text:p>KF</text:p>
          </table:table-cell>
          <table:table-cell table:style-name="ce2469" office:value-type="string" calcext:value-type="string">
            <text:p>Harcmodor</text:p>
          </table:table-cell>
          <table:table-cell table:style-name="ce2485" office:value-type="string" calcext:value-type="string">
            <text:p>Megjegyzés</text:p>
          </table:table-cell>
          <table:table-cell table:style-name="ce2578"/>
          <table:table-cell table:style-name="ce977" table:number-columns-repeated="111"/>
          <table:table-cell table:style-name="ce21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Közelharci fegyverek</text:p>
          </table:table-cell>
          <table:table-cell table:style-name="ce2115"/>
          <table:table-cell table:style-name="ce2143" table:number-columns-repeated="2"/>
          <table:table-cell table:style-name="ce2115"/>
          <table:table-cell table:style-name="ce2224"/>
          <table:table-cell table:style-name="ce2240"/>
          <table:table-cell table:style-name="ce2224"/>
          <table:table-cell table:style-name="ce2300"/>
          <table:table-cell table:style-name="ce2240"/>
          <table:table-cell table:style-name="ce2224" table:number-columns-repeated="4"/>
          <table:table-cell table:style-name="ce2300"/>
          <table:table-cell table:style-name="ce2486"/>
          <table:table-cell table:style-name="ce2578"/>
          <table:table-cell table:style-name="ce977" table:number-columns-repeated="111"/>
          <table:table-cell table:style-name="ce2580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6" office:value-type="string" calcext:value-type="string">
            <text:p>Puszta kéz</text:p>
          </table:table-cell>
          <table:table-cell table:number-columns-repeated="2" table:style-name="ce1010" office:value-type="float" office:value="-3" calcext:value-type="float">
            <text:p>-3</text:p>
          </table:table-cell>
          <table:table-cell table:style-name="ce2157" office:value-type="float" office:value="-5" calcext:value-type="float">
            <text:p>-5</text:p>
          </table:table-cell>
          <table:table-cell table:style-name="ce2157" office:value-type="float" office:value="6" calcext:value-type="float">
            <text:p>6</text:p>
          </table:table-cell>
          <table:table-cell table:style-name="ce2157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157" office:value-type="string" calcext:value-type="string">
            <text:p>egykezes</text:p>
          </table:table-cell>
          <table:table-cell table:style-name="ce2157" office:value-type="float" office:value="99" calcext:value-type="float">
            <text:p>99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17" office:value-type="string" calcext:value-type="string">
            <text:p>Puszta kéz Belharcban</text:p>
          </table:table-cell>
          <table:table-cell table:number-columns-repeated="2" table:style-name="ce974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160" office:value-type="float" office:value="6" calcext:value-type="float">
            <text:p>6</text:p>
          </table:table-cell>
          <table:table-cell table:style-name="ce2160" office:value-type="string" calcext:value-type="string">
            <text:p>Z</text:p>
          </table:table-cell>
          <table:table-cell table:style-name="ce2292" office:value-type="float" office:value="0" calcext:value-type="float">
            <text:p>0</text:p>
          </table:table-cell>
          <table:table-cell table:style-name="ce2160" office:value-type="string" calcext:value-type="string">
            <text:p>egykezes</text:p>
          </table:table-cell>
          <table:table-cell table:style-name="ce2160" office:value-type="float" office:value="99" calcext:value-type="float">
            <text:p>99</text:p>
          </table:table-cell>
          <table:table-cell table:number-columns-repeated="4" table:style-name="ce2160" office:value-type="float" office:value="0" calcext:value-type="float">
            <text:p>0</text:p>
          </table:table-cell>
          <table:table-cell table:style-name="ce2471" office:value-type="string" calcext:value-type="string">
            <text:p>közelharc</text:p>
          </table:table-cell>
          <table:table-cell table:style-name="ce2488" office:value-type="string" calcext:value-type="string">
            <text:p>FP sebesülést okoz. 5.FP = 1 ÉP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/>
          <table:table-cell table:style-name="ce2118" office:value-type="string" calcext:value-type="string">
            <text:p>Tőr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18" office:value-type="string" calcext:value-type="string">
            <text:p>Béltépő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Dzsambia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Garott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-</text:p>
          </table:table-cell>
          <table:table-cell table:style-name="ce2161" office:value-type="string" calcext:value-type="string">
            <text:p>V</text:p>
          </table:table-cell>
          <table:table-cell table:style-name="ce2161" office:value-type="string" calcext:value-type="string">
            <text:p>spec.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és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riszké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Levéltőr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3" office:value-type="float" office:value="2" calcext:value-type="float">
            <text:p>2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Markolatgomb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string" calcext:value-type="string">
            <text:p>Z</text:p>
          </table:table-cell>
          <table:table-cell table:style-name="ce2163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3" office:value-type="float" office:value="3" calcext:value-type="float">
            <text:p>3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Ugyanazok az értékei, mint a Vasökölnek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Méregfog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string" calcext:value-type="string">
            <text:p>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7" office:value-type="string" calcext:value-type="string">
            <text:p>Ha sebzést okoz, befecskendezi a benne tárolt mérget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Pugos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31" office:value-type="string" calcext:value-type="string">
            <text:p>F6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18" office:value-type="string" calcext:value-type="string">
            <text:p>Ramiera</text:p>
          </table:table-cell>
          <table:table-cell table:number-columns-repeated="2" table:style-name="ce1010" office:value-type="float" office:value="3" calcext:value-type="float">
            <text:p>3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31" office:value-type="string" calcext:value-type="string">
            <text:p>F6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Tőr, hárító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90" office:value-type="string" calcext:value-type="string">
            <text:p><text:span text:style-name="T15">Nagyon</text:span><text:span text:style-name="T16"> drága!</text:span>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Tőr, kígyó</text:p>
          </table:table-cell>
          <table:table-cell table:number-columns-repeated="2" table:style-name="ce1010" office:value-type="float" office:value="2" calcext:value-type="float">
            <text:p>2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 office:value-type="string" calcext:value-type="string">
            <text:p>Áldozótőr</text:p>
            <text:p>Vágásnál: +0 SP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6"/>
          <table:table-cell table:style-name="ce2118" office:value-type="string" calcext:value-type="string">
            <text:p>Tőr, ököl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-3" calcext:value-type="float">
            <text:p>-3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</text:p>
          </table:table-cell>
          <table:table-cell table:style-name="ce2161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/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551" table:number-columns-repeated="16119"/>
        </table:table-row>
        <table:table-row table:style-name="ro20">
          <table:table-cell/>
          <table:table-cell table:style-name="ce2119" office:value-type="string" calcext:value-type="string">
            <text:p>Tőr, páncélszúr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0" calcext:value-type="float">
            <text:p>0</text:p>
          </table:table-cell>
          <table:table-cell table:style-name="ce2164" office:value-type="float" office:value="1" calcext:value-type="float">
            <text:p>1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5" calcext:value-type="float">
            <text:p>5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2" office:value-type="string" calcext:value-type="string">
            <text:p>közelharc</text:p>
          </table:table-cell>
          <table:table-cell table:style-name="ce249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Tőr, Slan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3" table:style-name="ce2327" office:value-type="float" office:value="0" calcext:value-type="float">
            <text:p>0</text:p>
          </table:table-cell>
          <table:table-cell table:style-name="ce2470" office:value-type="string" calcext:value-type="string">
            <text:p>közelharc</text:p>
          </table:table-cell>
          <table:table-cell table:style-name="ce2489"/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2120" office:value-type="string" calcext:value-type="string">
            <text:p>Vasököl / p.kesztyű</text:p>
          </table:table-cell>
          <table:table-cell table:style-name="ce1010" office:value-type="float" office:value="-1" calcext:value-type="float">
            <text:p>-1</text:p>
          </table:table-cell>
          <table:table-cell table:style-name="ce1010" office:value-type="float" office:value="-2" calcext:value-type="float">
            <text:p>-2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Z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3" calcext:value-type="float">
            <text:p>3</text:p>
          </table:table-cell>
          <table:table-cell table:style-name="ce2317" office:value-type="float" office:value="0" calcext:value-type="float">
            <text:p>0</text:p>
          </table:table-cell>
          <table:table-cell table:number-columns-repeated="3" table:style-name="ce2329" office:value-type="float" office:value="0" calcext:value-type="float">
            <text:p>0</text:p>
          </table:table-cell>
          <table:table-cell table:style-name="ce2473" office:value-type="string" calcext:value-type="string">
            <text:p>közelharc</text:p>
          </table:table-cell>
          <table:table-cell table:style-name="ce2493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Kardvívó fegyverek</text:p>
          </table:table-cell>
          <table:table-cell table:style-name="ce2121" office:value-type="string" calcext:value-type="string">
            <text:p>Kard, dzsenn szablya</text:p>
          </table:table-cell>
          <table:table-cell table:number-columns-repeated="2" table:style-name="ce1012" office:value-type="float" office:value="5" calcext:value-type="float">
            <text:p>5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style-name="ce2330" office:value-type="string" calcext:value-type="string">
            <text:p>D6</text:p>
          </table:table-cell>
          <table:table-cell table:style-name="ce2474" office:value-type="string" calcext:value-type="string">
            <text:p>kardvívás</text:p>
          </table:table-cell>
          <table:table-cell table:style-name="ce2494"/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emrelin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ard, fejvadász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6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handzsá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hiequar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S/V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lfek használják. Előtörténet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3" office:value-type="string" calcext:value-type="string">
            <text:p>Kard, hosszú</text:p>
          </table:table-cell>
          <table:table-cell table:number-columns-repeated="2" table:style-name="ce974" office:value-type="float" office:value="4" calcext:value-type="float">
            <text:p>4</text:p>
          </table:table-cell>
          <table:table-cell table:style-name="ce2167" office:value-type="float" office:value="4" calcext:value-type="float">
            <text:p>4</text:p>
          </table:table-cell>
          <table:table-cell table:style-name="ce2167" office:value-type="float" office:value="7" calcext:value-type="float">
            <text:p>7</text:p>
          </table:table-cell>
          <table:table-cell table:style-name="ce2241" office:value-type="string" calcext:value-type="string">
            <text:p>V/S</text:p>
          </table:table-cell>
          <table:table-cell table:style-name="ce2160" office:value-type="float" office:value="1" calcext:value-type="float">
            <text:p>1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471" office:value-type="string" calcext:value-type="string">
            <text:p>kardvívás</text:p>
          </table:table-cell>
          <table:table-cell table:style-name="ce2551" office:value-type="string" calcext:value-type="string">
            <text:p>A legelterjedtebb kard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jatagán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6" calcext:value-type="float">
            <text:p>6</text:p>
          </table:table-cell>
          <table:table-cell table:style-name="ce2242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23" office:value-type="string" calcext:value-type="string">
            <text:p>Kard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5" calcext:value-type="float">
            <text:p>5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float" office:value="9" calcext:value-type="float">
            <text:p>9</text:p>
          </table:table-cell>
          <table:table-cell table:style-name="ce2167" office:value-type="string" calcext:value-type="string">
            <text:p>V/S</text:p>
          </table:table-cell>
          <table:table-cell table:style-name="ce2167" office:value-type="float" office:value="2" calcext:value-type="float">
            <text:p>2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471" office:value-type="string" calcext:value-type="string">
            <text:p>kardvívás</text:p>
          </table:table-cell>
          <table:table-cell table:style-name="ce255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khossa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lfek használják. Előtörténet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Kard, kígyó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7" calcext:value-type="float">
            <text:p>7</text:p>
          </table:table-cell>
          <table:table-cell table:style-name="ce2242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Lagoss 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5" calcext:value-type="float">
            <text:p>5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242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9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gyébként Hosszúkard értékei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lovag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1" calcext:value-type="float">
            <text:p>1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3" office:value-type="string" calcext:value-type="string">
            <text:p>Kard, másfélkezes 2K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5" calcext:value-type="float">
            <text:p>5</text:p>
          </table:table-cell>
          <table:table-cell table:style-name="ce2167" office:value-type="float" office:value="5" calcext:value-type="float">
            <text:p>5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string" calcext:value-type="string">
            <text:p>V/S</text:p>
          </table:table-cell>
          <table:table-cell table:style-name="ce2167" office:value-type="float" office:value="1.5" calcext:value-type="float">
            <text:p>1,5</text:p>
          </table:table-cell>
          <table:table-cell table:style-name="ce2167" office:value-type="string" calcext:value-type="string">
            <text:p>kétkezes</text:p>
          </table:table-cell>
          <table:table-cell table:style-name="ce2167" office:value-type="float" office:value="99" calcext:value-type="float">
            <text:p>99</text:p>
          </table:table-cell>
          <table:table-cell table:style-name="ce2167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471" office:value-type="string" calcext:value-type="string">
            <text:p>kardvívás</text:p>
          </table:table-cell>
          <table:table-cell table:style-name="ce2553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ard, másfélkezes 1K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ard, mesterkard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18" office:value-type="string" calcext:value-type="string">
            <text:p>Kard, mesterkard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Pugoss 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6</text:p>
          </table:table-cell>
          <table:table-cell table:style-name="ce2470" office:value-type="string" calcext:value-type="string">
            <text:p>kardvív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Kard, rapír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54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S/V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ard, Slan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number-columns-repeated="2"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S6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18" office:value-type="string" calcext:value-type="string">
            <text:p>Kard, Slan 1K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6" calcext:value-type="float">
            <text:p>6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number-columns-repeated="2"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style-name="ce2348" office:value-type="string" calcext:value-type="string">
            <text:p>S6</text:p>
          </table:table-cell>
          <table:table-cell table:style-name="ce2470" office:value-type="string" calcext:value-type="string">
            <text:p>kardvívás</text:p>
          </table:table-cell>
          <table:table-cell table:style-name="ce249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Slan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S6</text:p>
          </table:table-cell>
          <table:table-cell table:style-name="ce2470" office:value-type="string" calcext:value-type="string">
            <text:p>kardvív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18" office:value-type="string" calcext:value-type="string">
            <text:p>Kard, Slan csatakard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7" calcext:value-type="float">
            <text:p>7</text:p>
          </table:table-cell>
          <table:table-cell table:number-columns-repeated="2" table:style-name="ce2161" office:value-type="float" office:value="9" calcext:value-type="float">
            <text:p>9</text:p>
          </table:table-cell>
          <table:table-cell table:style-name="ce2161" office:value-type="string" calcext:value-type="string">
            <text:p>V/S</text:p>
          </table:table-cell>
          <table:table-cell table:style-name="ce2161" office:value-type="float" office:value="2" calcext:value-type="float">
            <text:p>2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S9</text:p>
          </table:table-cell>
          <table:table-cell table:style-name="ce2470" office:value-type="string" calcext:value-type="string">
            <text:p>kardvívás</text:p>
          </table:table-cell>
          <table:table-cell table:style-name="ce2539" office:value-type="string" calcext:value-type="string">
            <text:p>Hihetetlen drága és ritka.</text:p>
            <text:p>Csak két kézzel forgatható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Kard, szablya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1" office:value-type="float" office:value="3" calcext:value-type="float">
            <text:p>3</text:p>
          </table:table-cell>
          <table:table-cell table:style-name="ce2161" office:value-type="float" office:value="9" calcext:value-type="float">
            <text:p>9</text:p>
          </table:table-cell>
          <table:table-cell table:style-name="ce2161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0" calcext:value-type="float">
            <text:p>0</text:p>
          </table:table-cell>
          <table:table-cell table:style-name="ce232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6"/>
          <table:table-cell table:style-name="ce2119" office:value-type="string" calcext:value-type="string">
            <text:p>Mara-sequor 1K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4" calcext:value-type="float">
            <text:p>4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float" office:value="7" calcext:value-type="float">
            <text:p>7</text:p>
          </table:table-cell>
          <table:table-cell table:style-name="ce2164"/>
          <table:table-cell table:style-name="ce2164" office:value-type="float" office:value="1.5" calcext:value-type="float">
            <text:p>1,5</text:p>
          </table:table-cell>
          <table:table-cell table:style-name="ce2164" office:value-type="string" calcext:value-type="string">
            <text:p>egykezes</text:p>
          </table:table-cell>
          <table:table-cell table:style-name="ce2164" table:number-columns-repeated="2"/>
          <table:table-cell table:style-name="ce2327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style-name="ce2348" office:value-type="string" calcext:value-type="string">
            <text:p>F9</text:p>
          </table:table-cell>
          <table:table-cell table:style-name="ce2472" office:value-type="string" calcext:value-type="string">
            <text:p>kardvívás</text:p>
          </table:table-cell>
          <table:table-cell table:style-name="ce2554" office:value-type="string" calcext:value-type="string">
            <text:p>Mágikus fém jellege már benne van a harcértékekben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6"/>
          <table:table-cell table:style-name="ce2119" office:value-type="string" calcext:value-type="string">
            <text:p>Mara-sequor 2K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5" calcext:value-type="float">
            <text:p>5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V/S</text:p>
          </table:table-cell>
          <table:table-cell table:style-name="ce2164" office:value-type="float" office:value="1.5" calcext:value-type="float">
            <text:p>1,5</text:p>
          </table:table-cell>
          <table:table-cell table:style-name="ce2164" office:value-type="string" calcext:value-type="string">
            <text:p>két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9</text:p>
          </table:table-cell>
          <table:table-cell table:style-name="ce2472" office:value-type="string" calcext:value-type="string">
            <text:p>kardvívás</text:p>
          </table:table-cell>
          <table:table-cell table:style-name="ce2554" office:value-type="string" calcext:value-type="string">
            <text:p>Mágikus fém jellege már benne van a harcértékekben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6"/>
          <table:table-cell table:style-name="ce2119" office:value-type="string" calcext:value-type="string">
            <text:p>Meneth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V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4" office:value-type="string" calcext:value-type="string">
            <text:p>egykezes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331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A3</text:p>
          </table:table-cell>
          <table:table-cell table:style-name="ce2472" office:value-type="string" calcext:value-type="string">
            <text:p>kardvívás</text:p>
          </table:table-cell>
          <table:table-cell table:style-name="ce2554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Predoci egyeneskard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V/S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kardvívás</text:p>
          </table:table-cell>
          <table:table-cell table:style-name="ce2554" office:value-type="string" calcext:value-type="string">
            <text:p>-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Sequor 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3" calcext:value-type="float">
            <text:p>3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string" calcext:value-type="string">
            <text:p>V/S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style-name="ce2348" office:value-type="string" calcext:value-type="string">
            <text:p>F9</text:p>
          </table:table-cell>
          <table:table-cell table:style-name="ce2470" office:value-type="string" calcext:value-type="string">
            <text:p>kardvívás</text:p>
          </table:table-cell>
          <table:table-cell table:style-name="ce2555"/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01"/>
          <table:table-cell table:style-name="ce2124" office:value-type="string" calcext:value-type="string">
            <text:p>Tőrkard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2168" office:value-type="float" office:value="2" calcext:value-type="float">
            <text:p>2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1" calcext:value-type="float">
            <text:p>1</text:p>
          </table:table-cell>
          <table:table-cell table:style-name="ce2168" office:value-type="string" calcext:value-type="string">
            <text:p>egykezes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75" office:value-type="string" calcext:value-type="string">
            <text:p>kardvívás</text:p>
          </table:table-cell>
          <table:table-cell table:style-name="ce2556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Lándzsavívó fegyverek</text:p>
          </table:table-cell>
          <table:table-cell table:style-name="ce2125" office:value-type="string" calcext:value-type="string">
            <text:p>Alabárd SV</text:p>
          </table:table-cell>
          <table:table-cell table:number-columns-repeated="2" table:style-name="ce2144" office:value-type="float" office:value="10" calcext:value-type="float">
            <text:p>10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S+V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476" office:value-type="string" calcext:value-type="string">
            <text:p>lándzsavívás</text:p>
          </table:table-cell>
          <table:table-cell table:style-name="ce2557" office:value-type="string" calcext:value-type="string">
            <text:p>Szúró és Vágó módban</text:p>
          </table:table-cell>
          <table:table-cell table:style-name="ce2578"/>
          <table:table-cell table:style-name="ce977" table:number-columns-repeated="111"/>
          <table:table-cell table:style-name="ce2582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26" office:value-type="string" calcext:value-type="string">
            <text:p>Alabárd Z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8" calcext:value-type="float">
            <text:p>8</text:p>
          </table:table-cell>
          <table:table-cell table:style-name="ce2170" office:value-type="float" office:value="4" calcext:value-type="float">
            <text:p>4</text:p>
          </table:table-cell>
          <table:table-cell table:style-name="ce2170" office:value-type="float" office:value="10" calcext:value-type="float">
            <text:p>10</text:p>
          </table:table-cell>
          <table:table-cell table:style-name="ce2170" office:value-type="string" calcext:value-type="string">
            <text:p>Z</text:p>
          </table:table-cell>
          <table:table-cell table:style-name="ce2164" office:value-type="float" office:value="3" calcext:value-type="float">
            <text:p>3</text:p>
          </table:table-cell>
          <table:table-cell table:style-name="ce2170" office:value-type="string" calcext:value-type="string">
            <text:p>kétkezes</text:p>
          </table:table-cell>
          <table:table-cell table:style-name="ce2170" office:value-type="float" office:value="99" calcext:value-type="float">
            <text:p>99</text:p>
          </table:table-cell>
          <table:table-cell table:style-name="ce2170" office:value-type="float" office:value="6" calcext:value-type="float">
            <text:p>6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558" office:value-type="string" calcext:value-type="string">
            <text:p>Zúzó módban. Talán a legjobb a páncélok ellen az Átütéssel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6"/>
          <table:table-cell table:style-name="ce2119" office:value-type="string" calcext:value-type="string">
            <text:p>Bot, hosszú</text:p>
          </table:table-cell>
          <table:table-cell table:style-name="ce964" office:value-type="float" office:value="6" calcext:value-type="float">
            <text:p>6</text:p>
          </table:table-cell>
          <table:table-cell table:style-name="ce964" office:value-type="float" office:value="8" calcext:value-type="float">
            <text:p>8</text:p>
          </table:table-cell>
          <table:table-cell table:style-name="ce2172" office:value-type="float" office:value="1" calcext:value-type="float">
            <text:p>1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string" calcext:value-type="string">
            <text:p>kétkezes</text:p>
          </table:table-cell>
          <table:table-cell table:style-name="ce2172" office:value-type="float" office:value="2" calcext:value-type="float">
            <text:p>2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 office:value-type="string" calcext:value-type="string">
            <text:p>Könnyű és fürge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6"/>
          <table:table-cell table:style-name="ce2119" office:value-type="string" calcext:value-type="string">
            <text:p>Kopja</text:p>
          </table:table-cell>
          <table:table-cell table:number-columns-repeated="2" table:style-name="ce964" office:value-type="float" office:value="13" calcext:value-type="float">
            <text:p>13</text:p>
          </table:table-cell>
          <table:table-cell table:style-name="ce2172" office:value-type="float" office:value="10" calcext:value-type="float">
            <text:p>10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string" calcext:value-type="string">
            <text:p>kétkezes</text:p>
          </table:table-cell>
          <table:table-cell table:style-name="ce2172" office:value-type="float" office:value="0" calcext:value-type="float">
            <text:p>0</text:p>
          </table:table-cell>
          <table:table-cell table:style-name="ce2164" office:value-type="float" office:value="5" calcext:value-type="float">
            <text:p>5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 office:value-type="string" calcext:value-type="string">
            <text:p>Csak lovon használható.Csak Lovas rohamból használható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6"/>
          <table:table-cell table:style-name="ce2119" office:value-type="string" calcext:value-type="string">
            <text:p>Lándzsa</text:p>
          </table:table-cell>
          <table:table-cell table:style-name="ce964" office:value-type="float" office:value="12" calcext:value-type="float">
            <text:p>12</text:p>
          </table:table-cell>
          <table:table-cell table:style-name="ce964" office:value-type="float" office:value="13" calcext:value-type="float">
            <text:p>13</text:p>
          </table:table-cell>
          <table:table-cell table:style-name="ce2173" office:value-type="float" office:value="2" calcext:value-type="float">
            <text:p>2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string" calcext:value-type="string">
            <text:p>kétkezes</text:p>
          </table:table-cell>
          <table:table-cell table:style-name="ce2173" office:value-type="float" office:value="99" calcext:value-type="float">
            <text:p>99</text:p>
          </table:table-cell>
          <table:table-cell table:style-name="ce2164" office:value-type="string" calcext:value-type="string">
            <text:p>4/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491" office:value-type="string" calcext:value-type="string">
            <text:p>Keskeny: +2</text:p>
            <text:p>Széles hegyű: +2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77" table:number-columns-repeated="16119"/>
        </table:table-row>
        <table:table-row table:style-name="ro17">
          <table:table-cell table:style-name="ce2106"/>
          <table:table-cell table:style-name="ce2119" office:value-type="string" calcext:value-type="string">
            <text:p>Pika</text:p>
          </table:table-cell>
          <table:table-cell table:number-columns-repeated="2" table:style-name="ce964" office:value-type="float" office:value="16" calcext:value-type="float">
            <text:p>16</text:p>
          </table:table-cell>
          <table:table-cell table:style-name="ce2173" office:value-type="float" office:value="2" calcext:value-type="float">
            <text:p>2</text:p>
          </table:table-cell>
          <table:table-cell table:style-name="ce2164" office:value-type="float" office:value="10" calcext:value-type="float">
            <text:p>10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5" calcext:value-type="float">
            <text:p>5</text:p>
          </table:table-cell>
          <table:table-cell table:style-name="ce2164" office:value-type="string" calcext:value-type="string">
            <text:p>kétkezes</text:p>
          </table:table-cell>
          <table:table-cell table:style-name="ce2173" office:value-type="float" office:value="3" calcext:value-type="float">
            <text:p>3</text:p>
          </table:table-cell>
          <table:table-cell table:style-name="ce2164" office:value-type="string" calcext:value-type="string">
            <text:p>4/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491" office:value-type="string" calcext:value-type="string">
            <text:p>Ha közrefognak, a fegyver az egyik (választott) támadó ellen 0 harcértékű lesz.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06"/>
          <table:table-cell table:style-name="ce2119" office:value-type="string" calcext:value-type="string">
            <text:p>Szigony, egykezes</text:p>
          </table:table-cell>
          <table:table-cell table:style-name="ce964" office:value-type="float" office:value="4" calcext:value-type="float">
            <text:p>4</text:p>
          </table:table-cell>
          <table:table-cell table:style-name="ce964" office:value-type="float" office:value="5" calcext:value-type="float">
            <text:p>5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float" office:value="8" calcext:value-type="float">
            <text:p>8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/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77" table:number-columns-repeated="16119"/>
        </table:table-row>
        <table:table-row table:style-name="ro2">
          <table:table-cell table:style-name="ce2101"/>
          <table:table-cell table:style-name="ce2119" office:value-type="string" calcext:value-type="string">
            <text:p>Szigony, kétkezes</text:p>
          </table:table-cell>
          <table:table-cell table:style-name="ce964" office:value-type="float" office:value="7" calcext:value-type="float">
            <text:p>7</text:p>
          </table:table-cell>
          <table:table-cell table:style-name="ce964" office:value-type="float" office:value="9" calcext:value-type="float">
            <text:p>9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9" calcext:value-type="float">
            <text:p>9</text:p>
          </table:table-cell>
          <table:table-cell table:style-name="ce2164" office:value-type="string" calcext:value-type="string">
            <text:p>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string" calcext:value-type="string">
            <text:p>két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lándzsavívás</text:p>
          </table:table-cell>
          <table:table-cell table:style-name="ce2106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Zúzó fegyverek</text:p>
          </table:table-cell>
          <table:table-cell table:style-name="ce2127" office:value-type="string" calcext:value-type="string">
            <text:p>Balta</text:p>
          </table:table-cell>
          <table:table-cell table:style-name="ce1012" office:value-type="float" office:value="2" calcext:value-type="float">
            <text:p>2</text:p>
          </table:table-cell>
          <table:table-cell table:style-name="ce1012" office:value-type="float" office:value="0" calcext:value-type="float">
            <text:p>0</text:p>
          </table:table-cell>
          <table:table-cell table:style-name="ce2149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Z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4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49" office:value-type="float" office:value="0" calcext:value-type="float">
            <text:p>0</text:p>
          </table:table-cell>
          <table:table-cell table:style-name="ce2474" office:value-type="string" calcext:value-type="string">
            <text:p>zúzás</text:p>
          </table:table-cell>
          <table:table-cell table:style-name="ce2559"/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16" office:value-type="string" calcext:value-type="string">
            <text:p>Bot, rövid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70" office:value-type="float" office:value="-3" calcext:value-type="float">
            <text:p>-3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Z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491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ot, furkó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-1" calcext:value-type="float">
            <text:p>-1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57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2" calcext:value-type="float">
            <text:p>2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18" office:value-type="string" calcext:value-type="string">
            <text:p>Buzogány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245" office:value-type="string" calcext:value-type="string">
            <text:p>Z</text:p>
          </table:table-cell>
          <table:table-cell table:style-name="ce2170" office:value-type="float" office:value="1" calcext:value-type="float">
            <text:p>1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kétkeze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8" calcext:value-type="float">
            <text:p>8</text:p>
          </table:table-cell>
          <table:table-cell table:style-name="ce2164" office:value-type="float" office:value="9" calcext:value-type="float">
            <text:p>9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1.5" calcext:value-type="float">
            <text:p>1,5</text:p>
          </table:table-cell>
          <table:table-cell table:style-name="ce2164" office:value-type="string" calcext:value-type="string">
            <text:p>két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5" calcext:value-type="float">
            <text:p>5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zúzás</text:p>
          </table:table-cell>
          <table:table-cell table:style-name="ce2554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lánco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 office:value-type="string" calcext:value-type="string">
            <text:p>Ellene az ellenfél Pajzs VÉ fele számít csak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shadleki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164" office:value-type="float" office:value="5" calcext:value-type="float">
            <text:p>5</text:p>
          </table:table-cell>
          <table:table-cell table:style-name="ce2164" office:value-type="float" office:value="7" calcext:value-type="float">
            <text:p>7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1" calcext:value-type="float">
            <text:p>1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3" calcext:value-type="float">
            <text:p>3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Buzogány, tolla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string" calcext:value-type="string">
            <text:p>Z</text:p>
          </table:table-cell>
          <table:table-cell table:style-name="ce2164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4" office:value-type="float" office:value="4" calcext:value-type="float">
            <text:p>4</text:p>
          </table:table-cell>
          <table:table-cell table:style-name="ce2164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Csatabárd, 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7" calcext:value-type="float">
            <text:p>7</text:p>
          </table:table-cell>
          <table:table-cell table:style-name="ce2284" office:value-type="string" calcext:value-type="string">
            <text:p>Z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4" calcext:value-type="float">
            <text:p>4</text:p>
          </table:table-cell>
          <table:table-cell table:style-name="ce2161" office:value-type="float" office:value="2" calcext:value-type="float">
            <text:p>2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5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Csatabárd, két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3" calcext:value-type="float">
            <text:p>3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float" office:value="9" calcext:value-type="float">
            <text:p>9</text:p>
          </table:table-cell>
          <table:table-cell table:style-name="ce2161" office:value-type="string" calcext:value-type="string">
            <text:p>Z</text:p>
          </table:table-cell>
          <table:table-cell table:style-name="ce2161" office:value-type="float" office:value="1.5" calcext:value-type="float">
            <text:p>1,5</text:p>
          </table:table-cell>
          <table:table-cell table:style-name="ce2161" office:value-type="string" calcext:value-type="string">
            <text:p>két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4" calcext:value-type="float">
            <text:p>4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39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18" office:value-type="string" calcext:value-type="string">
            <text:p>Csatacsákány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1" office:value-type="float" office:value="5" calcext:value-type="float">
            <text:p>5</text:p>
          </table:table-cell>
          <table:table-cell table:style-name="ce2161" office:value-type="float" office:value="8" calcext:value-type="float">
            <text:p>8</text:p>
          </table:table-cell>
          <table:table-cell table:style-name="ce2161" office:value-type="string" calcext:value-type="string">
            <text:p>Z</text:p>
          </table:table-cell>
          <table:table-cell table:style-name="ce2161" office:value-type="float" office:value="0.5" calcext:value-type="float">
            <text:p>0,5</text:p>
          </table:table-cell>
          <table:table-cell table:style-name="ce2161" office:value-type="string" calcext:value-type="string">
            <text:p>egykezes</text:p>
          </table:table-cell>
          <table:table-cell table:style-name="ce2161" office:value-type="float" office:value="99" calcext:value-type="float">
            <text:p>99</text:p>
          </table:table-cell>
          <table:table-cell table:style-name="ce2161" office:value-type="float" office:value="10" calcext:value-type="float">
            <text:p>1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39" office:value-type="string" calcext:value-type="string">
            <text:p>Nagyon vérzik; 50%: beragad és nem lehet kihúzni harc közben</text:p>
          </table:table-cell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24" office:value-type="string" calcext:value-type="string">
            <text:p>Harci kalapác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2" calcext:value-type="float">
            <text:p>2</text:p>
          </table:table-cell>
          <table:table-cell table:style-name="ce2174" office:value-type="float" office:value="7" calcext:value-type="float">
            <text:p>7</text:p>
          </table:table-cell>
          <table:table-cell table:style-name="ce2174" office:value-type="float" office:value="9" calcext:value-type="float">
            <text:p>9</text:p>
          </table:table-cell>
          <table:table-cell table:style-name="ce2174" office:value-type="string" calcext:value-type="string">
            <text:p>Z</text:p>
          </table:table-cell>
          <table:table-cell table:style-name="ce2174" office:value-type="float" office:value="1.5" calcext:value-type="float">
            <text:p>1,5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number-columns-repeated="2" table:style-name="ce2374" office:value-type="float" office:value="0" calcext:value-type="float">
            <text:p>0</text:p>
          </table:table-cell>
          <table:table-cell table:style-name="ce2477" office:value-type="string" calcext:value-type="string">
            <text:p>zúzás</text:p>
          </table:table-cell>
          <table:table-cell table:style-name="ce2560" office:value-type="string" calcext:value-type="string">
            <text:p>Erő követelmény: +2</text:p>
          </table:table-cell>
          <table:table-cell table:style-name="ce2578"/>
          <table:table-cell table:style-name="ce977" table:number-columns-repeated="111"/>
          <table:table-cell table:style-name="ce9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Ostorharcos fegyverek</text:p>
          </table:table-cell>
          <table:table-cell table:style-name="ce2125" office:value-type="string" calcext:value-type="string">
            <text:p>Korbács</text:p>
          </table:table-cell>
          <table:table-cell table:style-name="ce1012" office:value-type="float" office:value="3" calcext:value-type="float">
            <text:p>3</text:p>
          </table:table-cell>
          <table:table-cell table:style-name="ce1012" office:value-type="float" office:value="0" calcext:value-type="float">
            <text:p>0</text:p>
          </table:table-cell>
          <table:table-cell table:style-name="ce2169" office:value-type="float" office:value="-1" calcext:value-type="float">
            <text:p>-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Z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30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476" office:value-type="string" calcext:value-type="string">
            <text:p>ostorharc</text:p>
          </table:table-cell>
          <table:table-cell table:style-name="ce2561"/>
          <table:table-cell table:style-name="ce2578"/>
          <table:table-cell table:style-name="ce977" table:number-columns-repeated="111"/>
          <table:table-cell table:style-name="ce2582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19" office:value-type="string" calcext:value-type="string">
            <text:p>Ostor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2164" office:value-type="float" office:value="1" calcext:value-type="float">
            <text:p>1</text:p>
          </table:table-cell>
          <table:table-cell table:style-name="ce2164" office:value-type="float" office:value="8" calcext:value-type="float">
            <text:p>8</text:p>
          </table:table-cell>
          <table:table-cell table:style-name="ce2164" office:value-type="string" calcext:value-type="string">
            <text:p>Z</text:p>
          </table:table-cell>
          <table:table-cell table:style-name="ce2161" office:value-type="float" office:value="3" calcext:value-type="float">
            <text:p>3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3" calcext:value-type="float">
            <text:p>3</text:p>
          </table:table-cell>
          <table:table-cell table:style-name="ce2164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72" office:value-type="string" calcext:value-type="string">
            <text:p>ostorharc</text:p>
          </table:table-cell>
          <table:table-cell table:style-name="ce2106"/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28" office:value-type="string" calcext:value-type="string">
            <text:p>Ostorkard</text:p>
          </table:table-cell>
          <table:table-cell table:number-columns-repeated="2" table:style-name="ce1010" office:value-type="float" office:value="10" calcext:value-type="float">
            <text:p>10</text:p>
          </table:table-cell>
          <table:table-cell table:style-name="ce2177" office:value-type="float" office:value="3" calcext:value-type="float">
            <text:p>3</text:p>
          </table:table-cell>
          <table:table-cell table:style-name="ce2225" office:value-type="float" office:value="8" calcext:value-type="float">
            <text:p>8</text:p>
          </table:table-cell>
          <table:table-cell table:style-name="ce2177" office:value-type="string" calcext:value-type="string">
            <text:p>V</text:p>
          </table:table-cell>
          <table:table-cell table:style-name="ce2177" office:value-type="float" office:value="3" calcext:value-type="float">
            <text:p>3</text:p>
          </table:table-cell>
          <table:table-cell table:style-name="ce2301" office:value-type="string" calcext:value-type="string">
            <text:p>egykeze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float" office:value="0" calcext:value-type="float">
            <text:p>0</text:p>
          </table:table-cell>
          <table:table-cell table:style-name="ce2350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ostorharc</text:p>
          </table:table-cell>
          <table:table-cell table:style-name="ce2562" office:value-type="string" calcext:value-type="string">
            <text:p>Önveszélyes, lásd a leírását. </text:p>
          </table:table-cell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2" office:value-type="string" calcext:value-type="string">
            <text:p>Hárítófegyverek</text:p>
          </table:table-cell>
          <table:table-cell table:style-name="ce2129" office:value-type="string" calcext:value-type="string">
            <text:p>Hárító: Alkarvédő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string" calcext:value-type="string">
            <text:p>3/2/0</text:p>
          </table:table-cell>
          <table:table-cell table:style-name="ce2178" office:value-type="string" calcext:value-type="string">
            <text:p>-</text:p>
          </table:table-cell>
          <table:table-cell table:style-name="ce2226" office:value-type="float" office:value="99" calcext:value-type="float">
            <text:p>99</text:p>
          </table:table-cell>
          <table:table-cell table:style-name="ce2178" office:value-type="string" calcext:value-type="string">
            <text:p>-</text:p>
          </table:table-cell>
          <table:table-cell table:style-name="ce2178" office:value-type="float" office:value="0" calcext:value-type="float">
            <text:p>0</text:p>
          </table:table-cell>
          <table:table-cell table:style-name="ce2302" office:value-type="string" calcext:value-type="string">
            <text:p>egykezes</text:p>
          </table:table-cell>
          <table:table-cell table:number-columns-repeated="2" table:style-name="ce2178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479" office:value-type="string" calcext:value-type="string">
            <text:p>közelharci</text:p>
          </table:table-cell>
          <table:table-cell table:style-name="ce2563"/>
          <table:table-cell table:style-name="ce2578"/>
          <table:table-cell table:style-name="ce977" table:number-columns-repeated="111"/>
          <table:table-cell table:style-name="ce208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28" office:value-type="string" calcext:value-type="string">
            <text:p>Hárító: Csatakesztyű</text:p>
          </table:table-cell>
          <table:table-cell table:style-name="ce2146" office:value-type="float" office:value="0" calcext:value-type="float">
            <text:p>0</text:p>
          </table:table-cell>
          <table:table-cell table:style-name="ce2146" office:value-type="float" office:value="2" calcext:value-type="float">
            <text:p>2</text:p>
          </table:table-cell>
          <table:table-cell table:style-name="ce2177" office:value-type="string" calcext:value-type="string">
            <text:p>-</text:p>
          </table:table-cell>
          <table:table-cell table:style-name="ce2225" office:value-type="float" office:value="99" calcext:value-type="float">
            <text:p>99</text:p>
          </table:table-cell>
          <table:table-cell table:style-name="ce2177" office:value-type="string" calcext:value-type="string">
            <text:p>-</text:p>
          </table:table-cell>
          <table:table-cell table:style-name="ce2177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108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Hárító: Köpeny</text:p>
          </table:table-cell>
          <table:table-cell table:style-name="ce2146" office:value-type="float" office:value="0" calcext:value-type="float">
            <text:p>0</text:p>
          </table:table-cell>
          <table:table-cell table:style-name="ce2146" office:value-type="float" office:value="3" calcext:value-type="float">
            <text:p>3</text:p>
          </table:table-cell>
          <table:table-cell table:style-name="ce2177" office:value-type="string" calcext:value-type="string">
            <text:p>-</text:p>
          </table:table-cell>
          <table:table-cell table:style-name="ce2225" office:value-type="float" office:value="99" calcext:value-type="float">
            <text:p>99</text:p>
          </table:table-cell>
          <table:table-cell table:style-name="ce2177" office:value-type="string" calcext:value-type="string">
            <text:p>-</text:p>
          </table:table-cell>
          <table:table-cell table:style-name="ce2177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kardvívás</text:p>
          </table:table-cell>
          <table:table-cell table:style-name="ce2108" office:value-type="string" calcext:value-type="string">
            <text:p>Legfeljebb 1 penge hosszú fegyverek ellen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Hárító: Tonfa</text:p>
          </table:table-cell>
          <table:table-cell table:style-name="ce2146" office:value-type="float" office:value="0" calcext:value-type="float">
            <text:p>0</text:p>
          </table:table-cell>
          <table:table-cell table:style-name="ce2146" office:value-type="string" calcext:value-type="string">
            <text:p>3/2/0</text:p>
          </table:table-cell>
          <table:table-cell table:style-name="ce2177" office:value-type="float" office:value="-3" calcext:value-type="float">
            <text:p>-3</text:p>
          </table:table-cell>
          <table:table-cell table:style-name="ce2225" office:value-type="float" office:value="6" calcext:value-type="float">
            <text:p>6</text:p>
          </table:table-cell>
          <table:table-cell table:style-name="ce2177" office:value-type="string" calcext:value-type="string">
            <text:p>Z</text:p>
          </table:table-cell>
          <table:table-cell table:style-name="ce2177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8" office:value-type="string" calcext:value-type="string">
            <text:p>közelharci</text:p>
          </table:table-cell>
          <table:table-cell table:style-name="ce2108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977" table:number-columns-repeated="15"/>
          <table:table-cell table:style-name="ce2578"/>
          <table:table-cell table:style-name="ce977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102" office:value-type="string" calcext:value-type="string">
            <text:p>Pajzsok</text:p>
          </table:table-cell>
          <table:table-cell table:style-name="ce2130" office:value-type="string" calcext:value-type="string">
            <text:p>Pajzs típus</text:p>
          </table:table-cell>
          <table:table-cell table:style-name="ce2147" office:value-type="string" calcext:value-type="string">
            <text:p>TÉ</text:p>
          </table:table-cell>
          <table:table-cell table:style-name="ce2147" office:value-type="string" calcext:value-type="string">
            <text:p>VÉ</text:p>
          </table:table-cell>
          <table:table-cell table:style-name="ce2130" office:value-type="string" calcext:value-type="string">
            <text:p>SP</text:p>
          </table:table-cell>
          <table:table-cell table:style-name="ce2227" office:value-type="string" calcext:value-type="string">
            <text:p>Sebesség</text:p>
          </table:table-cell>
          <table:table-cell table:style-name="ce2288" office:value-type="string" calcext:value-type="string">
            <text:p>Sebzés</text:p>
            <text:p>Módja</text:p>
          </table:table-cell>
          <table:table-cell table:style-name="ce2293" office:value-type="string" calcext:value-type="string">
            <text:p>Pengehossz</text:p>
          </table:table-cell>
          <table:table-cell table:style-name="ce2306" office:value-type="string" calcext:value-type="string">
            <text:p>Típus</text:p>
          </table:table-cell>
          <table:table-cell table:style-name="ce2315" office:value-type="string" calcext:value-type="string">
            <text:p>Erőbónusz</text:p>
            <text:p>Max</text:p>
          </table:table-cell>
          <table:table-cell table:style-name="ce2227" office:value-type="string" calcext:value-type="string">
            <text:p>Átütés</text:p>
          </table:table-cell>
          <table:table-cell table:style-name="ce2354" office:value-type="string" calcext:value-type="string">
            <text:p>Íves</text:p>
          </table:table-cell>
          <table:table-cell table:style-name="ce2354" office:value-type="string" calcext:value-type="string">
            <text:p>MF</text:p>
          </table:table-cell>
          <table:table-cell table:style-name="ce2354" office:value-type="string" calcext:value-type="string">
            <text:p>KF</text:p>
          </table:table-cell>
          <table:table-cell table:style-name="ce2480" office:value-type="string" calcext:value-type="string">
            <text:p>Harcmodor</text:p>
          </table:table-cell>
          <table:table-cell table:style-name="ce2563"/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82" table:number-columns-repeated="8"/>
          <table:table-cell table:style-name="ce9" table:number-columns-repeated="16119"/>
        </table:table-row>
        <table:table-row table:style-name="ro2">
          <table:table-cell table:style-name="ce2101"/>
          <table:table-cell table:style-name="ce2131" office:value-type="string" calcext:value-type="string">
            <text:p>Kis pajz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style-name="ce2228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08" office:value-type="string" calcext:value-type="string">
            <text:p>egykezes</text:p>
          </table:table-cell>
          <table:table-cell table:style-name="ce2148" office:value-type="float" office:value="0" calcext:value-type="float">
            <text:p>0</text:p>
          </table:table-cell>
          <table:table-cell table:style-name="ce22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62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4"/>
          <table:table-cell table:style-name="ce2131" office:value-type="string" calcext:value-type="string">
            <text:p>Közepes pajz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10" calcext:value-type="float">
            <text:p>10</text:p>
          </table:table-cell>
          <table:table-cell table:style-name="ce2148" office:value-type="float" office:value="0" calcext:value-type="float">
            <text:p>0</text:p>
          </table:table-cell>
          <table:table-cell table:style-name="ce2228" office:value-type="float" office:value="7" calcext:value-type="float">
            <text:p>7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08" office:value-type="string" calcext:value-type="string">
            <text:p>egykezes</text:p>
          </table:table-cell>
          <table:table-cell table:style-name="ce2148" office:value-type="float" office:value="2" calcext:value-type="float">
            <text:p>2</text:p>
          </table:table-cell>
          <table:table-cell table:style-name="ce22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62" office:value-type="string" calcext:value-type="string">
            <text:p>Erő követelmény: +1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31" office:value-type="string" calcext:value-type="string">
            <text:p>Nagy pajzs</text:p>
          </table:table-cell>
          <table:table-cell table:style-name="ce2148" office:value-type="float" office:value="1" calcext:value-type="float">
            <text:p>1</text:p>
          </table:table-cell>
          <table:table-cell table:style-name="ce2148" office:value-type="float" office:value="16" calcext:value-type="float">
            <text:p>16</text:p>
          </table:table-cell>
          <table:table-cell table:style-name="ce2148" office:value-type="float" office:value="0" calcext:value-type="float">
            <text:p>0</text:p>
          </table:table-cell>
          <table:table-cell table:style-name="ce2228" office:value-type="float" office:value="9" calcext:value-type="float">
            <text:p>9</text:p>
          </table:table-cell>
          <table:table-cell table:style-name="ce2289" office:value-type="string" calcext:value-type="string">
            <text:p>Z</text:p>
          </table:table-cell>
          <table:table-cell table:style-name="ce2289" office:value-type="float" office:value="0" calcext:value-type="float">
            <text:p>0</text:p>
          </table:table-cell>
          <table:table-cell table:style-name="ce2308" office:value-type="string" calcext:value-type="string">
            <text:p>egykezes</text:p>
          </table:table-cell>
          <table:table-cell table:style-name="ce2148" office:value-type="float" office:value="4" calcext:value-type="float">
            <text:p>4</text:p>
          </table:table-cell>
          <table:table-cell table:style-name="ce2289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70" office:value-type="string" calcext:value-type="string">
            <text:p>zúzás</text:p>
          </table:table-cell>
          <table:table-cell table:style-name="ce256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977" table:number-columns-repeated="15"/>
          <table:table-cell table:style-name="ce2578"/>
          <table:table-cell table:style-name="ce977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1"/>
          <table:table-cell table:style-name="ce2132" office:value-type="string" calcext:value-type="string">
            <text:p>Fegyver</text:p>
          </table:table-cell>
          <table:table-cell table:style-name="ce2132" office:value-type="string" calcext:value-type="string">
            <text:p>CÉ</text:p>
          </table:table-cell>
          <table:table-cell table:style-name="ce2132" office:value-type="string" calcext:value-type="string">
            <text:p>Osztó</text:p>
          </table:table-cell>
          <table:table-cell table:style-name="ce2132" office:value-type="string" calcext:value-type="string">
            <text:p>SP</text:p>
          </table:table-cell>
          <table:table-cell table:style-name="ce2231" office:value-type="string" calcext:value-type="string">
            <text:p>Sebesség</text:p>
          </table:table-cell>
          <table:table-cell table:style-name="ce2231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Hatótáv</text:p>
          </table:table-cell>
          <table:table-cell table:style-name="ce2132" office:value-type="string" calcext:value-type="string">
            <text:p>Tipus</text:p>
          </table:table-cell>
          <table:table-cell table:style-name="ce2316" office:value-type="string" calcext:value-type="string">
            <text:p>Erőbónusz</text:p>
            <text:p>Max</text:p>
          </table:table-cell>
          <table:table-cell table:style-name="ce2231" office:value-type="string" calcext:value-type="string">
            <text:p>Átütés</text:p>
          </table:table-cell>
          <table:table-cell table:style-name="ce2132" table:number-columns-repeated="3"/>
          <table:table-cell table:style-name="ce2231" office:value-type="string" calcext:value-type="string">
            <text:p>Harcmodor</text:p>
          </table:table-cell>
          <table:table-cell table:style-name="ce2564" office:value-type="string" calcext:value-type="string">
            <text:p>Megjegyzés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9" office:value-type="string" calcext:value-type="string">
            <text:p>Hajítófegyverek</text:p>
          </table:table-cell>
          <table:table-cell table:style-name="ce2133"/>
          <table:table-cell table:style-name="ce2149" table:number-columns-repeated="2"/>
          <table:table-cell table:style-name="ce2127" table:number-columns-repeated="11"/>
          <table:table-cell table:style-name="ce2559"/>
          <table:table-cell table:style-name="ce2578"/>
          <table:table-cell table:style-name="ce977" table:number-columns-repeated="111"/>
          <table:table-cell table:style-name="ce208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34" office:value-type="string" calcext:value-type="string">
            <text:p>Bola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79" office:value-type="string" calcext:value-type="string">
            <text:p>-</text:p>
          </table:table-cell>
          <table:table-cell table:style-name="ce2232" office:value-type="float" office:value="11" calcext:value-type="float">
            <text:p>11</text:p>
          </table:table-cell>
          <table:table-cell table:style-name="ce2179" office:value-type="string" calcext:value-type="string">
            <text:p>-</text:p>
          </table:table-cell>
          <table:table-cell table:style-name="ce2179" office:value-type="string" calcext:value-type="string">
            <text:p>20m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356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5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08"/>
          <table:table-cell table:style-name="ce2135" office:value-type="string" calcext:value-type="string">
            <text:p>Dárda</text:p>
          </table:table-cell>
          <table:table-cell table:style-name="ce1010" office:value-type="float" office:value="4" calcext:value-type="float">
            <text:p>4</text:p>
          </table:table-cell>
          <table:table-cell table:style-name="ce2152" office:value-type="float" office:value="2" calcext:value-type="float">
            <text:p>2</text:p>
          </table:table-cell>
          <table:table-cell table:style-name="ce2177" office:value-type="float" office:value="3" calcext:value-type="float">
            <text:p>3</text:p>
          </table:table-cell>
          <table:table-cell table:style-name="ce2225" office:value-type="float" office:value="9" calcext:value-type="float">
            <text:p>9</text:p>
          </table:table-cell>
          <table:table-cell table:style-name="ce2177" office:value-type="string" calcext:value-type="string">
            <text:p>S</text:p>
          </table:table-cell>
          <table:table-cell table:style-name="ce2294" office:value-type="string" calcext:value-type="string">
            <text:p>5m</text:p>
            <text:p>+(Erő x 3)</text:p>
          </table:table-cell>
          <table:table-cell table:style-name="ce2310" office:value-type="string" calcext:value-type="string">
            <text:p>egy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3" calcext:value-type="float">
            <text:p>3</text:p>
          </table:table-cell>
          <table:table-cell table:style-name="ce2353" table:number-columns-repeated="3"/>
          <table:table-cell table:style-name="ce2478" office:value-type="string" calcext:value-type="string">
            <text:p>hajítás</text:p>
          </table:table-cell>
          <table:table-cell table:style-name="ce256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Dobócsillag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80" office:value-type="float" office:value="-3" calcext:value-type="float">
            <text:p>-3</text:p>
          </table:table-cell>
          <table:table-cell table:style-name="ce2233" office:value-type="float" office:value="5" calcext:value-type="float">
            <text:p>5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5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7"/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2134" office:value-type="string" calcext:value-type="string">
            <text:p>Dobóháló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79" office:value-type="string" calcext:value-type="string">
            <text:p>-</text:p>
          </table:table-cell>
          <table:table-cell table:style-name="ce2232" office:value-type="float" office:value="11" calcext:value-type="float">
            <text:p>11</text:p>
          </table:table-cell>
          <table:table-cell table:style-name="ce2179" office:value-type="string" calcext:value-type="string">
            <text:p>-</text:p>
          </table:table-cell>
          <table:table-cell table:style-name="ce2179" office:value-type="string" calcext:value-type="string">
            <text:p>4m +Erő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356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5"/>
          <table:table-cell table:style-name="ce2578"/>
          <table:table-cell table:style-name="ce977" table:number-columns-repeated="111"/>
          <table:table-cell table:style-name="ce10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36" office:value-type="string" calcext:value-type="string">
            <text:p>Hajítóbárd</text:p>
          </table:table-cell>
          <table:table-cell table:style-name="ce1010" office:value-type="float" office:value="2" calcext:value-type="float">
            <text:p>2</text:p>
          </table:table-cell>
          <table:table-cell table:style-name="ce2152" office:value-type="float" office:value="2" calcext:value-type="float">
            <text:p>2</text:p>
          </table:table-cell>
          <table:table-cell table:style-name="ce2180" office:value-type="float" office:value="2" calcext:value-type="float">
            <text:p>2</text:p>
          </table:table-cell>
          <table:table-cell table:style-name="ce2233" office:value-type="float" office:value="7" calcext:value-type="float">
            <text:p>7</text:p>
          </table:table-cell>
          <table:table-cell table:style-name="ce2180" office:value-type="string" calcext:value-type="string">
            <text:p>Z</text:p>
          </table:table-cell>
          <table:table-cell table:style-name="ce2295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01" office:value-type="string" calcext:value-type="string">
            <text:p>egykezes</text:p>
          </table:table-cell>
          <table:table-cell table:style-name="ce2180" office:value-type="float" office:value="3" calcext:value-type="float">
            <text:p>3</text:p>
          </table:table-cell>
          <table:table-cell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8" office:value-type="string" calcext:value-type="string">
            <text:p>Pajzsba dobva csökkenti annak Védő Értékét a dobott SP értékkel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4"/>
          <table:table-cell table:style-name="ce2137" office:value-type="string" calcext:value-type="string">
            <text:p>Hajítótőr</text:p>
          </table:table-cell>
          <table:table-cell table:style-name="ce974" office:value-type="float" office:value="3" calcext:value-type="float">
            <text:p>3</text:p>
          </table:table-cell>
          <table:table-cell table:style-name="ce2153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234" office:value-type="float" office:value="6" calcext:value-type="float">
            <text:p>6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5m</text:p>
          </table:table-cell>
          <table:table-cell table:style-name="ce2311" office:value-type="string" calcext:value-type="string">
            <text:p>egykezes</text:p>
          </table:table-cell>
          <table:table-cell table:style-name="ce2181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181"/>
          <table:table-cell table:style-name="ce2379" table:number-columns-repeated="2"/>
          <table:table-cell table:style-name="ce2481" office:value-type="string" calcext:value-type="string">
            <text:p>hajítás</text:p>
          </table:table-cell>
          <table:table-cell table:style-name="ce256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78"/>
          <table:table-cell table:style-name="ce977" table:number-columns-repeated="111"/>
          <table:table-cell table:style-name="ce55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136" office:value-type="string" calcext:value-type="string">
            <text:p>Kő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80" office:value-type="float" office:value="-10" calcext:value-type="float">
            <text:p>-10</text:p>
          </table:table-cell>
          <table:table-cell table:style-name="ce2233" office:value-type="float" office:value="6" calcext:value-type="float">
            <text:p>6</text:p>
          </table:table-cell>
          <table:table-cell table:style-name="ce2180" office:value-type="string" calcext:value-type="string">
            <text:p>Z</text:p>
          </table:table-cell>
          <table:table-cell table:style-name="ce2296" office:value-type="string" calcext:value-type="string">
            <text:p>20m</text:p>
            <text:p>+(Erő x 5) 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6"/>
          <table:table-cell table:style-name="ce2464" table:number-columns-repeated="2"/>
          <table:table-cell table:style-name="ce2470" office:value-type="string" calcext:value-type="string">
            <text:p>hajítás</text:p>
          </table:table-cell>
          <table:table-cell table:style-name="ce2567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Lasszó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77" office:value-type="string" calcext:value-type="string">
            <text:p>-</text:p>
          </table:table-cell>
          <table:table-cell table:style-name="ce2225" office:value-type="float" office:value="10" calcext:value-type="float">
            <text:p>10</text:p>
          </table:table-cell>
          <table:table-cell table:style-name="ce2177" office:value-type="string" calcext:value-type="string">
            <text:p>-</text:p>
          </table:table-cell>
          <table:table-cell table:style-name="ce2177" office:value-type="string" calcext:value-type="string">
            <text:p>10m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353" table:number-columns-repeated="3"/>
          <table:table-cell table:style-name="ce2478" office:value-type="string" calcext:value-type="string">
            <text:p>hajítás</text:p>
          </table:table-cell>
          <table:table-cell table:style-name="ce2570" office:value-type="string" calcext:value-type="string">
            <text:p>Sebesülés az esés következtében lehet.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8" office:value-type="string" calcext:value-type="string">
            <text:p>Parittya</text:p>
          </table:table-cell>
          <table:table-cell table:style-name="ce1010" office:value-type="float" office:value="3" calcext:value-type="float">
            <text:p>3</text:p>
          </table:table-cell>
          <table:table-cell table:style-name="ce2152" office:value-type="float" office:value="2" calcext:value-type="float">
            <text:p>2</text:p>
          </table:table-cell>
          <table:table-cell table:style-name="ce2177" office:value-type="float" office:value="2" calcext:value-type="float">
            <text:p>2</text:p>
          </table:table-cell>
          <table:table-cell table:style-name="ce2225" office:value-type="float" office:value="10" calcext:value-type="float">
            <text:p>10</text:p>
          </table:table-cell>
          <table:table-cell table:style-name="ce2177" office:value-type="string" calcext:value-type="string">
            <text:p>Z</text:p>
          </table:table-cell>
          <table:table-cell table:style-name="ce2177" office:value-type="string" calcext:value-type="string">
            <text:p>70m</text:p>
          </table:table-cell>
          <table:table-cell table:style-name="ce2301" office:value-type="string" calcext:value-type="string">
            <text:p>egykeze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float" office:value="0" calcext:value-type="float">
            <text:p>0</text:p>
          </table:table-cell>
          <table:table-cell table:style-name="ce2353"/>
          <table:table-cell table:style-name="ce2466" table:number-columns-repeated="2"/>
          <table:table-cell table:style-name="ce2478" office:value-type="string" calcext:value-type="string">
            <text:p>hajítás</text:p>
          </table:table-cell>
          <table:table-cell table:style-name="ce2571" office:value-type="string" calcext:value-type="string">
            <text:p>SFÉ duplán számít ellene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Ramiera</text:p>
          </table:table-cell>
          <table:table-cell table:number-columns-repeated="2" table:style-name="ce1010" office:value-type="float" office:value="1" calcext:value-type="float">
            <text:p>1</text:p>
          </table:table-cell>
          <table:table-cell table:style-name="ce2180" office:value-type="float" office:value="0" calcext:value-type="float">
            <text:p>0</text:p>
          </table:table-cell>
          <table:table-cell table:style-name="ce2233" office:value-type="float" office:value="7" calcext:value-type="float">
            <text:p>7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0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hajítás</text:p>
          </table:table-cell>
          <table:table-cell table:style-name="ce2568"/>
          <table:table-cell table:style-name="ce2578"/>
          <table:table-cell table:style-name="ce977" table:number-columns-repeated="111"/>
          <table:table-cell table:style-name="ce208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/>
          <table:table-cell table:style-name="ce2128" office:value-type="string" calcext:value-type="string">
            <text:p>Tőr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177" office:value-type="float" office:value="0" calcext:value-type="float">
            <text:p>0</text:p>
          </table:table-cell>
          <table:table-cell table:style-name="ce2225" office:value-type="float" office:value="7" calcext:value-type="float">
            <text:p>7</text:p>
          </table:table-cell>
          <table:table-cell table:style-name="ce2177" office:value-type="string" calcext:value-type="string">
            <text:p>S</text:p>
          </table:table-cell>
          <table:table-cell table:style-name="ce2177" office:value-type="string" calcext:value-type="string">
            <text:p>10m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353" table:number-columns-repeated="3"/>
          <table:table-cell table:style-name="ce2478" office:value-type="string" calcext:value-type="string">
            <text:p>hajítás</text:p>
          </table:table-cell>
          <table:table-cell table:style-name="ce2562"/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1"/>
          <table:table-cell table:style-name="ce1785"/>
          <table:table-cell table:style-name="ce1703" table:number-columns-repeated="2"/>
          <table:table-cell table:style-name="ce1785" table:number-columns-repeated="11"/>
          <table:table-cell table:style-name="ce2101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09" office:value-type="string" calcext:value-type="string">
            <text:p>Íjász lőfegyverek</text:p>
          </table:table-cell>
          <table:table-cell table:style-name="ce2138" office:value-type="string" calcext:value-type="string">
            <text:p>Rövid íj</text:p>
          </table:table-cell>
          <table:table-cell table:style-name="ce1012" office:value-type="float" office:value="5" calcext:value-type="float">
            <text:p>5</text:p>
          </table:table-cell>
          <table:table-cell table:style-name="ce2154" office:value-type="float" office:value="3" calcext:value-type="float">
            <text:p>3</text:p>
          </table:table-cell>
          <table:table-cell table:style-name="ce2182" office:value-type="float" office:value="1" calcext:value-type="float">
            <text:p>1</text:p>
          </table:table-cell>
          <table:table-cell table:style-name="ce2235" office:value-type="float" office:value="6" calcext:value-type="float">
            <text:p>6</text:p>
          </table:table-cell>
          <table:table-cell table:style-name="ce2182" office:value-type="string" calcext:value-type="string">
            <text:p>S</text:p>
          </table:table-cell>
          <table:table-cell table:style-name="ce2182" office:value-type="string" calcext:value-type="string">
            <text:p>60m</text:p>
          </table:table-cell>
          <table:table-cell table:style-name="ce2312" office:value-type="string" calcext:value-type="string">
            <text:p>kétkezes</text:p>
          </table:table-cell>
          <table:table-cell table:style-name="ce2182" office:value-type="float" office:value="2" calcext:value-type="float">
            <text:p>2</text:p>
          </table:table-cell>
          <table:table-cell table:style-name="ce2325" office:value-type="float" office:value="0" calcext:value-type="float">
            <text:p>0</text:p>
          </table:table-cell>
          <table:table-cell table:style-name="ce2370"/>
          <table:table-cell table:style-name="ce2467" table:number-columns-repeated="2"/>
          <table:table-cell table:style-name="ce2474" office:value-type="string" calcext:value-type="string">
            <text:p>íjászat</text:p>
          </table:table-cell>
          <table:table-cell table:style-name="ce257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39" office:value-type="string" calcext:value-type="string">
            <text:p>Hosszú íj</text:p>
          </table:table-cell>
          <table:table-cell table:style-name="ce974" office:value-type="float" office:value="6" calcext:value-type="float">
            <text:p>6</text:p>
          </table:table-cell>
          <table:table-cell table:style-name="ce2153" office:value-type="float" office:value="3" calcext:value-type="float">
            <text:p>3</text:p>
          </table:table-cell>
          <table:table-cell table:style-name="ce2183" office:value-type="float" office:value="3" calcext:value-type="float">
            <text:p>3</text:p>
          </table:table-cell>
          <table:table-cell table:style-name="ce2236" office:value-type="float" office:value="8" calcext:value-type="float">
            <text:p>8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string" calcext:value-type="string">
            <text:p>120m</text:p>
          </table:table-cell>
          <table:table-cell table:style-name="ce2183" office:value-type="string" calcext:value-type="string">
            <text:p>kétkezes</text:p>
          </table:table-cell>
          <table:table-cell table:style-name="ce2183" office:value-type="float" office:value="3" calcext:value-type="float">
            <text:p>3</text:p>
          </table:table-cell>
          <table:table-cell table:style-name="ce2183" office:value-type="float" office:value="0" calcext:value-type="float">
            <text:p>0</text:p>
          </table:table-cell>
          <table:table-cell table:style-name="ce2183"/>
          <table:table-cell table:style-name="ce2468" table:number-columns-repeated="2"/>
          <table:table-cell table:style-name="ce2471" office:value-type="string" calcext:value-type="string">
            <text:p>íjászat</text:p>
          </table:table-cell>
          <table:table-cell table:style-name="ce257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36" office:value-type="string" calcext:value-type="string">
            <text:p>Visszacsapó íj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80" office:value-type="float" office:value="4" calcext:value-type="float">
            <text:p>4</text:p>
          </table:table-cell>
          <table:table-cell table:style-name="ce2233" office:value-type="float" office:value="8" calcext:value-type="float">
            <text:p>8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60m</text:p>
          </table:table-cell>
          <table:table-cell table:style-name="ce2186" office:value-type="string" calcext:value-type="string">
            <text:p>kétkezes</text:p>
          </table:table-cell>
          <table:table-cell table:style-name="ce2180" office:value-type="float" office:value="4" calcext:value-type="float">
            <text:p>4</text:p>
          </table:table-cell>
          <table:table-cell table:style-name="ce2180" office:value-type="float" office:value="3" calcext:value-type="float">
            <text:p>3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íjászat</text:p>
          </table:table-cell>
          <table:table-cell table:style-name="ce256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36" office:value-type="string" calcext:value-type="string">
            <text:p>Elf íj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4" calcext:value-type="float">
            <text:p>4</text:p>
          </table:table-cell>
          <table:table-cell table:style-name="ce2180" office:value-type="float" office:value="4" calcext:value-type="float">
            <text:p>4</text:p>
          </table:table-cell>
          <table:table-cell table:style-name="ce2233" office:value-type="float" office:value="7" calcext:value-type="float">
            <text:p>7</text:p>
          </table:table-cell>
          <table:table-cell table:style-name="ce2180" office:value-type="string" calcext:value-type="string">
            <text:p>S</text:p>
          </table:table-cell>
          <table:table-cell table:style-name="ce2180" office:value-type="string" calcext:value-type="string">
            <text:p>120m</text:p>
          </table:table-cell>
          <table:table-cell table:style-name="ce2186" office:value-type="string" calcext:value-type="string">
            <text:p>két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íjászat</text:p>
          </table:table-cell>
          <table:table-cell table:style-name="ce25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78"/>
          <table:table-cell table:style-name="ce977" table:number-columns-repeated="111"/>
          <table:table-cell table:style-name="ce548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8" office:value-type="string" calcext:value-type="string">
            <text:p>Fúvócső, kicsi</text:p>
          </table:table-cell>
          <table:table-cell table:style-name="ce1010" office:value-type="float" office:value="4" calcext:value-type="float">
            <text:p>4</text:p>
          </table:table-cell>
          <table:table-cell table:style-name="ce2152" office:value-type="float" office:value="2" calcext:value-type="float">
            <text:p>2</text:p>
          </table:table-cell>
          <table:table-cell table:style-name="ce2177" office:value-type="string" calcext:value-type="string">
            <text:p>spec</text:p>
          </table:table-cell>
          <table:table-cell table:style-name="ce2225" office:value-type="float" office:value="9" calcext:value-type="float">
            <text:p>9</text:p>
          </table:table-cell>
          <table:table-cell table:style-name="ce2177" office:value-type="string" calcext:value-type="string">
            <text:p>S</text:p>
          </table:table-cell>
          <table:table-cell table:style-name="ce2177" office:value-type="string" calcext:value-type="string">
            <text:p>16m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353"/>
          <table:table-cell table:style-name="ce2466" table:number-columns-repeated="2"/>
          <table:table-cell table:style-name="ce2478" office:value-type="string" calcext:value-type="string">
            <text:p>íjászat</text:p>
          </table:table-cell>
          <table:table-cell table:style-name="ce2570" office:value-type="string" calcext:value-type="string">
            <text:p>k20 dobásnál: 20-as dobás: 1 ÉP, különben 0 ÉP</text:p>
          </table:table-cell>
          <table:table-cell table:style-name="ce2578"/>
          <table:table-cell table:style-name="ce977" table:number-columns-repeated="111"/>
          <table:table-cell table:style-name="ce2581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40" office:value-type="string" calcext:value-type="string">
            <text:p>Fúvócső, vadász</text:p>
          </table:table-cell>
          <table:table-cell table:style-name="ce2150" office:value-type="float" office:value="5" calcext:value-type="float">
            <text:p>5</text:p>
          </table:table-cell>
          <table:table-cell table:style-name="ce2155" office:value-type="float" office:value="3" calcext:value-type="float">
            <text:p>3</text:p>
          </table:table-cell>
          <table:table-cell table:style-name="ce2184" office:value-type="float" office:value="-10" calcext:value-type="float">
            <text:p>-10</text:p>
          </table:table-cell>
          <table:table-cell table:style-name="ce2237" office:value-type="float" office:value="10" calcext:value-type="float">
            <text:p>10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30m</text:p>
          </table:table-cell>
          <table:table-cell table:style-name="ce2313" office:value-type="string" calcext:value-type="string">
            <text:p>két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371" table:number-columns-repeated="3"/>
          <table:table-cell table:style-name="ce2482" office:value-type="string" calcext:value-type="string">
            <text:p>íjászat</text:p>
          </table:table-cell>
          <table:table-cell table:style-name="ce2574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1" office:value-type="string" calcext:value-type="string">
            <text:p>Lövész lőfegyverek</text:p>
          </table:table-cell>
          <table:table-cell table:style-name="ce2134" office:value-type="string" calcext:value-type="string">
            <text:p>Kézi nyílpuska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3" calcext:value-type="float">
            <text:p>3</text:p>
          </table:table-cell>
          <table:table-cell table:style-name="ce2185" office:value-type="float" office:value="0" calcext:value-type="float">
            <text:p>0</text:p>
          </table:table-cell>
          <table:table-cell table:style-name="ce2232" office:value-type="float" office:value="10" calcext:value-type="float">
            <text:p>10</text:p>
          </table:table-cell>
          <table:table-cell table:style-name="ce2185" office:value-type="string" calcext:value-type="string">
            <text:p>S</text:p>
          </table:table-cell>
          <table:table-cell table:style-name="ce2179" office:value-type="string" calcext:value-type="string">
            <text:p>20m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356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5" office:value-type="string" calcext:value-type="string">
            <text:p>A kézi nyílpuska kevésbé pontos fegyver kis mérete miatt.</text:p>
          </table:table-cell>
          <table:table-cell table:style-name="ce2578"/>
          <table:table-cell table:style-name="ce977" table:number-columns-repeated="111"/>
          <table:table-cell table:style-name="ce2103"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9" office:value-type="string" calcext:value-type="string">
            <text:p>Nyílpuska</text:p>
          </table:table-cell>
          <table:table-cell table:style-name="ce974" office:value-type="float" office:value="8" calcext:value-type="float">
            <text:p>8</text:p>
          </table:table-cell>
          <table:table-cell table:style-name="ce974" office:value-type="float" office:value="4" calcext:value-type="float">
            <text:p>4</text:p>
          </table:table-cell>
          <table:table-cell table:style-name="ce2183" office:value-type="float" office:value="6" calcext:value-type="float">
            <text:p>6</text:p>
          </table:table-cell>
          <table:table-cell table:style-name="ce2236" office:value-type="float" office:value="13" calcext:value-type="float">
            <text:p>13</text:p>
          </table:table-cell>
          <table:table-cell table:style-name="ce2183" office:value-type="string" calcext:value-type="string">
            <text:p>S</text:p>
          </table:table-cell>
          <table:table-cell table:style-name="ce2183" office:value-type="string" calcext:value-type="string">
            <text:p>50m</text:p>
          </table:table-cell>
          <table:table-cell table:style-name="ce2183" office:value-type="string" calcext:value-type="string">
            <text:p>kétkezes</text:p>
          </table:table-cell>
          <table:table-cell table:style-name="ce2183" office:value-type="float" office:value="0" calcext:value-type="float">
            <text:p>0</text:p>
          </table:table-cell>
          <table:table-cell table:style-name="ce2183" office:value-type="float" office:value="8" calcext:value-type="float">
            <text:p>8</text:p>
          </table:table-cell>
          <table:table-cell table:style-name="ce2183"/>
          <table:table-cell table:style-name="ce2468" table:number-columns-repeated="2"/>
          <table:table-cell table:style-name="ce2471" office:value-type="string" calcext:value-type="string">
            <text:p>lövészet</text:p>
          </table:table-cell>
          <table:table-cell table:style-name="ce2575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Nehéz nyílpuska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4" calcext:value-type="float">
            <text:p>4</text:p>
          </table:table-cell>
          <table:table-cell table:style-name="ce2186" office:value-type="float" office:value="14" calcext:value-type="float">
            <text:p>14</text:p>
          </table:table-cell>
          <table:table-cell table:style-name="ce2233" office:value-type="float" office:value="16" calcext:value-type="float">
            <text:p>16</text:p>
          </table:table-cell>
          <table:table-cell table:style-name="ce2186" office:value-type="string" calcext:value-type="string">
            <text:p>S</text:p>
          </table:table-cell>
          <table:table-cell table:style-name="ce2180" office:value-type="string" calcext:value-type="string">
            <text:p>80m</text:p>
          </table:table-cell>
          <table:table-cell table:style-name="ce2186" office:value-type="string" calcext:value-type="string">
            <text:p>két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0" office:value-type="float" office:value="15" calcext:value-type="float">
            <text:p>15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8"/>
          <table:table-cell table:style-name="ce2578"/>
          <table:table-cell table:style-name="ce977" table:number-columns-repeated="111"/>
          <table:table-cell table:number-columns-repeated="129"/>
          <table:table-cell table:style-name="ce977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36" office:value-type="string" calcext:value-type="string">
            <text:p>Shadoni páncéltörő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5" calcext:value-type="float">
            <text:p>5</text:p>
          </table:table-cell>
          <table:table-cell table:style-name="ce2186" office:value-type="float" office:value="20" calcext:value-type="float">
            <text:p>20</text:p>
          </table:table-cell>
          <table:table-cell table:style-name="ce2233" office:value-type="string" calcext:value-type="string">
            <text:p>-</text:p>
          </table:table-cell>
          <table:table-cell table:style-name="ce2186" office:value-type="string" calcext:value-type="string">
            <text:p>Z</text:p>
          </table:table-cell>
          <table:table-cell table:style-name="ce2180" office:value-type="string" calcext:value-type="string">
            <text:p>120m</text:p>
          </table:table-cell>
          <table:table-cell table:style-name="ce2186" office:value-type="string" calcext:value-type="string">
            <text:p>kétkezes</text:p>
          </table:table-cell>
          <table:table-cell table:style-name="ce2186" office:value-type="float" office:value="0" calcext:value-type="float">
            <text:p>0</text:p>
          </table:table-cell>
          <table:table-cell table:style-name="ce2180" office:value-type="float" office:value="20" calcext:value-type="float">
            <text:p>2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8" office:value-type="string" calcext:value-type="string">
            <text:p>- Újratöltés: 1 emberrel: 3 kör, 2 emberrel: 1 kör</text:p>
            <text:p>- Páncéltörő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6" office:value-type="string" calcext:value-type="string">
            <text:p>Kharei nyílpuska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3" calcext:value-type="float">
            <text:p>3</text:p>
          </table:table-cell>
          <table:table-cell table:style-name="ce2186" office:value-type="float" office:value="3" calcext:value-type="float">
            <text:p>3</text:p>
          </table:table-cell>
          <table:table-cell table:style-name="ce2233" office:value-type="float" office:value="6" calcext:value-type="float">
            <text:p>6</text:p>
          </table:table-cell>
          <table:table-cell table:style-name="ce2186" office:value-type="string" calcext:value-type="string">
            <text:p>S</text:p>
          </table:table-cell>
          <table:table-cell table:style-name="ce2180" office:value-type="string" calcext:value-type="string">
            <text:p>50m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365"/>
          <table:table-cell table:style-name="ce2378" table:number-columns-repeated="2"/>
          <table:table-cell table:style-name="ce2470" office:value-type="string" calcext:value-type="string">
            <text:p>lövészet</text:p>
          </table:table-cell>
          <table:table-cell table:style-name="ce2568" office:value-type="string" calcext:value-type="string">
            <text:p>Míg ki nem fogy a tár. Újratöltés: 1 kör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10"/>
          <table:table-cell table:style-name="ce2141" office:value-type="string" calcext:value-type="string">
            <text:p>Aquir nyílpuska</text:p>
          </table:table-cell>
          <table:table-cell table:style-name="ce2150" office:value-type="float" office:value="9" calcext:value-type="float">
            <text:p>9</text:p>
          </table:table-cell>
          <table:table-cell table:style-name="ce2150" office:value-type="float" office:value="4" calcext:value-type="float">
            <text:p>4</text:p>
          </table:table-cell>
          <table:table-cell table:style-name="ce2187" office:value-type="string" calcext:value-type="string">
            <text:p>💀/+6</text:p>
          </table:table-cell>
          <table:table-cell table:style-name="ce2238" office:value-type="float" office:value="7" calcext:value-type="float">
            <text:p>7</text:p>
          </table:table-cell>
          <table:table-cell table:style-name="ce2187" office:value-type="string" calcext:value-type="string">
            <text:p>S</text:p>
          </table:table-cell>
          <table:table-cell table:style-name="ce2297" office:value-type="string" calcext:value-type="string">
            <text:p>50m</text:p>
          </table:table-cell>
          <table:table-cell table:style-name="ce2187" office:value-type="string" calcext:value-type="string">
            <text:p>egykezes</text:p>
          </table:table-cell>
          <table:table-cell table:style-name="ce2187" office:value-type="float" office:value="0" calcext:value-type="float">
            <text:p>0</text:p>
          </table:table-cell>
          <table:table-cell table:style-name="ce2187" office:value-type="float" office:value="20" calcext:value-type="float">
            <text:p>20</text:p>
          </table:table-cell>
          <table:table-cell table:style-name="ce2372" table:number-columns-repeated="3"/>
          <table:table-cell table:style-name="ce2475" office:value-type="string" calcext:value-type="string">
            <text:p>lövészet</text:p>
          </table:table-cell>
          <table:table-cell table:style-name="ce2576" office:value-type="string" calcext:value-type="string">
            <text:p>Halálos hatása és Átütés értéke csak aquir kézben érvényesül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11" office:value-type="string" calcext:value-type="string">
            <text:p>Mágikus lövedékek</text:p>
          </table:table-cell>
          <table:table-cell table:style-name="ce981" office:value-type="string" calcext:value-type="string">
            <text:p>Mágiatáv I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.5" calcext:value-type="float">
            <text:p>0,5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/>
          <table:table-cell table:style-name="ce2466" table:number-columns-repeated="2"/>
          <table:table-cell table:style-name="ce2483" office:value-type="string" calcext:value-type="string">
            <text:p>mágikus célzás</text:p>
          </table:table-cell>
          <table:table-cell table:style-name="ce2577"/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1" office:value-type="string" calcext:value-type="string">
            <text:p>Mágiatáv II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 table:number-columns-repeated="3"/>
          <table:table-cell table:style-name="ce2483" office:value-type="string" calcext:value-type="string">
            <text:p>mágikus célzás</text:p>
          </table:table-cell>
          <table:table-cell table:style-name="ce2577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1" office:value-type="string" calcext:value-type="string">
            <text:p>Mágiatáv III</text:p>
          </table:table-cell>
          <table:table-cell table:style-name="ce1010" office:value-type="float" office:value="3" calcext:value-type="float">
            <text:p>3</text:p>
          </table:table-cell>
          <table:table-cell table:style-name="ce2152" office:value-type="float" office:value="2" calcext:value-type="float">
            <text:p>2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 table:number-columns-repeated="3"/>
          <table:table-cell table:style-name="ce2483" office:value-type="string" calcext:value-type="string">
            <text:p>mágikus célzás</text:p>
          </table:table-cell>
          <table:table-cell table:style-name="ce2577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1"/>
          <table:table-cell table:style-name="ce981" office:value-type="string" calcext:value-type="string">
            <text:p>Mágiatáv IV</text:p>
          </table:table-cell>
          <table:table-cell table:style-name="ce1010" office:value-type="float" office:value="4" calcext:value-type="float">
            <text:p>4</text:p>
          </table:table-cell>
          <table:table-cell table:style-name="ce2152" office:value-type="float" office:value="3" calcext:value-type="float">
            <text:p>3</text:p>
          </table:table-cell>
          <table:table-cell table:number-columns-repeated="5" table:style-name="ce1010" office:value-type="string" calcext:value-type="string">
            <text:p>spec</text:p>
          </table:table-cell>
          <table:table-cell table:style-name="ce1010" office:value-type="float" office:value="99" calcext:value-type="float">
            <text:p>99</text:p>
          </table:table-cell>
          <table:table-cell table:style-name="ce1010" office:value-type="string" calcext:value-type="string">
            <text:p>spec</text:p>
          </table:table-cell>
          <table:table-cell table:style-name="ce2353" table:number-columns-repeated="3"/>
          <table:table-cell table:style-name="ce2483" office:value-type="string" calcext:value-type="string">
            <text:p>mágikus célzás</text:p>
          </table:table-cell>
          <table:table-cell table:style-name="ce981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78"/>
          <table:table-cell table:style-name="ce977" table:number-columns-repeated="111"/>
          <table:table-cell table:number-columns-repeated="132"/>
          <table:table-cell table:style-name="ce977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51" table:number-columns-repeated="14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85" table:number-columns-repeated="13"/>
          <table:table-cell/>
          <table:table-cell table:style-name="ce1703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85" table:number-columns-repeated="4"/>
          <table:table-cell table:number-columns-repeated="2"/>
          <table:table-cell table:style-name="ce2151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77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51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3"/>
          <table:covered-table-cell table:style-name="ce1421"/>
          <table:covered-table-cell table:style-name="ce2041"/>
          <table:covered-table-cell table:style-name="ce1421"/>
          <table:table-cell table:style-name="ce9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3"/>
          <table:table-cell table:style-name="ce1413"/>
          <table:table-cell table:style-name="ce2041"/>
          <table:table-cell table:style-name="ce1413"/>
          <table:table-cell table:style-name="ce90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1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15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1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1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1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648"/>
        <table:table-column table:style-name="co65" table:default-cell-style-name="ce2688"/>
        <table:table-column table:style-name="co86" table:default-cell-style-name="ce2712"/>
        <table:table-column table:style-name="co87" table:default-cell-style-name="ce2648"/>
        <table:table-column table:style-name="co88" table:default-cell-style-name="ce2722"/>
        <table:table-column table:style-name="co89" table:default-cell-style-name="ce2648"/>
        <table:table-column table:style-name="co90" table:default-cell-style-name="ce2648"/>
        <table:table-column table:style-name="co91" table:default-cell-style-name="ce2648"/>
        <table:table-column table:style-name="co92" table:default-cell-style-name="ce2733"/>
        <table:table-column table:style-name="co93" table:default-cell-style-name="ce2648"/>
        <table:table-column table:style-name="co94" table:default-cell-style-name="ce2648"/>
        <table:table-column table:style-name="co95" table:default-cell-style-name="Default"/>
        <table:table-column table:style-name="co96" table:default-cell-style-name="ce2648"/>
        <table:table-column table:style-name="co97" table:default-cell-style-name="ce2648"/>
        <table:table-column table:style-name="co98" table:default-cell-style-name="ce2648"/>
        <table:table-column table:style-name="co8" table:default-cell-style-name="Default"/>
        <table:table-row table:style-name="ro3">
          <table:table-cell table:style-name="ce264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85"/>
          <table:covered-table-cell table:style-name="ce2711"/>
          <table:covered-table-cell table:style-name="ce2091"/>
          <table:covered-table-cell table:style-name="ce2092"/>
          <table:covered-table-cell table:number-columns-repeated="3" table:style-name="ce2091"/>
          <table:covered-table-cell table:style-name="ce2732"/>
          <table:covered-table-cell table:number-columns-repeated="2" table:style-name="ce2091"/>
          <table:covered-table-cell/>
          <table:covered-table-cell table:style-name="ce2091"/>
          <table:covered-table-cell table:number-columns-repeated="3"/>
        </table:table-row>
        <table:table-row table:style-name="ro2">
          <table:table-cell table:number-columns-repeated="4"/>
          <table:table-cell table:style-name="ce2092"/>
          <table:table-cell table:style-name="ce2091"/>
          <table:table-cell table:number-columns-repeated="10"/>
        </table:table-row>
        <table:table-row table:style-name="ro2">
          <table:table-cell table:style-name="ce2649" office:value-type="string" calcext:value-type="string">
            <text:p>Általános fortélyok</text:p>
          </table:table-cell>
          <table:table-cell table:style-name="ce2689" office:value-type="string" calcext:value-type="string">
            <text:p>Max fok</text:p>
          </table:table-cell>
          <table:table-cell table:style-name="ce2689" office:value-type="string" calcext:value-type="string">
            <text:p>Kiterjeszti</text:p>
          </table:table-cell>
          <table:table-cell/>
          <table:table-cell table:style-name="ce2721" office:value-type="string" calcext:value-type="string">
            <text:p>Kiemelt Fortélyok</text:p>
          </table:table-cell>
          <table:table-cell table:style-name="ce2091"/>
          <table:table-cell/>
          <table:table-cell table:style-name="ce2721" office:value-type="string" calcext:value-type="string">
            <text:p>Faj Hátterek</text:p>
          </table:table-cell>
          <table:table-cell table:style-name="ce2721" office:value-type="string" calcext:value-type="string">
            <text:p>Karma Hátterek</text:p>
          </table:table-cell>
          <table:table-cell table:style-name="ce2721" office:value-type="string" calcext:value-type="string">
            <text:p>Leíró Hátterek</text:p>
          </table:table-cell>
          <table:table-cell/>
          <table:table-cell table:style-name="ce2649" office:value-type="string" calcext:value-type="string">
            <text:p>Nyelvek</text:p>
          </table:table-cell>
          <table:table-cell table:style-name="ce2721" office:value-type="string" calcext:value-type="string">
            <text:p>Rövidítés</text:p>
          </table:table-cell>
          <table:table-cell table:style-name="Default"/>
          <table:table-cell table:style-name="ce2649" office:value-type="string" calcext:value-type="string">
            <text:p>Varázslási módszerek</text:p>
          </table:table-cell>
          <table:table-cell table:style-name="ce2648"/>
        </table:table-row>
        <table:table-row table:style-name="ro2">
          <table:table-cell table:style-name="ce2650"/>
          <table:table-cell table:style-name="ce2690"/>
          <table:table-cell table:style-name="ce2713"/>
          <table:table-cell/>
          <table:table-cell table:style-name="Default"/>
          <table:table-cell table:style-name="ce2091"/>
          <table:table-cell/>
          <table:table-cell table:style-name="ce2650"/>
          <table:table-cell table:style-name="ce2648"/>
          <table:table-cell table:style-name="Default"/>
          <table:table-cell/>
          <table:table-cell table:style-name="ce2722"/>
          <table:table-cell/>
          <table:table-cell table:style-name="Default"/>
          <table:table-cell/>
          <table:table-cell table:style-name="ce2648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91"/>
          <table:table-cell/>
          <table:table-cell table:style-name="ce267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34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722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91"/>
          <table:table-cell/>
          <table:table-cell table:style-name="ce267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72" office:value-type="string" calcext:value-type="string">
            <text:p>Árva</text:p>
          </table:table-cell>
          <table:table-cell/>
          <table:table-cell table:style-name="ce272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91"/>
          <table:table-cell/>
          <table:table-cell table:style-name="ce267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72" office:value-type="string" calcext:value-type="string">
            <text:p>Erdőlakó</text:p>
          </table:table-cell>
          <table:table-cell/>
          <table:table-cell table:style-name="ce272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7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72" office:value-type="string" calcext:value-type="string">
            <text:p>Jobbágy</text:p>
          </table:table-cell>
          <table:table-cell/>
          <table:table-cell table:style-name="ce272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21" office:value-type="string" calcext:value-type="string">
            <text:p>Szabad Fortélyok</text:p>
          </table:table-cell>
          <table:table-cell table:style-name="ce2724" office:value-type="string" calcext:value-type="string">
            <text:p>Kiterjeszti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72" office:value-type="string" calcext:value-type="string">
            <text:p>Nemes</text:p>
          </table:table-cell>
          <table:table-cell/>
          <table:table-cell table:style-name="ce272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0"/>
          <table:table-cell table:style-name="ce2725"/>
          <table:table-cell/>
          <table:table-cell table:style-name="ce267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72" office:value-type="string" calcext:value-type="string">
            <text:p>Polgár</text:p>
          </table:table-cell>
          <table:table-cell/>
          <table:table-cell table:style-name="ce272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4"/>
          <table:table-cell/>
          <table:table-cell table:style-name="ce267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718" office:value-type="string" calcext:value-type="string">
            <text:p><text:span text:style-name="T37">🟩</text:span> Befolyásolás, Emberismeret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72" office:value-type="string" calcext:value-type="string">
            <text:p>Városlakó</text:p>
          </table:table-cell>
          <table:table-cell/>
          <table:table-cell table:style-name="ce272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2" office:value-type="string" calcext:value-type="string">
            <text:p>➖➖➖ Általános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718" office:value-type="string" calcext:value-type="string">
            <text:p><text:span text:style-name="T38">🟥</text:span> Kvantikum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34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72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718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34" office:value-type="string" calcext:value-type="string">
            <text:p>Élet</text:p>
          </table:table-cell>
          <table:table-cell/>
          <table:table-cell table:style-name="ce272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718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34" office:value-type="string" calcext:value-type="string">
            <text:p>Rend</text:p>
          </table:table-cell>
          <table:table-cell/>
          <table:table-cell table:style-name="ce272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3">
          <table:table-cell table:style-name="ce265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718" office:value-type="string" calcext:value-type="string">
            <text:p>Érzékenység Tulajdonságodat segíti ízlelés esetén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34" office:value-type="string" calcext:value-type="string">
            <text:p>Halál</text:p>
          </table:table-cell>
          <table:table-cell/>
          <table:table-cell table:style-name="ce272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718" office:value-type="string" calcext:value-type="string">
            <text:p>Érzékenység Tulajdonságodat segíti tapintás esetén</text:p>
          </table:table-cell>
          <table:table-cell/>
          <table:table-cell table:style-name="ce267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34" office:value-type="string" calcext:value-type="string">
            <text:p>Káosz</text:p>
          </table:table-cell>
          <table:table-cell/>
          <table:table-cell table:style-name="ce272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718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730" table:formula="of:=COUNTA([.H5:.H16])" office:value-type="float" office:value="12" calcext:value-type="float">
            <text:p>12</text:p>
          </table:table-cell>
          <table:table-cell table:style-name="ce26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72" office:value-type="string" calcext:value-type="string">
            <text:p>Alattomos</text:p>
          </table:table-cell>
          <table:table-cell/>
          <table:table-cell table:style-name="ce272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718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72" office:value-type="string" calcext:value-type="string">
            <text:p>Álmodozó</text:p>
          </table:table-cell>
          <table:table-cell/>
          <table:table-cell table:style-name="ce272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718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6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72" office:value-type="string" calcext:value-type="string">
            <text:p>Autoriter</text:p>
          </table:table-cell>
          <table:table-cell/>
          <table:table-cell table:style-name="ce272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22">
          <table:table-cell table:style-name="ce265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30" office:value-type="float" office:value="1" calcext:value-type="float">
            <text:p>1</text:p>
          </table:table-cell>
          <table:table-cell table:style-name="ce2715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718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721" office:value-type="string" calcext:value-type="string">
            <text:p>Kultúrkörök</text:p>
          </table:table-cell>
          <table:table-cell table:style-name="ce26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72" office:value-type="string" calcext:value-type="string">
            <text:p>Barátságos</text:p>
          </table:table-cell>
          <table:table-cell/>
          <table:table-cell table:style-name="ce272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5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88" office:value-type="float" office:value="1" calcext:value-type="float">
            <text:p>1</text:p>
          </table:table-cell>
        </table:table-row>
        <table:table-row table:style-name="ro23">
          <table:table-cell table:style-name="ce265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4"/>
          <table:table-cell/>
          <table:table-cell table:style-name="ce265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718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734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672" office:value-type="string" calcext:value-type="string">
            <text:p>Cinikus</text:p>
          </table:table-cell>
          <table:table-cell/>
          <table:table-cell table:style-name="ce272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718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672" office:value-type="string" calcext:value-type="string">
            <text:p>4mund</text:p>
          </table:table-cell>
          <table:table-cell table:style-name="ce26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72" office:value-type="string" calcext:value-type="string">
            <text:p>Gondoskodó</text:p>
          </table:table-cell>
          <table:table-cell/>
          <table:table-cell table:style-name="ce272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718" office:value-type="string" calcext:value-type="string">
            <text:p><text:span text:style-name="T39">🟩 Nyomozás;  🟩Emberismeret</text:span></text:p>
          </table:table-cell>
          <table:table-cell/>
          <table:table-cell table:style-name="ce2672" office:value-type="string" calcext:value-type="string">
            <text:p>asz1sz</text:p>
          </table:table-cell>
          <table:table-cell table:style-name="ce26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72" office:value-type="string" calcext:value-type="string">
            <text:p>Gyáva</text:p>
          </table:table-cell>
          <table:table-cell/>
          <table:table-cell table:style-name="ce272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72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72" office:value-type="string" calcext:value-type="string">
            <text:p>barbár</text:p>
          </table:table-cell>
          <table:table-cell table:style-name="ce921" table:formula="of:=COUNTA([.I5:.I23])-1" office:value-type="float" office:value="18" calcext:value-type="float">
            <text:p>18</text:p>
          </table:table-cell>
          <table:table-cell table:style-name="ce2672" office:value-type="string" calcext:value-type="string">
            <text:p>Gyűjtögető</text:p>
          </table:table-cell>
          <table:table-cell/>
          <table:table-cell table:style-name="ce272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718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672" office:value-type="string" calcext:value-type="string">
            <text:p>bukán</text:p>
          </table:table-cell>
          <table:table-cell table:style-name="ce2725"/>
          <table:table-cell table:style-name="ce2672" office:value-type="string" calcext:value-type="string">
            <text:p>Hallgatag</text:p>
          </table:table-cell>
          <table:table-cell/>
          <table:table-cell table:style-name="ce272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718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672" office:value-type="string" calcext:value-type="string">
            <text:p>dw00n</text:p>
          </table:table-cell>
          <table:table-cell/>
          <table:table-cell table:style-name="ce2672" office:value-type="string" calcext:value-type="string">
            <text:p>Hiszékeny</text:p>
          </table:table-cell>
          <table:table-cell/>
          <table:table-cell table:style-name="ce272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5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5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718" office:value-type="string" calcext:value-type="string">
            <text:p><text:span text:style-name="T30">🟩 </text:span>Befolyásolás, Emberismeret</text:p>
          </table:table-cell>
          <table:table-cell/>
          <table:table-cell table:style-name="ce2672" office:value-type="string" calcext:value-type="string">
            <text:p>dzs4d</text:p>
          </table:table-cell>
          <table:table-cell table:style-name="ce2726"/>
          <table:table-cell table:style-name="ce2672" office:value-type="string" calcext:value-type="string">
            <text:p>Idealista</text:p>
          </table:table-cell>
          <table:table-cell/>
          <table:table-cell table:style-name="ce272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718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672" office:value-type="string" calcext:value-type="string">
            <text:p>elar</text:p>
          </table:table-cell>
          <table:table-cell table:style-name="ce2726"/>
          <table:table-cell table:style-name="ce2672" office:value-type="string" calcext:value-type="string">
            <text:p>Kígyóiszonyos</text:p>
          </table:table-cell>
          <table:table-cell/>
          <table:table-cell table:style-name="ce272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718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672" office:value-type="string" calcext:value-type="string">
            <text:p>elf</text:p>
          </table:table-cell>
          <table:table-cell table:style-name="Default"/>
          <table:table-cell table:style-name="ce2672" office:value-type="string" calcext:value-type="string">
            <text:p>Megfontolt</text:p>
          </table:table-cell>
          <table:table-cell/>
          <table:table-cell table:style-name="ce272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718" office:value-type="string" calcext:value-type="string">
            <text:p><text:span text:style-name="T30">🟩 </text:span>Lexikum, Hadászat</text:p>
          </table:table-cell>
          <table:table-cell/>
          <table:table-cell table:style-name="ce2672" office:value-type="string" calcext:value-type="string">
            <text:p>en0szukei</text:p>
          </table:table-cell>
          <table:table-cell table:style-name="ce2726"/>
          <table:table-cell table:style-name="ce2672" office:value-type="string" calcext:value-type="string">
            <text:p>Megbízhatatlan</text:p>
          </table:table-cell>
          <table:table-cell/>
          <table:table-cell table:style-name="ce2722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718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672" office:value-type="string" calcext:value-type="string">
            <text:p>erv</text:p>
          </table:table-cell>
          <table:table-cell table:style-name="ce2726"/>
          <table:table-cell table:style-name="ce2672" office:value-type="string" calcext:value-type="string">
            <text:p>Megbízható</text:p>
          </table:table-cell>
          <table:table-cell/>
          <table:table-cell table:style-name="ce2648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718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672" office:value-type="string" calcext:value-type="string">
            <text:p>gohr</text:p>
          </table:table-cell>
          <table:table-cell table:style-name="ce2726"/>
          <table:table-cell table:style-name="ce2672" office:value-type="string" calcext:value-type="string">
            <text:p>Meggondolatlan</text:p>
          </table:table-cell>
          <table:table-cell/>
          <table:table-cell table:style-name="ce272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718" office:value-type="string" calcext:value-type="string">
            <text:p><text:span text:style-name="T30">🟩 </text:span>Befolyásolás, Emberismeret</text:p>
          </table:table-cell>
          <table:table-cell/>
          <table:table-cell table:style-name="ce2672" office:value-type="string" calcext:value-type="string">
            <text:p>gorv1ki</text:p>
          </table:table-cell>
          <table:table-cell table:style-name="ce2726"/>
          <table:table-cell table:style-name="ce2672" office:value-type="string" calcext:value-type="string">
            <text:p>Naív</text:p>
          </table:table-cell>
          <table:table-cell/>
          <table:table-cell table:style-name="ce272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718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il4nori</text:p>
          </table:table-cell>
          <table:table-cell table:style-name="ce2735"/>
          <table:table-cell table:style-name="ce2672" office:value-type="string" calcext:value-type="string">
            <text:p>Nagyképű</text:p>
          </table:table-cell>
          <table:table-cell/>
          <table:table-cell table:style-name="ce272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718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khál</text:p>
          </table:table-cell>
          <table:table-cell table:style-name="ce2735"/>
          <table:table-cell table:style-name="ce2672" office:value-type="string" calcext:value-type="string">
            <text:p>Nárcisztikus</text:p>
          </table:table-cell>
          <table:table-cell/>
          <table:table-cell table:style-name="ce272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65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92"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718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kr4ni</text:p>
          </table:table-cell>
          <table:table-cell table:style-name="Default"/>
          <table:table-cell table:style-name="ce2672" office:value-type="string" calcext:value-type="string">
            <text:p>Pókiszonyos</text:p>
          </table:table-cell>
          <table:table-cell/>
          <table:table-cell table:style-name="ce272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5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718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72" office:value-type="string" calcext:value-type="string">
            <text:p>mawini</text:p>
          </table:table-cell>
          <table:table-cell table:style-name="Default"/>
          <table:table-cell table:style-name="ce2672" office:value-type="string" calcext:value-type="string">
            <text:p>Precíz</text:p>
          </table:table-cell>
          <table:table-cell/>
          <table:table-cell table:style-name="ce272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718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672" office:value-type="string" calcext:value-type="string">
            <text:p>ni4rei</text:p>
          </table:table-cell>
          <table:table-cell table:style-name="Default"/>
          <table:table-cell table:style-name="ce2672" office:value-type="string" calcext:value-type="string">
            <text:p>Szerény</text:p>
          </table:table-cell>
          <table:table-cell/>
          <table:table-cell table:style-name="ce272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52" office:value-type="string" calcext:value-type="string">
            <text:p>➖➖➖ Vezető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718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672" office:value-type="string" calcext:value-type="string">
            <text:p>nomád</text:p>
          </table:table-cell>
          <table:table-cell table:style-name="Default"/>
          <table:table-cell table:style-name="ce2672" office:value-type="string" calcext:value-type="string">
            <text:p>Talpnyaló</text:p>
          </table:table-cell>
          <table:table-cell/>
          <table:table-cell table:style-name="ce2722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718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672" office:value-type="string" calcext:value-type="string">
            <text:p>pier</text:p>
          </table:table-cell>
          <table:table-cell table:style-name="Default"/>
          <table:table-cell table:style-name="ce2672" office:value-type="string" calcext:value-type="string">
            <text:p>Tiszteletreméltó</text:p>
          </table:table-cell>
          <table:table-cell/>
          <table:table-cell table:style-name="ce272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718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672" office:value-type="string" calcext:value-type="string">
            <text:p>predoci, edorli</text:p>
          </table:table-cell>
          <table:table-cell table:style-name="Default"/>
          <table:table-cell table:style-name="ce2672" office:value-type="string" calcext:value-type="string">
            <text:p>Teszetosza</text:p>
          </table:table-cell>
          <table:table-cell/>
          <table:table-cell table:style-name="ce272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718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672" office:value-type="string" calcext:value-type="string">
            <text:p>py4r</text:p>
          </table:table-cell>
          <table:table-cell table:style-name="Default"/>
          <table:table-cell table:style-name="ce2672" office:value-type="string" calcext:value-type="string">
            <text:p>Tériszonyos</text:p>
          </table:table-cell>
          <table:table-cell/>
          <table:table-cell table:style-name="ce2648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718" office:value-type="string" calcext:value-type="string">
            <text:p>🟩 Művészetismeret; <text:s/>🟥 Előadóművészet</text:p>
          </table:table-cell>
          <table:table-cell/>
          <table:table-cell table:style-name="ce2672" office:value-type="string" calcext:value-type="string">
            <text:p>ragnaroki</text:p>
          </table:table-cell>
          <table:table-cell table:style-name="Default"/>
          <table:table-cell table:style-name="ce2672" office:value-type="string" calcext:value-type="string">
            <text:p>Tudálékos</text:p>
          </table:table-cell>
          <table:table-cell/>
          <table:table-cell table:style-name="ce272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718" office:value-type="string" calcext:value-type="string">
            <text:p>🟩 Művészetismeret; <text:s/>🟥 Előadóművészet</text:p>
          </table:table-cell>
          <table:table-cell/>
          <table:table-cell table:style-name="ce267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72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5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718" office:value-type="string" calcext:value-type="string">
            <text:p>🟩 Művészetismeret; <text:s/>🟥 Előadóművészet</text:p>
          </table:table-cell>
          <table:table-cell/>
          <table:table-cell table:style-name="ce2672" office:value-type="string" calcext:value-type="string">
            <text:p>syburri</text:p>
          </table:table-cell>
          <table:table-cell table:style-name="Default"/>
          <table:table-cell table:style-name="ce2734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72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718" office:value-type="string" calcext:value-type="string">
            <text:p><text:span text:style-name="T39">🟥 </text:span>Előadóművészet</text:p>
          </table:table-cell>
          <table:table-cell/>
          <table:table-cell table:style-name="ce2672" office:value-type="string" calcext:value-type="string">
            <text:p>tarran</text:p>
          </table:table-cell>
          <table:table-cell table:style-name="Default"/>
          <table:table-cell table:style-name="ce2672" office:value-type="string" calcext:value-type="string">
            <text:p>Alacsony</text:p>
          </table:table-cell>
          <table:table-cell/>
          <table:table-cell table:style-name="ce272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718" office:value-type="string" calcext:value-type="string">
            <text:p><text:span text:style-name="T39">🟥 </text:span>Előadóművészet</text:p>
          </table:table-cell>
          <table:table-cell/>
          <table:table-cell table:style-name="ce2672" office:value-type="string" calcext:value-type="string">
            <text:p>ti4dlani</text:p>
          </table:table-cell>
          <table:table-cell table:style-name="Default"/>
          <table:table-cell table:style-name="ce2672" office:value-type="string" calcext:value-type="string">
            <text:p>Albínó</text:p>
          </table:table-cell>
          <table:table-cell/>
          <table:table-cell table:style-name="ce272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ce2723" table:formula="of:=COUNTA([.E11:.E47])" office:value-type="float" office:value="37" calcext:value-type="float">
            <text:p>37</text:p>
          </table:table-cell>
          <table:table-cell table:style-name="ce2718"/>
          <table:table-cell/>
          <table:table-cell table:style-name="ce2672" office:value-type="string" calcext:value-type="string">
            <text:p>tongoriai</text:p>
          </table:table-cell>
          <table:table-cell table:style-name="Default"/>
          <table:table-cell table:style-name="ce2672" office:value-type="string" calcext:value-type="string">
            <text:p>Divatos</text:p>
          </table:table-cell>
          <table:table-cell/>
          <table:table-cell table:style-name="ce2648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72" office:value-type="string" calcext:value-type="string">
            <text:p>t0r0ni</text:p>
          </table:table-cell>
          <table:table-cell table:style-name="Default"/>
          <table:table-cell table:style-name="ce2672" office:value-type="string" calcext:value-type="string">
            <text:p>Jóképű</text:p>
          </table:table-cell>
          <table:table-cell/>
          <table:table-cell table:style-name="ce264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72" office:value-type="string" calcext:value-type="string">
            <text:p>törpe</text:p>
          </table:table-cell>
          <table:table-cell table:style-name="Default"/>
          <table:table-cell table:style-name="ce2672" office:value-type="string" calcext:value-type="string">
            <text:p>Kövér</text:p>
          </table:table-cell>
          <table:table-cell/>
          <table:table-cell table:style-name="ce264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72" office:value-type="string" calcext:value-type="string">
            <text:p>Magas</text:p>
          </table:table-cell>
          <table:table-cell/>
          <table:table-cell table:style-name="ce2648"/>
          <table:table-cell table:style-name="ce2733"/>
          <table:table-cell table:number-columns-repeated="3"/>
        </table:table-row>
        <table:table-row table:style-name="ro22">
          <table:table-cell table:style-name="ce265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6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7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92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67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7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9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727"/>
          <table:table-cell table:style-name="Default" table:number-columns-repeated="3"/>
          <table:table-cell table:style-name="ce267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52" office:value-type="string" calcext:value-type="string">
            <text:p>➖➖➖ Befolyástól védő ➖➖➖</text:p>
          </table:table-cell>
          <table:table-cell table:style-name="ce26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7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7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72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30"/>
          <table:table-cell table:style-name="ce2717"/>
          <table:table-cell/>
          <table:table-cell table:style-name="Default" table:number-columns-repeated="5"/>
          <table:table-cell table:style-name="ce2734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30"/>
          <table:table-cell table:style-name="ce271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30"/>
          <table:table-cell table:style-name="ce2717"/>
          <table:table-cell/>
          <table:table-cell table:style-name="Default" table:number-columns-repeated="4"/>
          <table:table-cell table:style-name="ce273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49" office:value-type="string" calcext:value-type="string">
            <text:p>Harci fortélyok</text:p>
          </table:table-cell>
          <table:table-cell table:style-name="ce1030"/>
          <table:table-cell table:style-name="ce271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73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71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30" office:value-type="float" office:value="1" calcext:value-type="float">
            <text:p>1</text:p>
          </table:table-cell>
          <table:table-cell table:style-name="ce27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30" office:value-type="float" office:value="1" calcext:value-type="float">
            <text:p>1</text:p>
          </table:table-cell>
          <table:table-cell table:style-name="ce27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1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1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93" office:value-type="float" office:value="3" calcext:value-type="float">
            <text:p>3</text:p>
          </table:table-cell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7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7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92" office:value-type="float" office:value="2" calcext:value-type="float">
            <text:p>2</text:p>
          </table:table-cell>
          <table:table-cell table:style-name="ce2718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5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73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48"/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9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9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73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73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77"/>
        <table:table-column table:style-name="co100" table:default-cell-style-name="ce977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736" office:value-type="string" calcext:value-type="string">
            <text:p>Karakter pontok (KP) elosztása </text:p>
          </table:table-cell>
          <table:table-cell table:style-name="ce2736"/>
          <table:table-cell table:style-name="ce977" table:number-columns-repeated="16382"/>
        </table:table-row>
        <table:table-row table:style-name="ro24">
          <table:table-cell/>
          <table:table-cell table:style-name="ce273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77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737"/>
          <table:table-cell table:style-name="ce977" table:number-columns-repeated="16382"/>
        </table:table-row>
        <table:table-row table:style-name="ro25">
          <table:table-cell/>
          <table:table-cell table:style-name="ce2737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77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737"/>
          <table:table-cell table:style-name="ce977" table:number-columns-repeated="16382"/>
        </table:table-row>
        <table:table-row table:style-name="ro26">
          <table:table-cell/>
          <table:table-cell table:style-name="ce273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77" table:number-columns-repeated="16382"/>
        </table:table-row>
        <table:table-row table:style-name="ro2">
          <table:table-cell/>
          <table:table-cell table:style-name="ce2737"/>
          <table:table-cell table:style-name="ce977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737"/>
          <table:table-cell table:style-name="ce977" table:number-columns-repeated="16382"/>
        </table:table-row>
        <table:table-row table:style-name="ro25">
          <table:table-cell/>
          <table:table-cell table:style-name="ce273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77" table:number-columns-repeated="16382"/>
        </table:table-row>
        <table:table-row table:style-name="ro2">
          <table:table-cell/>
          <table:table-cell table:style-name="ce2737"/>
          <table:table-cell table:style-name="ce977" table:number-columns-repeated="16382"/>
        </table:table-row>
        <table:table-row table:style-name="ro24">
          <table:table-cell table:style-name="ce2736" office:value-type="string" calcext:value-type="string">
            <text:p>Mágikus tradíció, Arkánumok (Primer képzettség)</text:p>
            <text:p/>
          </table:table-cell>
          <table:table-cell/>
          <table:table-cell table:style-name="ce977" table:number-columns-repeated="16382"/>
        </table:table-row>
        <table:table-row table:style-name="ro27">
          <table:table-cell/>
          <table:table-cell table:style-name="ce273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77" table:number-columns-repeated="16382"/>
        </table:table-row>
        <table:table-row table:style-name="ro24">
          <table:table-cell table:style-name="ce2737" office:value-type="string" calcext:value-type="string">
            <text:p>Pszí</text:p>
            <text:p/>
          </table:table-cell>
          <table:table-cell/>
          <table:table-cell table:style-name="ce977" table:number-columns-repeated="16382"/>
        </table:table-row>
        <table:table-row table:style-name="ro1">
          <table:table-cell/>
          <table:table-cell table:style-name="ce2737" office:value-type="string" calcext:value-type="string">
            <text:p>→Pszí alkalmazés: Primer képzettség, ez a „pi4rroni” diszciplínák alkalmazásának ismerete</text:p>
          </table:table-cell>
          <table:table-cell table:style-name="ce977" table:number-columns-repeated="16382"/>
        </table:table-row>
        <table:table-row table:style-name="ro2">
          <table:table-cell table:number-columns-repeated="2"/>
          <table:table-cell table:style-name="ce977" table:number-columns-repeated="16382"/>
        </table:table-row>
        <table:table-row table:style-name="ro28">
          <table:table-cell table:number-columns-repeated="2"/>
          <table:table-cell table:style-name="ce977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77" table:number-columns-repeated="16382"/>
        </table:table-row>
        <table:table-row table:style-name="ro27">
          <table:table-cell/>
          <table:table-cell table:style-name="ce273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77" table:number-columns-repeated="16382"/>
        </table:table-row>
        <table:table-row table:style-name="ro2" table:number-rows-repeated="1048557">
          <table:table-cell table:number-columns-repeated="2"/>
          <table:table-cell table:style-name="ce977" table:number-columns-repeated="16382"/>
        </table:table-row>
        <table:table-row table:style-name="ro2">
          <table:table-cell table:number-columns-repeated="2"/>
          <table:table-cell table:style-name="ce977" table:number-columns-repeated="16382"/>
        </table:table-row>
      </table:table>
      <table:table table:name="changelog" table:style-name="ta5" table:print="false">
        <table:table-column table:style-name="co101" table:default-cell-style-name="ce525"/>
        <table:table-row table:style-name="ro1">
          <table:table-cell table:style-name="ce2738" office:value-type="string" calcext:value-type="string">
            <text:p>V9.0.0</text:p>
          </table:table-cell>
        </table:table-row>
        <table:table-row table:style-name="ro2">
          <table:table-cell table:style-name="ce2739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739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739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739"/>
        </table:table-row>
        <table:table-row table:style-name="ro1">
          <table:table-cell table:style-name="ce2738" office:value-type="string" calcext:value-type="string">
            <text:p>V8.9.8</text:p>
          </table:table-cell>
        </table:table-row>
        <table:table-row table:style-name="ro1">
          <table:table-cell table:style-name="ce2740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740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740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740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740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740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740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7</text:p>
          </table:table-cell>
        </table:table-row>
        <table:table-row table:style-name="ro1">
          <table:table-cell table:style-name="ce2740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740" office:value-type="string" calcext:value-type="string">
            <text:p>* Harcos elme leírása változott</text:p>
          </table:table-cell>
        </table:table-row>
        <table:table-row table:style-name="ro1">
          <table:table-cell table:style-name="ce2740" office:value-type="string" calcext:value-type="string">
            <text:p>* Gyors kezdeményezés: 4 KÉ / fok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6 – k20 innentől</text:p>
          </table:table-cell>
        </table:table-row>
        <table:table-row table:style-name="ro1">
          <table:table-cell table:style-name="ce2740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740" office:value-type="string" calcext:value-type="string">
            <text:p>* minden fegyver k20-ra konvertálva</text:p>
          </table:table-cell>
        </table:table-row>
        <table:table-row table:style-name="ro1">
          <table:table-cell table:style-name="ce2740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740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740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5 – k100 utolsó</text:p>
          </table:table-cell>
        </table:table-row>
        <table:table-row table:style-name="ro1">
          <table:table-cell table:style-name="ce2740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740" office:value-type="string" calcext:value-type="string">
            <text:p>* Karma Hátterek bővültek</text:p>
          </table:table-cell>
        </table:table-row>
        <table:table-row table:style-name="ro1">
          <table:table-cell table:style-name="ce2740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741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4</text:p>
          </table:table-cell>
        </table:table-row>
        <table:table-row table:style-name="ro1">
          <table:table-cell table:style-name="ce274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74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74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74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74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74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74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74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740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3</text:p>
          </table:table-cell>
        </table:table-row>
        <table:table-row table:style-name="ro1">
          <table:table-cell table:style-name="ce274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74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74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738"/>
        </table:table-row>
        <table:table-row table:style-name="ro1">
          <table:table-cell table:style-name="ce2738" office:value-type="string" calcext:value-type="string">
            <text:p>V8.9.2</text:p>
          </table:table-cell>
        </table:table-row>
        <table:table-row table:style-name="ro1">
          <table:table-cell table:style-name="ce274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74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74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74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74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1</text:p>
          </table:table-cell>
        </table:table-row>
        <table:table-row table:style-name="ro1">
          <table:table-cell table:style-name="ce274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9.0</text:p>
          </table:table-cell>
        </table:table-row>
        <table:table-row table:style-name="ro1">
          <table:table-cell table:style-name="ce274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74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74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74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740" office:value-type="string" calcext:value-type="string">
            <text:p>* Pajzshasználat 3.fok: +5 VÉ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9</text:p>
          </table:table-cell>
        </table:table-row>
        <table:table-row table:style-name="ro1">
          <table:table-cell table:style-name="ce2740" office:value-type="string" calcext:value-type="string">
            <text:p>* Ostorharc harcmodor bekerült</text:p>
          </table:table-cell>
        </table:table-row>
        <table:table-row table:style-name="ro1">
          <table:table-cell table:style-name="ce274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74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8</text:p>
          </table:table-cell>
        </table:table-row>
        <table:table-row table:style-name="ro1">
          <table:table-cell table:style-name="ce274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74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74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74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7</text:p>
          </table:table-cell>
        </table:table-row>
        <table:table-row table:style-name="ro1">
          <table:table-cell table:style-name="ce274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74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74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74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74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74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38" office:value-type="string" calcext:value-type="string">
            <text:p>V8.8.6</text:p>
          </table:table-cell>
        </table:table-row>
        <table:table-row table:style-name="ro1">
          <table:table-cell table:style-name="ce2740" office:value-type="string" calcext:value-type="string">
            <text:p>* Vezető fortélyok bekerültek</text:p>
          </table:table-cell>
        </table:table-row>
        <table:table-row table:style-name="ro1">
          <table:table-cell table:style-name="ce274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74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74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5</text:p>
          </table:table-cell>
        </table:table-row>
        <table:table-row table:style-name="ro1">
          <table:table-cell table:style-name="ce274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74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74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74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4</text:p>
          </table:table-cell>
        </table:table-row>
        <table:table-row table:style-name="ro1">
          <table:table-cell table:style-name="ce2740" office:value-type="string" calcext:value-type="string">
            <text:p>* Új: Alakzatharc képzettség</text:p>
          </table:table-cell>
        </table:table-row>
        <table:table-row table:style-name="ro1">
          <table:table-cell table:style-name="ce2740" office:value-type="string" calcext:value-type="string">
            <text:p>* Új: Alakzat: támadó fortély</text:p>
          </table:table-cell>
        </table:table-row>
        <table:table-row table:style-name="ro1">
          <table:table-cell table:style-name="ce2740" office:value-type="string" calcext:value-type="string">
            <text:p>* Új: Alakzat: védekező fortély</text:p>
          </table:table-cell>
        </table:table-row>
        <table:table-row table:style-name="ro1">
          <table:table-cell table:style-name="ce2740" office:value-type="string" calcext:value-type="string">
            <text:p>* Új: Parancsnok fortély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3</text:p>
          </table:table-cell>
        </table:table-row>
        <table:table-row table:style-name="ro1">
          <table:table-cell table:style-name="ce274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74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740" office:value-type="string" calcext:value-type="string">
            <text:p>* Új: Harckeret növelés fortély</text:p>
          </table:table-cell>
        </table:table-row>
        <table:table-row table:style-name="ro1">
          <table:table-cell table:style-name="ce2740" office:value-type="string" calcext:value-type="string">
            <text:p>* Új: Koordinátor fortély</text:p>
          </table:table-cell>
        </table:table-row>
        <table:table-row table:style-name="ro1">
          <table:table-cell table:style-name="ce2740" office:value-type="string" calcext:value-type="string">
            <text:p>* Új: Daráló fortély</text:p>
          </table:table-cell>
        </table:table-row>
        <table:table-row table:style-name="ro1">
          <table:table-cell table:style-name="ce2740" office:value-type="string" calcext:value-type="string">
            <text:p>* Taktika: Falanx megszűn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74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1</text:p>
          </table:table-cell>
        </table:table-row>
        <table:table-row table:style-name="ro1">
          <table:table-cell table:style-name="ce274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74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740" office:value-type="string" calcext:value-type="string">
            <text:p>* Új: Elpusztíthatatlan fortély</text:p>
          </table:table-cell>
        </table:table-row>
        <table:table-row table:style-name="ro1">
          <table:table-cell table:style-name="ce2740" office:value-type="string" calcext:value-type="string">
            <text:p>* Új: Gladiátor bestiái fortély</text:p>
          </table:table-cell>
        </table:table-row>
        <table:table-row table:style-name="ro1">
          <table:table-cell table:style-name="ce274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74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74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8.0</text:p>
          </table:table-cell>
        </table:table-row>
        <table:table-row table:style-name="ro1">
          <table:table-cell table:style-name="ce274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74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740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740" office:value-type="string" calcext:value-type="string">
            <text:p>* Szilánk pontértéknek cella</text:p>
          </table:table-cell>
        </table:table-row>
        <table:table-row table:style-name="ro1">
          <table:table-cell table:style-name="ce2740" office:value-type="string" calcext:value-type="string">
            <text:p>* Felszerelés keret képlet 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9</text:p>
          </table:table-cell>
        </table:table-row>
        <table:table-row table:style-name="ro1">
          <table:table-cell table:style-name="ce274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74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74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74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8</text:p>
          </table:table-cell>
        </table:table-row>
        <table:table-row table:style-name="ro1">
          <table:table-cell table:style-name="ce274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74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740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7</text:p>
          </table:table-cell>
        </table:table-row>
        <table:table-row table:style-name="ro1">
          <table:table-cell table:style-name="ce2740" office:value-type="string" calcext:value-type="string">
            <text:p>* Új Szabad Fortély: Kihallgatás</text:p>
          </table:table-cell>
        </table:table-row>
        <table:table-row table:style-name="ro1">
          <table:table-cell table:style-name="ce274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6</text:p>
          </table:table-cell>
        </table:table-row>
        <table:table-row table:style-name="ro1">
          <table:table-cell table:style-name="ce274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74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74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740" office:value-type="string" calcext:value-type="string">
            <text:p>* Kínzás képzettség megszün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5</text:p>
          </table:table-cell>
        </table:table-row>
        <table:table-row table:style-name="ro1">
          <table:table-cell table:style-name="ce274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74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74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742"/>
        </table:table-row>
        <table:table-row table:style-name="ro1">
          <table:table-cell table:style-name="ce2742" office:value-type="string" calcext:value-type="string">
            <text:p>V8.7.4</text:p>
          </table:table-cell>
        </table:table-row>
        <table:table-row table:style-name="ro1">
          <table:table-cell table:style-name="ce274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74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74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74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743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3</text:p>
          </table:table-cell>
        </table:table-row>
        <table:table-row table:style-name="ro1">
          <table:table-cell table:style-name="ce274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74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74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74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74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74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2</text:p>
          </table:table-cell>
        </table:table-row>
        <table:table-row table:style-name="ro1">
          <table:table-cell table:style-name="ce274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74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74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1</text:p>
          </table:table-cell>
        </table:table-row>
        <table:table-row table:style-name="ro1">
          <table:table-cell table:style-name="ce274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74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7.0</text:p>
          </table:table-cell>
        </table:table-row>
        <table:table-row table:style-name="ro1">
          <table:table-cell table:style-name="ce274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74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74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74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74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9</text:p>
          </table:table-cell>
        </table:table-row>
        <table:table-row table:style-name="ro1">
          <table:table-cell table:style-name="ce274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74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74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74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8</text:p>
          </table:table-cell>
        </table:table-row>
        <table:table-row table:style-name="ro1">
          <table:table-cell table:style-name="ce274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74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74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74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74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74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7</text:p>
          </table:table-cell>
        </table:table-row>
        <table:table-row table:style-name="ro1">
          <table:table-cell table:style-name="ce274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74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74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740" office:value-type="string" calcext:value-type="string">
            <text:p>* Tradíció lista frissítve</text:p>
          </table:table-cell>
        </table:table-row>
        <table:table-row table:style-name="ro1">
          <table:table-cell table:style-name="ce274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6</text:p>
          </table:table-cell>
        </table:table-row>
        <table:table-row table:style-name="ro1">
          <table:table-cell table:style-name="ce274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5</text:p>
          </table:table-cell>
        </table:table-row>
        <table:table-row table:style-name="ro1">
          <table:table-cell table:style-name="ce274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74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74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74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4</text:p>
          </table:table-cell>
        </table:table-row>
        <table:table-row table:style-name="ro1">
          <table:table-cell table:style-name="ce2740" office:value-type="string" calcext:value-type="string">
            <text:p>* KP Alap megszűnt</text:p>
          </table:table-cell>
        </table:table-row>
        <table:table-row table:style-name="ro1">
          <table:table-cell table:style-name="ce2740" office:value-type="string" calcext:value-type="string">
            <text:p>* KP / Szint: 50 + Intelligencia</text:p>
          </table:table-cell>
        </table:table-row>
        <table:table-row table:style-name="ro1">
          <table:table-cell table:style-name="ce274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740" office:value-type="string" calcext:value-type="string">
            <text:p>* Új Leíró Hátterek</text:p>
          </table:table-cell>
        </table:table-row>
        <table:table-row table:style-name="ro1">
          <table:table-cell table:style-name="ce274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3</text:p>
          </table:table-cell>
        </table:table-row>
        <table:table-row table:style-name="ro1">
          <table:table-cell table:style-name="ce2740" office:value-type="string" calcext:value-type="string">
            <text:p>* Helyismeret db számláló</text:p>
          </table:table-cell>
        </table:table-row>
        <table:table-row table:style-name="ro1">
          <table:table-cell table:style-name="ce274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740" office:value-type="string" calcext:value-type="string">
            <text:p>* Hadvezetés átnevezve: Hadászat</text:p>
          </table:table-cell>
        </table:table-row>
        <table:table-row table:style-name="ro1">
          <table:table-cell table:style-name="ce274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740" office:value-type="string" calcext:value-type="string">
            <text:p>* Leíró Hátterek bekerültek</text:p>
          </table:table-cell>
        </table:table-row>
        <table:table-row table:style-name="ro1">
          <table:table-cell table:style-name="ce2740" office:value-type="string" calcext:value-type="string">
            <text:p>* Vadember fortély bekerült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2</text:p>
          </table:table-cell>
        </table:table-row>
        <table:table-row table:style-name="ro1">
          <table:table-cell table:style-name="ce274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74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74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74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74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74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1</text:p>
          </table:table-cell>
        </table:table-row>
        <table:table-row table:style-name="ro1">
          <table:table-cell table:style-name="ce274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74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74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74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74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740" office:value-type="string" calcext:value-type="string">
            <text:p>* rengeteg apró javítás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6.0</text:p>
          </table:table-cell>
        </table:table-row>
        <table:table-row table:style-name="ro1">
          <table:table-cell table:style-name="ce274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740" office:value-type="string" calcext:value-type="string">
            <text:p>* Data fül teljes átrendezése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5.1</text:p>
          </table:table-cell>
        </table:table-row>
        <table:table-row table:style-name="ro1">
          <table:table-cell table:style-name="ce274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74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74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74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5.0 – 1K</text:p>
          </table:table-cell>
        </table:table-row>
        <table:table-row table:style-name="ro1">
          <table:table-cell table:style-name="ce274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74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74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74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740" office:value-type="string" calcext:value-type="string">
            <text:p>* SFÉ számítása automatikus</text:p>
          </table:table-cell>
        </table:table-row>
        <table:table-row table:style-name="ro1">
          <table:table-cell table:style-name="ce274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74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74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74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74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74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3.2</text:p>
          </table:table-cell>
        </table:table-row>
        <table:table-row table:style-name="ro1">
          <table:table-cell table:style-name="ce274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74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74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740"/>
        </table:table-row>
        <table:table-row table:style-name="ro1">
          <table:table-cell table:style-name="ce2742" office:value-type="string" calcext:value-type="string">
            <text:p>V8.3.1</text:p>
          </table:table-cell>
        </table:table-row>
        <table:table-row table:style-name="ro1">
          <table:table-cell table:style-name="ce274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74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74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74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740" office:value-type="string" calcext:value-type="string">
            <text:p>* Hamisítás képzettség bekötve</text:p>
          </table:table-cell>
        </table:table-row>
        <table:table-row table:style-name="ro29">
          <table:table-cell table:style-name="ce2740" office:value-type="string" calcext:value-type="string">
            <text:p>* Szakma lista</text:p>
          </table:table-cell>
        </table:table-row>
        <table:table-row table:style-name="ro29">
          <table:table-cell table:style-name="ce274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740"/>
        </table:table-row>
        <table:table-row table:style-name="ro29">
          <table:table-cell table:style-name="ce2742" office:value-type="string" calcext:value-type="string">
            <text:p>V8.3.0</text:p>
          </table:table-cell>
        </table:table-row>
        <table:table-row table:style-name="ro30">
          <table:table-cell table:style-name="ce2740" office:value-type="string" calcext:value-type="string">
            <text:p>* Történelemismeret: Átfogó</text:p>
          </table:table-cell>
        </table:table-row>
        <table:table-row table:style-name="ro30">
          <table:table-cell table:style-name="ce2740" office:value-type="string" calcext:value-type="string">
            <text:p>* Műveltség: Átlagos (új)</text:p>
          </table:table-cell>
        </table:table-row>
        <table:table-row table:style-name="ro30">
          <table:table-cell table:style-name="ce2740" office:value-type="string" calcext:value-type="string">
            <text:p>* Irodalom-ismeret megszűnt</text:p>
          </table:table-cell>
        </table:table-row>
        <table:table-row table:style-name="ro30">
          <table:table-cell table:style-name="ce2740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740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740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740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740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74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74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74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74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74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74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74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2.6</text:p>
          </table:table-cell>
        </table:table-row>
        <table:table-row table:style-name="ro2">
          <table:table-cell table:style-name="ce274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740" office:value-type="string" calcext:value-type="string">
            <text:p>* Helyismeret Bónusz háttér lett</text:p>
          </table:table-cell>
        </table:table-row>
        <table:table-row table:style-name="ro2">
          <table:table-cell table:style-name="ce274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74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74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74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74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74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74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8.2.4</text:p>
          </table:table-cell>
        </table:table-row>
        <table:table-row table:style-name="ro30">
          <table:table-cell table:style-name="ce2740" office:value-type="string" calcext:value-type="string">
            <text:p>* Fülek átnevezése, színezése</text:p>
          </table:table-cell>
        </table:table-row>
        <table:table-row table:style-name="ro30">
          <table:table-cell table:style-name="ce274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8.2.3</text:p>
          </table:table-cell>
        </table:table-row>
        <table:table-row table:style-name="ro30">
          <table:table-cell table:style-name="ce2740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740" office:value-type="string" calcext:value-type="string">
            <text:p>* Új fül: Fortélyok</text:p>
          </table:table-cell>
        </table:table-row>
        <table:table-row table:style-name="ro2">
          <table:table-cell table:style-name="ce2742"/>
        </table:table-row>
        <table:table-row table:style-name="ro30">
          <table:table-cell table:style-name="ce2742" office:value-type="string" calcext:value-type="string">
            <text:p>V8.2.2</text:p>
          </table:table-cell>
        </table:table-row>
        <table:table-row table:style-name="ro30">
          <table:table-cell table:style-name="ce2740" office:value-type="string" calcext:value-type="string">
            <text:p>* Új betűtípus: Avenir</text:p>
          </table:table-cell>
        </table:table-row>
        <table:table-row table:style-name="ro2">
          <table:table-cell table:style-name="ce274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74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74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2.0</text:p>
          </table:table-cell>
        </table:table-row>
        <table:table-row table:style-name="ro2">
          <table:table-cell table:style-name="ce2740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740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740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740" office:value-type="string" calcext:value-type="string">
            <text:p>* Kétkezes harc táblázat</text:p>
          </table:table-cell>
        </table:table-row>
        <table:table-row table:style-name="ro30">
          <table:table-cell table:style-name="ce2740" office:value-type="string" calcext:value-type="string">
            <text:p>* Páncélok, vértek táblázat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8.1.1</text:p>
          </table:table-cell>
        </table:table-row>
        <table:table-row table:style-name="ro30">
          <table:table-cell table:style-name="ce2740" office:value-type="string" calcext:value-type="string">
            <text:p>* Max szint: 21</text:p>
          </table:table-cell>
        </table:table-row>
        <table:table-row table:style-name="ro30">
          <table:table-cell table:style-name="ce2740" office:value-type="string" calcext:value-type="string">
            <text:p>* KP Alap: 150</text:p>
          </table:table-cell>
        </table:table-row>
        <table:table-row table:style-name="ro30">
          <table:table-cell table:style-name="ce2740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74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1.0</text:p>
          </table:table-cell>
        </table:table-row>
        <table:table-row table:style-name="ro2">
          <table:table-cell table:style-name="ce274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74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74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740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740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740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740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740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74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740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74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0.5</text:p>
          </table:table-cell>
        </table:table-row>
        <table:table-row table:style-name="ro2">
          <table:table-cell table:style-name="ce274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740" office:value-type="string" calcext:value-type="string">
            <text:p>* KP maradt warning formázás</text:p>
          </table:table-cell>
        </table:table-row>
        <table:table-row table:style-name="ro2">
          <table:table-cell table:style-name="ce274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74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74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74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74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0.1</text:p>
          </table:table-cell>
        </table:table-row>
        <table:table-row table:style-name="ro2">
          <table:table-cell table:style-name="ce274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74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8.0.0</text:p>
          </table:table-cell>
        </table:table-row>
        <table:table-row table:style-name="ro2">
          <table:table-cell table:style-name="ce274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74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74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740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74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7.9.3</text:p>
          </table:table-cell>
        </table:table-row>
        <table:table-row table:style-name="ro2">
          <table:table-cell table:style-name="ce2740" office:value-type="string" calcext:value-type="string">
            <text:p>* Új érték: Aura (3.fül)</text:p>
          </table:table-cell>
        </table:table-row>
        <table:table-row table:style-name="ro2">
          <table:table-cell table:style-name="ce274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74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74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7.9.2</text:p>
          </table:table-cell>
        </table:table-row>
        <table:table-row table:style-name="ro30">
          <table:table-cell table:style-name="ce274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740"/>
        </table:table-row>
        <table:table-row table:style-name="ro30">
          <table:table-cell table:style-name="ce2742" office:value-type="string" calcext:value-type="string">
            <text:p>V7.9.1</text:p>
          </table:table-cell>
        </table:table-row>
        <table:table-row table:style-name="ro30">
          <table:table-cell table:style-name="ce2740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74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740"/>
        </table:table-row>
        <table:table-row table:style-name="ro2">
          <table:table-cell table:style-name="ce2742" office:value-type="string" calcext:value-type="string">
            <text:p>V7.9</text:p>
          </table:table-cell>
        </table:table-row>
        <table:table-row table:style-name="ro2">
          <table:table-cell table:style-name="ce27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8</text:p>
          </table:table-cell>
        </table:table-row>
        <table:table-row table:style-name="ro2">
          <table:table-cell table:style-name="ce27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7.7.1</text:p>
          </table:table-cell>
        </table:table-row>
        <table:table-row table:style-name="ro2">
          <table:table-cell table:style-name="ce27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7</text:p>
          </table:table-cell>
        </table:table-row>
        <table:table-row table:style-name="ro2">
          <table:table-cell table:style-name="ce27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7.6.1</text:p>
          </table:table-cell>
        </table:table-row>
        <table:table-row table:style-name="ro2">
          <table:table-cell table:style-name="ce27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6</text:p>
          </table:table-cell>
        </table:table-row>
        <table:table-row table:style-name="ro2">
          <table:table-cell table:style-name="ce27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5</text:p>
          </table:table-cell>
        </table:table-row>
        <table:table-row table:style-name="ro2">
          <table:table-cell table:style-name="ce27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4</text:p>
          </table:table-cell>
        </table:table-row>
        <table:table-row table:style-name="ro2">
          <table:table-cell table:style-name="ce27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45" office:value-type="string" calcext:value-type="string">
            <text:p>V7.3</text:p>
          </table:table-cell>
        </table:table-row>
        <table:table-row table:style-name="ro2">
          <table:table-cell table:style-name="ce27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2</text:p>
          </table:table-cell>
        </table:table-row>
        <table:table-row table:style-name="ro2">
          <table:table-cell table:style-name="ce27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7.1</text:p>
          </table:table-cell>
        </table:table-row>
        <table:table-row table:style-name="ro2">
          <table:table-cell table:style-name="ce2744" office:value-type="string" calcext:value-type="string">
            <text:p>* Buzogány harcértékek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7.0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9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8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44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744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44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7</text:p>
          </table:table-cell>
        </table:table-row>
        <table:table-row table:style-name="ro2">
          <table:table-cell table:style-name="ce27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6</text:p>
          </table:table-cell>
        </table:table-row>
        <table:table-row table:style-name="ro2">
          <table:table-cell table:style-name="ce2744" office:value-type="string" calcext:value-type="string">
            <text:p>* Akrobatika bekerült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5</text:p>
          </table:table-cell>
        </table:table-row>
        <table:table-row table:style-name="ro2">
          <table:table-cell table:style-name="ce27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6.4</text:p>
          </table:table-cell>
        </table:table-row>
        <table:table-row table:style-name="ro2">
          <table:table-cell table:style-name="ce27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3</text:p>
          </table:table-cell>
        </table:table-row>
        <table:table-row table:style-name="ro2">
          <table:table-cell table:style-name="ce27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6.2</text:p>
          </table:table-cell>
        </table:table-row>
        <table:table-row table:style-name="ro2">
          <table:table-cell table:style-name="ce27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44" office:value-type="string" calcext:value-type="string">
            <text:p>* Licenc szöveg módosult kicsit</text:p>
          </table:table-cell>
        </table:table-row>
        <table:table-row table:style-name="ro2">
          <table:table-cell table:style-name="ce27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44" office:value-type="string" calcext:value-type="string">
            <text:p>* Mágia tradíciókhoz infobox</text:p>
          </table:table-cell>
        </table:table-row>
        <table:table-row table:style-name="ro2">
          <table:table-cell table:style-name="ce27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6.1</text:p>
          </table:table-cell>
        </table:table-row>
        <table:table-row table:style-name="ro2">
          <table:table-cell table:style-name="ce27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6.0</text:p>
          </table:table-cell>
        </table:table-row>
        <table:table-row table:style-name="ro2">
          <table:table-cell table:style-name="ce27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9</text:p>
          </table:table-cell>
        </table:table-row>
        <table:table-row table:style-name="ro2">
          <table:table-cell table:style-name="ce2744" office:value-type="string" calcext:value-type="string">
            <text:p>* Kis javítások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8</text:p>
          </table:table-cell>
        </table:table-row>
        <table:table-row table:style-name="ro2">
          <table:table-cell table:style-name="ce2744" office:value-type="string" calcext:value-type="string">
            <text:p>* CC licenc bekerült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7</text:p>
          </table:table-cell>
        </table:table-row>
        <table:table-row table:style-name="ro2">
          <table:table-cell table:style-name="ce27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6</text:p>
          </table:table-cell>
        </table:table-row>
        <table:table-row table:style-name="ro2">
          <table:table-cell table:style-name="ce27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5.5</text:p>
          </table:table-cell>
        </table:table-row>
        <table:table-row table:style-name="ro2">
          <table:table-cell table:style-name="ce27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7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744"/>
        </table:table-row>
        <table:table-row table:style-name="ro2">
          <table:table-cell table:style-name="ce2745" office:value-type="string" calcext:value-type="string">
            <text:p>V5.4</text:p>
          </table:table-cell>
        </table:table-row>
        <table:table-row table:style-name="ro2">
          <table:table-cell table:style-name="ce27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44" office:value-type="string" calcext:value-type="string">
            <text:p>* 1HM=5KP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3</text:p>
          </table:table-cell>
        </table:table-row>
        <table:table-row table:style-name="ro2">
          <table:table-cell table:style-name="ce27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7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2</text:p>
          </table:table-cell>
        </table:table-row>
        <table:table-row table:style-name="ro2">
          <table:table-cell table:style-name="ce27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1</text:p>
          </table:table-cell>
        </table:table-row>
        <table:table-row table:style-name="ro2">
          <table:table-cell table:style-name="ce2747" office:value-type="string" calcext:value-type="string">
            <text:p>* Könnyű KP oszlop javítása</text:p>
          </table:table-cell>
        </table:table-row>
        <table:table-row table:style-name="ro2">
          <table:table-cell table:style-name="ce27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5.0</text:p>
          </table:table-cell>
        </table:table-row>
        <table:table-row table:style-name="ro2">
          <table:table-cell table:style-name="ce2747" office:value-type="string" calcext:value-type="string">
            <text:p>*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9</text:p>
          </table:table-cell>
        </table:table-row>
        <table:table-row table:style-name="ro31">
          <table:table-cell table:style-name="ce27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47" office:value-type="string" calcext:value-type="string">
            <text:p>* CHM egyszerűbb neve: CM</text:p>
          </table:table-cell>
        </table:table-row>
        <table:table-row table:style-name="ro2">
          <table:table-cell table:style-name="ce27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4.8</text:p>
          </table:table-cell>
        </table:table-row>
        <table:table-row table:style-name="ro2">
          <table:table-cell table:style-name="ce27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7</text:p>
          </table:table-cell>
        </table:table-row>
        <table:table-row table:style-name="ro2">
          <table:table-cell table:style-name="ce2747" office:value-type="string" calcext:value-type="string">
            <text:p>* Mana korlát eltörlése</text:p>
          </table:table-cell>
        </table:table-row>
        <table:table-row table:style-name="ro2">
          <table:table-cell table:style-name="ce2747" office:value-type="string" calcext:value-type="string">
            <text:p>* Mágia tradíciók: 50KP</text:p>
          </table:table-cell>
        </table:table-row>
        <table:table-row table:style-name="ro2">
          <table:table-cell table:style-name="ce2747" office:value-type="string" calcext:value-type="string">
            <text:p>* KÉ-be ismét beszámít a TSZ</text:p>
          </table:table-cell>
        </table:table-row>
        <table:table-row table:style-name="ro2">
          <table:table-cell table:style-name="ce27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47" office:value-type="string" calcext:value-type="string">
            <text:p>* KP/szint: 80KP (eddig 70 volt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6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5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4</text:p>
          </table:table-cell>
        </table:table-row>
        <table:table-row table:style-name="ro2">
          <table:table-cell table:style-name="ce27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3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4.2</text:p>
          </table:table-cell>
        </table:table-row>
        <table:table-row table:style-name="ro2">
          <table:table-cell table:style-name="ce27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1</text:p>
          </table:table-cell>
        </table:table-row>
        <table:table-row table:style-name="ro2">
          <table:table-cell table:style-name="ce27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4.0</text:p>
          </table:table-cell>
        </table:table-row>
        <table:table-row table:style-name="ro2">
          <table:table-cell table:style-name="ce27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47" office:value-type="string" calcext:value-type="string">
            <text:p>* Belharc harcmodor törölve</text:p>
          </table:table-cell>
        </table:table-row>
        <table:table-row table:style-name="ro2">
          <table:table-cell table:style-name="ce2747" office:value-type="string" calcext:value-type="string">
            <text:p>* Fortély cellák átalakítás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9</text:p>
          </table:table-cell>
        </table:table-row>
        <table:table-row table:style-name="ro2">
          <table:table-cell table:style-name="ce2747" office:value-type="string" calcext:value-type="string">
            <text:p>* KP/Szint = 70 + Intelligencia</text:p>
          </table:table-cell>
        </table:table-row>
        <table:table-row table:style-name="ro2">
          <table:table-cell table:style-name="ce27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8</text:p>
          </table:table-cell>
        </table:table-row>
        <table:table-row table:style-name="ro2">
          <table:table-cell table:style-name="ce27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7</text:p>
          </table:table-cell>
        </table:table-row>
        <table:table-row table:style-name="ro2">
          <table:table-cell table:style-name="ce2747" office:value-type="string" calcext:value-type="string">
            <text:p>* Max egyfajta HM hiba jav</text:p>
          </table:table-cell>
        </table:table-row>
        <table:table-row table:style-name="ro2">
          <table:table-cell table:style-name="ce2747"/>
        </table:table-row>
        <table:table-row table:style-name="ro2">
          <table:table-cell table:style-name="ce2745" office:value-type="string" calcext:value-type="string">
            <text:p>V3.6</text:p>
          </table:table-cell>
        </table:table-row>
        <table:table-row table:style-name="ro2">
          <table:table-cell table:style-name="ce27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45"/>
        </table:table-row>
        <table:table-row table:style-name="ro2">
          <table:table-cell table:style-name="ce2745" office:value-type="string" calcext:value-type="string">
            <text:p>V3.5</text:p>
          </table:table-cell>
        </table:table-row>
        <table:table-row table:style-name="ro2">
          <table:table-cell table:style-name="ce2752" office:value-type="string" calcext:value-type="string">
            <text:p>* 1ψP = 2KP</text:p>
          </table:table-cell>
        </table:table-row>
        <table:table-row table:style-name="ro2">
          <table:table-cell table:style-name="ce2752" office:value-type="string" calcext:value-type="string">
            <text:p>* 1 MP = 3KP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3.4</text:p>
          </table:table-cell>
        </table:table-row>
        <table:table-row table:style-name="ro2">
          <table:table-cell table:style-name="ce2747" office:value-type="string" calcext:value-type="string">
            <text:p>* Apró javítások</text:p>
          </table:table-cell>
        </table:table-row>
        <table:table-row table:style-name="ro2">
          <table:table-cell table:style-name="ce27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3.3</text:p>
          </table:table-cell>
        </table:table-row>
        <table:table-row table:style-name="ro2">
          <table:table-cell table:style-name="ce27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52" office:value-type="string" calcext:value-type="string">
            <text:p>* 1 CHM = 4KP</text:p>
          </table:table-cell>
        </table:table-row>
        <table:table-row table:style-name="ro2">
          <table:table-cell table:style-name="ce27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52" office:value-type="string" calcext:value-type="string">
            <text:p>* 5HM-&gt;3HM másra</text:p>
          </table:table-cell>
        </table:table-row>
        <table:table-row table:style-name="ro2">
          <table:table-cell table:style-name="ce2752" office:value-type="string" calcext:value-type="string">
            <text:p>* 4HM-&gt;2HM másra</text:p>
          </table:table-cell>
        </table:table-row>
        <table:table-row table:style-name="ro2">
          <table:table-cell table:style-name="ce2752" office:value-type="string" calcext:value-type="string">
            <text:p>* 3HM-&gt;1HM másra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3.1</text:p>
          </table:table-cell>
        </table:table-row>
        <table:table-row table:style-name="ro2">
          <table:table-cell table:style-name="ce27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2.8, V2.9</text:p>
          </table:table-cell>
        </table:table-row>
        <table:table-row table:style-name="ro2">
          <table:table-cell table:style-name="ce27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2.7</text:p>
          </table:table-cell>
        </table:table-row>
        <table:table-row table:style-name="ro2">
          <table:table-cell table:style-name="ce27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52" office:value-type="string" calcext:value-type="string">
            <text:p>* Életerő táblázat bekerült</text:p>
          </table:table-cell>
        </table:table-row>
        <table:table-row table:style-name="ro2">
          <table:table-cell table:style-name="ce27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7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52"/>
        </table:table-row>
        <table:table-row table:style-name="ro2">
          <table:table-cell table:style-name="ce2745" office:value-type="string" calcext:value-type="string">
            <text:p>V2.6</text:p>
          </table:table-cell>
        </table:table-row>
        <table:table-row table:style-name="ro2">
          <table:table-cell table:style-name="ce27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52" office:value-type="string" calcext:value-type="string">
            <text:p>sehol a nyomtatási képből</text:p>
          </table:table-cell>
        </table:table-row>
        <table:table-row table:style-name="ro2">
          <table:table-cell table:style-name="ce2745" office:value-type="string" calcext:value-type="string">
            <text:p>v2.5</text:p>
          </table:table-cell>
        </table:table-row>
        <table:table-row table:style-name="ro2">
          <table:table-cell table:style-name="ce27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45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648"/>
        <table:table-column table:style-name="co103" table:default-cell-style-name="ce2059"/>
        <table:table-column table:style-name="co15" table:default-cell-style-name="ce2648"/>
        <table:table-column table:style-name="co104" table:default-cell-style-name="ce2648"/>
        <table:table-column table:style-name="co105" table:default-cell-style-name="ce2648"/>
        <table:table-column table:style-name="co15" table:default-cell-style-name="ce2648"/>
        <table:table-column table:style-name="co106" table:default-cell-style-name="ce2648"/>
        <table:table-column table:style-name="co107" table:default-cell-style-name="ce2648"/>
        <table:table-column table:style-name="co108" table:default-cell-style-name="ce2648"/>
        <table:table-column table:style-name="co109" table:default-cell-style-name="ce2648"/>
        <table:table-column table:style-name="co110" table:default-cell-style-name="ce2648"/>
        <table:table-column table:style-name="co111" table:default-cell-style-name="ce2648"/>
        <table:table-column table:style-name="co112" table:default-cell-style-name="ce2648"/>
        <table:table-column table:style-name="co113" table:default-cell-style-name="ce2648"/>
        <table:table-column table:style-name="co114" table:default-cell-style-name="ce2648"/>
        <table:table-column table:style-name="co115" table:default-cell-style-name="ce2648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1030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01"/>
          <table:covered-table-cell table:style-name="ce2415"/>
          <table:covered-table-cell table:number-columns-repeated="6" table:style-name="ce2401"/>
          <table:covered-table-cell table:number-columns-repeated="3" table:style-name="ce2499"/>
          <table:covered-table-cell table:style-name="ce240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01"/>
          <table:table-cell table:style-name="ce2415"/>
          <table:table-cell table:style-name="ce2401" table:number-columns-repeated="2"/>
          <table:table-cell table:style-name="ce2171"/>
          <table:table-cell table:style-name="ce2401" table:number-columns-repeated="3"/>
          <table:table-cell table:style-name="ce2499" table:number-columns-repeated="3"/>
          <table:table-cell table:style-name="ce2401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416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80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36" office:value-type="string" calcext:value-type="string">
            <text:p>Szint</text:p>
          </table:table-cell>
          <table:table-cell table:style-name="ce2436" office:value-type="string" calcext:value-type="string" table:number-columns-spanned="2" table:number-rows-spanned="1">
            <text:p>KP</text:p>
          </table:table-cell>
          <table:covered-table-cell table:style-name="ce243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80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688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80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688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48" table:number-columns-repeated="5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2</text:p>
          </table:table-cell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688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80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V1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688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546" office:value-type="string" calcext:value-type="string">
            <text:p>Fok</text:p>
          </table:table-cell>
          <table:table-cell table:style-name="ce2546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1010" office:value-type="string" calcext:value-type="string">
            <text:p>Z2</text:p>
          </table:table-cell>
          <table:table-cell table:style-name="ce1010" office:value-type="string" calcext:value-type="string">
            <text:p>S3</text:p>
          </table:table-cell>
          <table:table-cell table:style-name="ce1010" office:value-type="string" calcext:value-type="string">
            <text:p>FP</text:p>
          </table:table-cell>
          <table:table-cell table:style-name="ce101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688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8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16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101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688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16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688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80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688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80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688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607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688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275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607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688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546" office:value-type="string" calcext:value-type="string">
            <text:p>Fok</text:p>
          </table:table-cell>
          <table:table-cell table:style-name="ce2522" office:value-type="string" calcext:value-type="string">
            <text:p>Harckeret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60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688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607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688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2" calcext:value-type="float">
            <text:p>2</text:p>
          </table:table-cell>
          <table:table-cell table:style-name="ce2528" office:value-type="float" office:value="0" calcext:value-type="float">
            <text:p>0</text:p>
          </table:table-cell>
          <table:table-cell table:style-name="ce2607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688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607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688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4" calcext:value-type="float">
            <text:p>4</text:p>
          </table:table-cell>
          <table:table-cell table:style-name="ce2528" office:value-type="float" office:value="0" calcext:value-type="float">
            <text:p>0</text:p>
          </table:table-cell>
          <table:table-cell table:style-name="ce2607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5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26" table:number-columns-repeated="3"/>
          <table:table-cell table:style-name="ce2607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526"/>
          <table:table-cell table:style-name="ce2607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/>
          <table:table-cell table:style-name="ce2408" office:value-type="string" calcext:value-type="string" table:number-columns-spanned="2" table:number-rows-spanned="1">
            <text:p>Felszerelés keret alap</text:p>
          </table:table-cell>
          <table:covered-table-cell table:style-name="ce2412"/>
          <table:table-cell table:style-name="ce1010" office:value-type="float" office:value="2" calcext:value-type="float">
            <text:p>2</text:p>
          </table:table-cell>
          <table:table-cell table:style-name="Default"/>
          <table:table-cell table:style-name="ce2435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255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546" table:content-validation-name="val223" office:value-type="string" calcext:value-type="string">
            <text:p>Fok</text:p>
          </table:table-cell>
          <table:table-cell table:style-name="ce2546" table:content-validation-name="val223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/>
          <table:table-cell table:style-name="ce2407" table:number-columns-repeated="2"/>
          <table:table-cell table:style-name="Default" table:number-columns-repeated="2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/>
          <table:table-cell table:style-name="ce2408" office:value-type="string" calcext:value-type="string" table:number-columns-spanned="2" table:number-rows-spanned="1">
            <text:p>Nyelvtanulás zero szint</text:p>
          </table:table-cell>
          <table:covered-table-cell table:style-name="ce2408"/>
          <table:table-cell table:style-name="ce1010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92" office:value-type="string" calcext:value-type="string" table:number-columns-spanned="2" table:number-rows-spanned="1">
            <text:p>MK fegyverek 1 kézzel forgatva</text:p>
          </table:table-cell>
          <table:covered-table-cell table:style-name="ce2380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408" office:value-type="string" calcext:value-type="string" table:number-columns-spanned="2" table:number-rows-spanned="1">
            <text:p>Nyelvtanulás pont/szint</text:p>
          </table:table-cell>
          <table:covered-table-cell table:style-name="ce2408"/>
          <table:table-cell table:style-name="ce1010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54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55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16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5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9"/>
          <table:table-cell table:style-name="ce2395"/>
          <table:table-cell table:number-columns-repeated="2"/>
          <table:table-cell table:style-name="ce2497" office:value-type="string" calcext:value-type="string">
            <text:p>Gyors KÉ / fok</text:p>
          </table:table-cell>
          <table:table-cell table:style-name="ce2509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5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1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81" office:value-type="string" calcext:value-type="string">
            <text:p>Harckeret növ fok bónusz</text:p>
          </table:table-cell>
          <table:table-cell table:style-name="ce38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30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10" office:value-type="float" office:value="2" calcext:value-type="float">
            <text:p>2</text:p>
          </table:table-cell>
          <table:table-cell table:style-name="ce2577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3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80" table:content-validation-name="val5"/>
          <table:covered-table-cell table:content-validation-name="val5"/>
          <table:table-cell table:content-validation-name="val5" table:number-columns-repeated="5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2" table:content-validation-name="val5" office:value-type="string" calcext:value-type="string">
            <text:p>Fok</text:p>
          </table:table-cell>
          <table:table-cell table:style-name="ce2839" table:content-validation-name="val5" office:value-type="string" calcext:value-type="string">
            <text:p>Csökkentés</text:p>
          </table:table-cell>
          <table:table-cell table:style-name="ce2839" table:content-validation-name="val5" office:value-type="string" calcext:value-type="string">
            <text:p>Erő</text:p>
          </table:table-cell>
          <table:table-cell table:style-name="ce526" table:content-validation-name="val5" table:number-columns-repeated="2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0" calcext:value-type="float">
            <text:p>0</text:p>
          </table:table-cell>
          <table:table-cell table:number-columns-repeated="2" table:style-name="ce2382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1" calcext:value-type="float">
            <text:p>1</text:p>
          </table:table-cell>
          <table:table-cell table:style-name="ce2382" table:content-validation-name="val5" office:value-type="float" office:value="5" calcext:value-type="float">
            <text:p>5</text:p>
          </table:table-cell>
          <table:table-cell table:style-name="ce2382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2" calcext:value-type="float">
            <text:p>2</text:p>
          </table:table-cell>
          <table:table-cell table:style-name="ce2382" table:content-validation-name="val5" office:value-type="float" office:value="10" calcext:value-type="float">
            <text:p>10</text:p>
          </table:table-cell>
          <table:table-cell table:style-name="ce2382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88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48" table:content-validation-name="val5" office:value-type="float" office:value="3" calcext:value-type="float">
            <text:p>3</text:p>
          </table:table-cell>
          <table:table-cell table:style-name="ce2382" table:content-validation-name="val5" office:value-type="float" office:value="12" calcext:value-type="float">
            <text:p>12</text:p>
          </table:table-cell>
          <table:table-cell table:style-name="ce2382" table:content-validation-name="val5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2577" office:value-type="string" calcext:value-type="string" table:number-columns-spanned="3" table:number-rows-spanned="1">
            <text:p>VÉ bónusz lemez torzónál</text:p>
          </table:table-cell>
          <table:covered-table-cell table:style-name="ce2421" table:content-validation-name="val5"/>
          <table:covered-table-cell table:style-name="ce706"/>
          <table:table-cell table:style-name="Default" table:number-columns-repeated="4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5" table:content-validation-name="val5"/>
          <table:table-cell table:style-name="ce2383" table:content-validation-name="val5" table:number-columns-repeated="2"/>
          <table:table-cell table:style-name="ce2688" table:content-validation-name="val5"/>
          <table:table-cell table:style-name="ce2419" table:content-validation-name="val5"/>
          <table:table-cell table:style-name="ce2688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26" table:content-validation-name="val5"/>
          <table:covered-table-cell table:style-name="ce636" table:content-validation-name="val5"/>
          <table:covered-table-cell table:number-columns-repeated="3" table:style-name="Default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7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8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87" table:content-validation-name="val5"/>
          <table:table-cell table:style-name="ce2387" table:content-validation-name="val5"/>
          <table:table-cell table:style-name="ce2004" table:content-validation-name="val5"/>
          <table:table-cell table:style-name="ce2332" table:content-validation-name="val5" office:value-type="string" calcext:value-type="string" table:number-columns-spanned="4" table:number-rows-spanned="1">
            <text:p>MGT</text:p>
          </table:table-cell>
          <table:covered-table-cell table:style-name="ce491"/>
          <table:covered-table-cell table:number-columns-repeated="2" table:style-name="ce706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30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8"/>
          <table:table-cell table:style-name="ce2243" table:content-validation-name="val5" office:value-type="string" calcext:value-type="string">
            <text:p>Nehézvért</text:p>
          </table:table-cell>
          <table:table-cell table:style-name="ce2387" table:content-validation-name="val5" office:value-type="string" calcext:value-type="string">
            <text:p>Szúró</text:p>
          </table:table-cell>
          <table:table-cell table:style-name="ce2387" table:content-validation-name="val5" office:value-type="string" calcext:value-type="string">
            <text:p>Vágó</text:p>
          </table:table-cell>
          <table:table-cell table:style-name="ce2387" table:content-validation-name="val5" office:value-type="string" calcext:value-type="string">
            <text:p>Zúzó</text:p>
          </table:table-cell>
          <table:table-cell table:style-name="ce2387" table:content-validation-name="val5" office:value-type="string" calcext:value-type="string">
            <text:p>Energia</text:p>
          </table:table-cell>
          <table:table-cell table:style-name="ce2318" table:content-validation-name="val5" office:value-type="string" calcext:value-type="string">
            <text:p>SFÉ diff</text:p>
          </table:table-cell>
          <table:table-cell table:style-name="ce2333" table:content-validation-name="val5" office:value-type="string" calcext:value-type="string">
            <text:p>Alap MGT</text:p>
          </table:table-cell>
          <table:table-cell table:style-name="ce1010" table:content-validation-name="val222" office:value-type="string" calcext:value-type="string">
            <text:p>Pocsék</text:p>
          </table:table-cell>
          <table:table-cell table:style-name="ce1010" table:content-validation-name="val222" office:value-type="string" calcext:value-type="string">
            <text:p>Átlagos</text:p>
          </table:table-cell>
          <table:table-cell table:style-name="ce2270" table:content-validation-name="val222" office:value-type="string" calcext:value-type="string">
            <text:p>Mesteri</text:p>
          </table:table-cell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30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osztó / Bunda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30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Fegyverkabát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30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5" calcext:value-type="float">
            <text:p>5</text:p>
          </table:table-cell>
          <table:table-cell table:style-name="ce1010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10" office:value-type="float" office:value="0" calcext:value-type="float">
            <text:p>0</text:p>
          </table:table-cell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30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rigantin 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0" office:value-type="float" office:value="0.25" calcext:value-type="float">
            <text:p>0,25</text:p>
          </table:table-cell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30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ánc / Sodrony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10" office:value-type="float" office:value="0.25" calcext:value-type="float">
            <text:p>0,25</text:p>
          </table:table-cell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30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ikkely fém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1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30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emez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number-columns-repeated="2"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3" calcext:value-type="float">
            <text:p>3</text:p>
          </table:table-cell>
          <table:table-cell table:style-name="ce2343" table:content-validation-name="val5" office:value-type="float" office:value="10" calcext:value-type="float">
            <text:p>10</text:p>
          </table:table-cell>
          <table:table-cell table:style-name="ce101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10" office:value-type="float" office:value="1" calcext:value-type="float">
            <text:p>1</text:p>
          </table:table-cell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30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30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7" table:content-validation-name="val5" office:value-type="string" calcext:value-type="string">
            <text:p>Fémalapanyag</text:p>
          </table:table-cell>
          <table:table-cell table:style-name="ce2387" table:content-validation-name="val5" office:value-type="string" calcext:value-type="string">
            <text:p>SFÉ</text:p>
          </table:table-cell>
          <table:table-cell table:style-name="ce2324" table:content-validation-name="val5" office:value-type="string" calcext:value-type="string">
            <text:p>Ár szorzó</text:p>
          </table:table-cell>
          <table:table-cell table:style-name="ce2351" office:value-type="string" calcext:value-type="string">
            <text:p>MGT mód</text:p>
          </table:table-cell>
          <table:table-cell table:style-name="Default" table:number-columns-repeated="2"/>
          <table:table-cell table:style-name="ce2424" office:value-type="string" calcext:value-type="string" table:number-columns-spanned="4" table:number-rows-spanned="1">
            <text:p>Páncél</text:p>
          </table:table-cell>
          <table:covered-table-cell table:number-columns-repeated="3" table:style-name="Default"/>
          <table:table-cell table:style-name="Default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office:value-type="string" calcext:value-type="string">
            <text:p>Acél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" calcext:value-type="float">
            <text:p>0</text:p>
          </table:table-cell>
          <table:table-cell table:style-name="Default" table:number-columns-repeated="2"/>
          <table:table-cell table:style-name="ce2321" office:value-type="string" calcext:value-type="string" table:number-columns-spanned="2" table:number-rows-spanned="1">
            <text:p>Lefedettség</text:p>
          </table:table-cell>
          <table:covered-table-cell table:style-name="ce2345"/>
          <table:table-cell table:style-name="ce2321" office:value-type="string" calcext:value-type="string" table:number-columns-spanned="2" table:number-rows-spanned="1">
            <text:p>Plusz tag db</text:p>
          </table:table-cell>
          <table:covered-table-cell table:style-name="ce2368"/>
          <table:table-cell table:style-name="Default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office:value-type="string" calcext:value-type="string">
            <text:p>Bronz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float" office:value="0.5" calcext:value-type="float">
            <text:p>0,5</text:p>
          </table:table-cell>
          <table:table-cell table:style-name="ce1010" office:value-type="float" office:value="2" calcext:value-type="float">
            <text:p>2</text:p>
          </table:table-cell>
          <table:table-cell table:style-name="Default" table:number-columns-repeated="2"/>
          <table:table-cell table:style-name="ce2322" office:value-type="float" office:value="0" calcext:value-type="float" table:number-columns-spanned="2" table:number-rows-spanned="1">
            <text:p>0 %</text:p>
          </table:table-cell>
          <table:covered-table-cell table:style-name="ce2890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office:value-type="string" calcext:value-type="string">
            <text:p>Abbitacél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-2" calcext:value-type="float">
            <text:p>-2</text:p>
          </table:table-cell>
          <table:table-cell table:style-name="Default" table:number-columns-repeated="2"/>
          <table:table-cell table:style-name="ce232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91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office:value-type="string" calcext:value-type="string">
            <text:p>Mithrill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100" calcext:value-type="float">
            <text:p>100</text:p>
          </table:table-cell>
          <table:table-cell table:style-name="ce1010" office:value-type="float" office:value="-4" calcext:value-type="float">
            <text:p>-4</text:p>
          </table:table-cell>
          <table:table-cell table:style-name="Default" table:number-columns-repeated="2"/>
          <table:table-cell table:style-name="ce2322" office:value-type="float" office:value="60" calcext:value-type="float" table:number-columns-spanned="2" table:number-rows-spanned="1">
            <text:p>60 %</text:p>
          </table:table-cell>
          <table:covered-table-cell table:style-name="ce2891"/>
          <table:table-cell table:style-name="ce1104" office:value-type="float" office:value="1" calcext:value-type="float" table:number-columns-spanned="2" table:number-rows-spanned="1">
            <text:p>1</text:p>
          </table:table-cell>
          <table:covered-table-cell table:style-name="ce706"/>
          <table:table-cell table:style-name="Default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0" office:value-type="string" calcext:value-type="string">
            <text:p>Lunír</text:p>
          </table:table-cell>
          <table:table-cell table:style-name="ce1010" office:value-type="float" office:value="20" calcext:value-type="float">
            <text:p>20</text:p>
          </table:table-cell>
          <table:table-cell table:style-name="ce1010" office:value-type="float" office:value="1000" calcext:value-type="float">
            <text:p>1000</text:p>
          </table:table-cell>
          <table:table-cell table:style-name="ce1010" office:value-type="float" office:value="-6" calcext:value-type="float">
            <text:p>-6</text:p>
          </table:table-cell>
          <table:table-cell table:style-name="Default" table:number-columns-repeated="2"/>
          <table:table-cell table:style-name="ce2322" office:value-type="float" office:value="70" calcext:value-type="float" table:number-columns-spanned="2" table:number-rows-spanned="1">
            <text:p>70 %</text:p>
          </table:table-cell>
          <table:covered-table-cell table:style-name="ce2891"/>
          <table:table-cell table:style-name="ce1104" office:value-type="float" office:value="2" calcext:value-type="float" table:number-columns-spanned="2" table:number-rows-spanned="1">
            <text:p>2</text:p>
          </table:table-cell>
          <table:covered-table-cell table:style-name="ce706"/>
          <table:table-cell table:style-name="Default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80" calcext:value-type="float" table:number-columns-spanned="2" table:number-rows-spanned="1">
            <text:p>80 %</text:p>
          </table:table-cell>
          <table:covered-table-cell table:style-name="ce2891"/>
          <table:table-cell table:style-name="ce1104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Default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5"/>
          <table:table-cell table:style-name="ce2322" office:value-type="float" office:value="90" calcext:value-type="float" table:number-columns-spanned="2" table:number-rows-spanned="1">
            <text:p>90 %</text:p>
          </table:table-cell>
          <table:covered-table-cell table:style-name="ce2891"/>
          <table:table-cell table:style-name="ce1104" office:value-type="float" office:value="4" calcext:value-type="float" table:number-columns-spanned="2" table:number-rows-spanned="1">
            <text:p>4</text:p>
          </table:table-cell>
          <table:covered-table-cell table:style-name="ce706"/>
          <table:table-cell table:style-name="Default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100" calcext:value-type="float" table:number-columns-spanned="2" table:number-rows-spanned="1">
            <text:p>100 %</text:p>
          </table:table-cell>
          <table:covered-table-cell table:style-name="ce2891"/>
          <table:table-cell table:style-name="ce1104" office:value-type="float" office:value="5" calcext:value-type="float" table:number-columns-spanned="2" table:number-rows-spanned="1">
            <text:p>5</text:p>
          </table:table-cell>
          <table:covered-table-cell table:style-name="ce706"/>
          <table:table-cell table:style-name="Default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400" table:content-validation-name="val220" office:value-type="string" calcext:value-type="string">
            <text:p>TÉ</text:p>
          </table:table-cell>
          <table:table-cell table:style-name="ce2414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392" table:content-validation-name="val220" table:formula="of:=VLOOKUP([.$C81];harcmodorok;2)" office:value-type="float" office:value="-9" calcext:value-type="float">
            <text:p>-9</text:p>
          </table:table-cell>
          <table:table-cell table:style-name="ce2392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392" table:content-validation-name="val220" table:formula="of:=VLOOKUP([.$C82];harcmodorok;2)" office:value-type="float" office:value="3" calcext:value-type="float">
            <text:p>3</text:p>
          </table:table-cell>
          <table:table-cell table:style-name="ce2392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392" table:content-validation-name="val220" table:formula="of:=VLOOKUP([.$C83];harcmodorok;2)" office:value-type="float" office:value="6" calcext:value-type="float">
            <text:p>6</text:p>
          </table:table-cell>
          <table:table-cell table:style-name="ce2392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21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392" table:content-validation-name="val220" table:formula="of:=VLOOKUP([.$C84];harcmodorok;2)" office:value-type="float" office:value="9" calcext:value-type="float">
            <text:p>9</text:p>
          </table:table-cell>
          <table:table-cell table:style-name="ce2392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7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400" table:content-validation-name="val103" office:value-type="string" calcext:value-type="string">
            <text:p>TÉ</text:p>
          </table:table-cell>
          <table:table-cell table:style-name="ce2414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number-columns-repeated="2" table:style-name="ce2392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92" office:value-type="float" office:value="6" calcext:value-type="float">
            <text:p>6</text:p>
          </table:table-cell>
          <table:table-cell table:number-columns-repeated="2" table:style-name="ce2392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92" office:value-type="float" office:value="9" calcext:value-type="float">
            <text:p>9</text:p>
          </table:table-cell>
          <table:table-cell table:number-columns-repeated="2" table:style-name="ce2392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3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1"/>
          <table:table-cell table:style-name="Default"/>
          <table:table-cell table:style-name="ce92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1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/>
          <table:table-cell/>
          <table:table-cell table:style-name="ce921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1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19"/>
          <table:table-cell table:style-name="ce268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65"/>
          <table:table-cell table:style-name="ce2383" table:number-columns-repeated="2"/>
          <table:table-cell table:style-name="ce2688"/>
          <table:table-cell table:style-name="ce2419"/>
          <table:table-cell table:style-name="ce26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65"/>
          <table:table-cell table:style-name="ce2383" table:number-columns-repeated="2"/>
          <table:table-cell table:style-name="ce2688"/>
          <table:table-cell table:style-name="ce2419"/>
          <table:table-cell table:style-name="ce26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65"/>
          <table:table-cell table:style-name="ce2383" table:number-columns-repeated="2"/>
          <table:table-cell table:style-name="ce2688"/>
          <table:table-cell table:style-name="ce2419"/>
          <table:table-cell table:style-name="ce2688" table:number-columns-repeated="6"/>
          <table:table-cell table:style-name="ce1739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>
          <table:table-cell table:style-name="ce1638"/>
          <table:table-cell table:style-name="ce2265"/>
          <table:table-cell table:style-name="ce2383" table:number-columns-repeated="2"/>
          <table:table-cell table:style-name="ce2688"/>
          <table:table-cell table:number-columns-repeated="4"/>
          <table:table-cell table:style-name="ce2688" table:number-columns-repeated="3"/>
          <table:table-cell table:style-name="ce1739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688" table:number-columns-repeated="3"/>
          <table:table-cell table:style-name="ce1739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>
          <table:table-cell table:number-columns-repeated="9"/>
          <table:table-cell table:style-name="ce2688" table:number-columns-repeated="3"/>
          <table:table-cell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68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77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73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52" table:cell-range-address="$Data.$B$51:.$D$54"/>
        <table:named-range table:name="vertviselet_fortely_mgt_csokk_fokok" table:base-cell-address="$Data.$B$49" table:cell-range-address="$Data.$B$51:.$C$54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number:number-style style:name="N246">
      <number:text>- </number:text>
      <number:number number:min-integer-digits="1"/>
      <number:text> MGT</number:text>
    </number:number-style>
    <number:number-style style:name="N247">
      <number:text>-</number:text>
      <number:number number:min-integer-digits="1"/>
      <number:text> MGT</number:text>
    </number:number-style>
    <number:number-style style:name="N248">
      <number:number number:min-integer-digits="1"/>
      <number:text> TÉ bünti csökk</number:text>
    </number:number-style>
    <number:number-style style:name="N249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00.00.00</text:date>, <text:time style:data-style-name="N2" text:time-value="20:32:52.43863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14T20:48:13.734951000</dc:date>
    <meta:editing-cycles>1265</meta:editing-cycles>
    <meta:editing-duration>P10DT22H46M34S</meta:editing-duration>
    <meta:document-statistic meta:table-count="11" meta:cell-count="486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